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svg:font-family="Arial"/>
    <style:font-face style:name="Times" svg:font-family="Times"/>
    <style:font-face style:name="Times New Roman" svg:font-family="'Times New Roman'"/>
    <style:font-face style:name="Tahoma" svg:font-family="Tahoma" style:font-family-generic="system" style:font-pitch="variable"/>
  </office:font-face-decls>
  <office:automatic-styles>
    <style:style style:name="P1" style:family="paragraph" style:parent-style-name="Standard">
      <style:paragraph-properties fo:margin-top="0.423cm" fo:margin-bottom="0.212cm" loext:contextual-spacing="false"/>
      <style:text-properties fo:color="#000000" style:font-name="Arial" fo:font-size="14pt"/>
    </style:style>
    <style:style style:name="P2" style:family="paragraph" style:parent-style-name="Standard">
      <style:paragraph-properties fo:margin-top="0cm" fo:margin-bottom="0.247cm" loext:contextual-spacing="false" fo:line-height="120%"/>
      <style:text-properties fo:color="#000000" style:font-name="Times" fo:font-size="12pt"/>
    </style:style>
    <style:style style:name="P3" style:family="paragraph" style:parent-style-name="Standard">
      <style:paragraph-properties fo:margin-top="0cm" fo:margin-bottom="0.247cm" loext:contextual-spacing="false" fo:line-height="150%" fo:text-align="justify" style:justify-single-word="false"/>
      <style:text-properties fo:color="#000000" style:font-name="Arial" fo:font-size="12pt"/>
    </style:style>
    <style:style style:name="P4" style:family="paragraph" style:parent-style-name="Standard">
      <style:paragraph-properties fo:margin-top="0cm" fo:margin-bottom="0.247cm" loext:contextual-spacing="false" fo:line-height="150%" fo:text-align="center" style:justify-single-word="false"/>
      <style:text-properties fo:color="#000000" style:font-name="Arial" fo:font-size="12pt"/>
    </style:style>
    <style:style style:name="P5" style:family="paragraph" style:parent-style-name="Standard">
      <style:paragraph-properties fo:margin-top="0cm" fo:margin-bottom="0.247cm" loext:contextual-spacing="false" fo:line-height="150%" fo:text-align="justify" style:justify-single-word="false"/>
      <style:text-properties fo:color="#000000" style:font-name="Arial" fo:font-size="12pt" fo:background-color="#ffff00"/>
    </style:style>
    <style:style style:name="P6" style:family="paragraph" style:parent-style-name="Standard">
      <style:paragraph-properties fo:margin-top="0cm" fo:margin-bottom="0.247cm" loext:contextual-spacing="false" fo:line-height="150%" fo:text-align="center" style:justify-single-word="false"/>
      <style:text-properties fo:color="#800000" style:font-name="Arial" fo:font-size="12pt"/>
    </style:style>
    <style:style style:name="P7" style:family="paragraph" style:parent-style-name="Standard">
      <style:paragraph-properties fo:margin-top="0cm" fo:margin-bottom="0.247cm" loext:contextual-spacing="false" fo:line-height="150%" fo:text-align="justify" style:justify-single-word="false"/>
      <style:text-properties fo:color="#800000" style:font-name="Times New Roman" fo:font-size="12pt"/>
    </style:style>
    <style:style style:name="P8" style:family="paragraph" style:parent-style-name="Standard">
      <style:paragraph-properties fo:margin-top="0cm" fo:margin-bottom="0.247cm" loext:contextual-spacing="false" fo:line-height="150%" fo:text-align="justify" style:justify-single-word="false"/>
    </style:style>
    <style:style style:name="P9" style:family="paragraph" style:parent-style-name="Standard">
      <style:paragraph-properties fo:line-height="150%" fo:text-align="justify" style:justify-single-word="false"/>
      <style:text-properties fo:color="#000000" style:font-name="Arial" fo:font-size="12pt"/>
    </style:style>
    <style:style style:name="P10" style:family="paragraph" style:parent-style-name="Standard">
      <style:paragraph-properties fo:line-height="150%" fo:text-align="center" style:justify-single-word="false"/>
      <style:text-properties fo:color="#000000" style:font-name="Arial" fo:font-size="12pt"/>
    </style:style>
    <style:style style:name="P11" style:family="paragraph" style:parent-style-name="Standard">
      <style:paragraph-properties fo:line-height="150%" fo:text-align="justify" style:justify-single-word="false"/>
      <style:text-properties fo:color="#000000" style:font-name="Arial" fo:font-size="12pt" fo:font-weight="bold"/>
    </style:style>
    <style:style style:name="P12" style:family="paragraph" style:parent-style-name="Standard">
      <style:paragraph-properties fo:line-height="150%" fo:text-align="justify" style:justify-single-word="false"/>
      <style:text-properties fo:color="#000000" style:font-name="Arial" fo:font-size="12pt" fo:letter-spacing="normal"/>
    </style:style>
    <style:style style:name="P13" style:family="paragraph" style:parent-style-name="Standard">
      <style:paragraph-properties fo:line-height="150%" fo:text-align="justify" style:justify-single-word="false"/>
      <style:text-properties fo:color="#800000" style:font-name="Times New Roman" fo:font-size="12pt"/>
    </style:style>
    <style:style style:name="P14" style:family="paragraph" style:parent-style-name="Standard">
      <style:paragraph-properties fo:line-height="150%" fo:text-align="justify" style:justify-single-word="false"/>
      <style:text-properties fo:color="#800000" style:font-name="Arial" fo:font-size="12pt" fo:letter-spacing="normal"/>
    </style:style>
    <style:style style:name="P15" style:family="paragraph" style:parent-style-name="Standard">
      <style:paragraph-properties fo:line-height="150%" fo:text-align="justify" style:justify-single-word="false"/>
      <style:text-properties fo:color="#800000" style:font-name="Times" fo:font-size="12pt" fo:letter-spacing="normal"/>
    </style:style>
    <style:style style:name="P16" style:family="paragraph" style:parent-style-name="Standard">
      <style:paragraph-properties fo:margin-top="0.353cm" fo:margin-bottom="0.212cm" loext:contextual-spacing="false"/>
      <style:text-properties fo:color="#000000" style:font-name="Arial" fo:font-size="12pt" fo:font-weight="bold"/>
    </style:style>
    <style:style style:name="P17" style:family="paragraph" style:parent-style-name="Standard">
      <style:paragraph-properties fo:margin-top="0.353cm" fo:margin-bottom="0.212cm" loext:contextual-spacing="false" fo:line-height="150%" fo:text-align="justify" style:justify-single-word="false"/>
      <style:text-properties fo:color="#000000" style:font-name="Arial" fo:font-size="12pt" fo:font-weight="bold"/>
    </style:style>
    <style:style style:name="P18" style:family="paragraph" style:parent-style-name="Standard">
      <style:paragraph-properties fo:margin-top="0cm" fo:margin-bottom="0.247cm" loext:contextual-spacing="false" fo:line-height="150%" fo:text-align="justify" style:justify-single-word="false"/>
    </style:style>
    <style:style style:name="T1" style:family="text">
      <style:text-properties fo:color="#800000"/>
    </style:style>
    <style:style style:name="T2" style:family="text">
      <style:text-properties fo:color="#800000" fo:letter-spacing="normal"/>
    </style:style>
    <style:style style:name="T3" style:family="text">
      <style:text-properties fo:color="#800000" fo:font-style="italic"/>
    </style:style>
    <style:style style:name="T4" style:family="text">
      <style:text-properties fo:color="#800000" style:font-name="Arial" fo:font-size="12pt"/>
    </style:style>
    <style:style style:name="T5" style:family="text">
      <style:text-properties fo:font-style="italic"/>
    </style:style>
    <style:style style:name="T6" style:family="text">
      <style:text-properties fo:font-style="italic" fo:background-color="#ffff99" loext:char-shading-value="0"/>
    </style:style>
    <style:style style:name="T7" style:family="text">
      <style:text-properties fo:background-color="#ffff00" loext:char-shading-value="0"/>
    </style:style>
    <style:style style:name="T8" style:family="text">
      <style:text-properties officeooo:rsid="0004e704" fo:background-color="#ffff00" loext:char-shading-value="0"/>
    </style:style>
    <style:style style:name="T9" style:family="text">
      <style:text-properties officeooo:rsid="00069fab" fo:background-color="#ffff00" loext:char-shading-value="0"/>
    </style:style>
    <style:style style:name="T10" style:family="text">
      <style:text-properties officeooo:rsid="000d366a" fo:background-color="#ffff00" loext:char-shading-value="0"/>
    </style:style>
    <style:style style:name="T11" style:family="text">
      <style:text-properties fo:background-color="#ffff00" loext:char-shading-value="0"/>
    </style:style>
    <style:style style:name="T12" style:family="text">
      <style:text-properties officeooo:rsid="000ed475" fo:background-color="#ffff00" loext:char-shading-value="0"/>
    </style:style>
    <style:style style:name="T13" style:family="text">
      <style:text-properties officeooo:rsid="000f9ade" fo:background-color="#ffff00" loext:char-shading-value="0"/>
    </style:style>
    <style:style style:name="T14" style:family="text">
      <style:text-properties officeooo:rsid="00105d1f" fo:background-color="#ffff00" loext:char-shading-value="0"/>
    </style:style>
    <style:style style:name="T15" style:family="text">
      <style:text-properties officeooo:rsid="0010ed5a" fo:background-color="#ffff00" loext:char-shading-value="0"/>
    </style:style>
    <style:style style:name="T16" style:family="text">
      <style:text-properties officeooo:rsid="0010ed5a" fo:background-color="#ffff00" loext:char-shading-value="0"/>
    </style:style>
    <style:style style:name="T17" style:family="text">
      <style:text-properties fo:background-color="#ffff99" loext:char-shading-value="0"/>
    </style:style>
    <style:style style:name="T18" style:family="text">
      <style:text-properties style:text-line-through-style="solid" style:text-line-through-type="single"/>
    </style:style>
    <style:style style:name="T19" style:family="text">
      <style:text-properties style:text-line-through-style="solid" style:text-line-through-type="single" fo:background-color="#ffff99" loext:char-shading-value="0"/>
    </style:style>
    <style:style style:name="T20" style:family="text">
      <style:text-properties style:text-line-through-style="solid" style:text-line-through-type="single" fo:letter-spacing="normal"/>
    </style:style>
    <style:style style:name="T21" style:family="text">
      <style:text-properties style:text-line-through-style="solid" style:text-line-through-type="single" fo:letter-spacing="normal" fo:background-color="#ffff99" loext:char-shading-value="0"/>
    </style:style>
    <style:style style:name="T22" style:family="text">
      <style:text-properties fo:letter-spacing="normal"/>
    </style:style>
    <style:style style:name="T23" style:family="text">
      <style:text-properties fo:letter-spacing="normal" fo:background-color="#ffff99" loext:char-shading-value="0"/>
    </style:style>
    <style:style style:name="T24" style:family="text">
      <style:text-properties fo:letter-spacing="normal" fo:font-style="italic"/>
    </style:style>
    <style:style style:name="T25" style:family="text">
      <style:text-properties fo:letter-spacing="normal" fo:background-color="#ffff00" loext:char-shading-value="0"/>
    </style:style>
    <style:style style:name="T26" style:family="text">
      <style:text-properties fo:background-color="transparent" loext:char-shading-value="0"/>
    </style:style>
    <style:style style:name="T27" style:family="text">
      <style:text-properties fo:font-variant="small-caps"/>
    </style:style>
    <style:style style:name="T28" style:family="text">
      <style:text-properties fo:font-variant="small-caps" fo:background-color="#ffff99" loext:char-shading-value="0"/>
    </style:style>
    <style:style style:name="T29" style:family="text">
      <style:text-properties officeooo:rsid="0004e704"/>
    </style:style>
    <style:style style:name="T30" style:family="text">
      <style:text-properties fo:color="#000000" style:font-name="Arial" fo:font-size="12pt"/>
    </style:style>
    <style:style style:name="T31" style:family="text">
      <style:text-properties fo:color="#000000" style:font-name="Arial" fo:font-size="12pt" officeooo:rsid="0004e704"/>
    </style:style>
    <style:style style:name="T32" style:family="text">
      <style:text-properties fo:color="#000000" style:font-name="Arial" fo:font-size="12pt" officeooo:rsid="000a7028"/>
    </style:style>
    <style:style style:name="T33" style:family="text">
      <style:text-properties fo:color="#000000" style:font-name="Arial" fo:font-size="12pt" fo:background-color="#ffff00" loext:char-shading-value="0"/>
    </style:style>
    <style:style style:name="T34" style:family="text">
      <style:text-properties fo:color="#000000" style:font-name="Arial" fo:font-size="12pt" officeooo:rsid="000d366a" fo:background-color="#ffff00" loext:char-shading-value="0"/>
    </style:style>
    <style:style style:name="T35" style:family="text">
      <style:text-properties fo:color="#000000" style:font-name="Arial" fo:font-size="12pt" officeooo:rsid="000eeea4" fo:background-color="#ffff00" loext:char-shading-value="0"/>
    </style:style>
    <style:style style:name="T36" style:family="text">
      <style:text-properties fo:color="#000000" style:font-name="Arial" fo:font-size="12pt" officeooo:rsid="000f9ade" fo:background-color="#ffff00" loext:char-shading-value="0"/>
    </style:style>
    <style:style style:name="T37" style:family="text">
      <style:text-properties fo:color="#000000" style:font-name="Arial" fo:font-size="12pt" officeooo:rsid="000ba07d"/>
    </style:style>
    <style:style style:name="T38" style:family="text">
      <style:text-properties fo:color="#000000" style:font-name="Arial" fo:font-size="12pt" officeooo:rsid="000d366a"/>
    </style:style>
    <style:style style:name="T39" style:family="text">
      <style:text-properties fo:color="#000000" style:font-name="Arial" fo:font-size="12pt" officeooo:rsid="000eeea4"/>
    </style:style>
    <style:style style:name="T40" style:family="text">
      <style:text-properties fo:color="#000000" style:font-name="Arial" fo:font-size="12pt" officeooo:rsid="000f9ade"/>
    </style:style>
    <style:style style:name="T41" style:family="text">
      <style:text-properties fo:color="#000000" style:font-name="Arial" fo:font-size="12pt" officeooo:rsid="00105d1f"/>
    </style:style>
    <style:style style:name="T42" style:family="text">
      <style:text-properties fo:color="#000000" style:font-name="Arial" fo:font-size="12pt" officeooo:rsid="0010ed5a"/>
    </style:style>
    <style:style style:name="T43" style:family="text">
      <style:text-properties officeooo:rsid="00069fab"/>
    </style:style>
    <style:style style:name="T44" style:family="text">
      <style:text-properties officeooo:rsid="000795a6"/>
    </style:style>
    <style:style style:name="T45" style:family="text">
      <style:text-properties officeooo:rsid="000987ad"/>
    </style:style>
    <style:style style:name="T46" style:family="text">
      <style:text-properties officeooo:rsid="000a7028"/>
    </style:style>
    <style:style style:name="T47" style:family="text">
      <style:text-properties officeooo:rsid="000ba07d"/>
    </style:style>
    <style:style style:name="T48" style:family="text">
      <style:text-properties officeooo:rsid="000d366a"/>
    </style:style>
    <style:style style:name="T49" style:family="text">
      <style:text-properties officeooo:rsid="000ed475"/>
    </style:style>
    <style:style style:name="T50" style:family="text">
      <style:text-properties officeooo:rsid="000eeea4"/>
    </style:style>
    <style:style style:name="T51" style:family="text">
      <style:text-properties officeooo:rsid="000f9ade"/>
    </style:style>
    <style:style style:name="T52" style:family="text">
      <style:text-properties officeooo:rsid="00105d1f"/>
    </style:style>
    <style:style style:name="T53" style:family="text">
      <style:text-properties officeooo:rsid="0010ed5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Núria</text:p>
      <text:p text:style-name="P2"/>
      <text:p text:style-name="P9">La Núria es mirava, mentre conduïa, com la seva germana idèntica no deixava de tossir. Al seient del darrera el seu marit seguia les gotes de pluja que regalimaven per la finestra lateral. Sobre el sostre del vell Renault queia un diluvi. </text:p>
      <text:p text:style-name="P9"><text:tab/>Mentre esperava que el semàfor es posés verd, la Núria, va accionar la palanca perquè l'aigua del parabrises fos esbandida amb més freqüència. Al carrer no hi havia ni una sola ànima, com si tothom hagués estat avisat que era un mal dia per sortir. Per a ells aquell dia havia de ser un dia alegre, una victòria després de molts mesos de patiment. Però treure les maletes de l'habitació tres-centes quaranta tres, després de dos anys d'entrades i sortides de la planta, no havia resultat una escapada tan triomfal com esperava. La llosa de la conversa que havia deixat a mitges amb l'Oriol, en aquell moment assegut al darrere amb la mirada perduda entre carrerons, havia carregat l'ambient d'una manera que l'ofegava. Des que havien sortit de l'hospital cap dels tres havia obert la boca. No havien posat la ràdio tampoc. Només l'Olga i la seva tos intermitent. Tot tenia un aire gris, feixuc i drenador.</text:p>
      <text:p text:style-name="P9"><text:span text:style-name="T1"><text:tab/></text:span>Li feia pànic pensar a deixar l'Olga al seu pis per haver de tornar a casa, per primera vegada en un mes i estar sols, ella i l'Oriol. Sense res en comú, només una conversa desagradable que no hi havia manera d'acabar.</text:p>
      <text:p text:style-name="P9"><text:tab/>—Segur que no vols venir a casa? —l'Oriol es va arrepenjar entre els dos respatllers dels seients del davant—. Pots estar amb nosaltres. Fins que t'acabis de trobar bé.</text:p>
      <text:p text:style-name="P9"><text:tab/>La Núria se'l va mirar pel retrovisor, després, de reüll va veure com la seva germana negava amb el cap. </text:p>
      <text:p text:style-name="P9"><text:tab/>—Ni pensar-hi! —va dir, amb la veu trencada de tant de tossir—. El que més desitjo en aquest món es estar sola a casa. I veure en Fels, pobret.</text:p>
      <text:p text:style-name="P9"><text:tab/>—L'hem de passar a buscar a casa la veïna de baix —va contestar l'Oriol.</text:p>
      <text:p text:style-name="P9"><text:tab/>Notava com la mirada del seu marit la buscava a través dels miralls. La que volia no tornar a casa era ella. Preferia quedar-se amb la germana i el seu gatet abans de tornar a aquell pou de foscor que un dia havia estat tant ple d'esperança. Els ulls d'ell la van caçar al retrovisor, ella, ràpida, va portar la mirada al davant, on el semàfor ja la deixava avançar. La volia fer sentir culpable. Era conscient que no era el millor moment per marxar. La germana estava dèbil i el seu matrimoni caminava per la corda fluixa, però l'única manera que veia de poder tornar-se a carregar, després d'uns temps tant <text:soft-page-break/>estranys, era marxar. Després de tants mesos vivint pels altres li tocava tornar al lloc on gaudia i on se sentia realitzada.</text:p>
      <text:p text:style-name="P9"><text:tab/>—Banyar-me en aigua calenta —va dir l'Olga amb els ulls tancats i un somriure d'orella a orella.</text:p>
      <text:p text:style-name="P9"><text:tab/>—Doncs ja saps què toca! —la Núria va acaronar el braç de la germana.</text:p>
      <text:p text:style-name="P9"><text:tab/>Ella també desitjava una bona dutxa d'aigua calenta, l'escalfor de la familiaritat i una copa de vi. Seure al sofà, amb una manta, i dir adéu. Però avui no hi hauria temps per res d'això. No amb el seu marit tal com la mirava des del seient del darrere.</text:p>
      <text:p text:style-name="P9"><text:span text:style-name="T5"><text:tab/></text:span>—Com et trobes? —va preguntar.</text:p>
      <text:p text:style-name="P9"><text:tab/>—És la quarta vegada que m'ho preguntes avui, ja t'ho he dit a l'hospital. Millor que mai —i va arrancar una rua de tos.</text:p>
      <text:p text:style-name="P9"><text:tab/>—Si ho necessites, ho cancel·lo tot i em quedo a cuidar-te.</text:p>
      <text:p text:style-name="P9"><text:tab/>Al dir aquestes paraules va notar com la mirada furiosa del seu marit se li clavava a la nuca. No ho hauria d'haver dit. No calia fer mal a ningú, va pensar.</text:p>
      <text:p text:style-name="P9"><text:tab/>—Marxa. Ja has fet massa per mi durant els últims mesos —va dir ella.</text:p>
      <text:p text:style-name="P9"><text:tab/>Arribant a les Glòries van deixar endarrere la Diagonal per endinsar-se al barri de Sant Martí, on l'Olga tenia el pis. Va aparcar en un càrrega-descàrrega i va sortir la primera, amb les claus del portal a la mà de tal manera que la seva germana pogués, a pas lleuger, entrar sense mullar-se gaire. L'Oriol va sortir a poc a poc, com si la pluja no el molestés, va obrir el maleter i va entrar carregat amb dues maletes vermelles. La Núria li va aguantar la porta perquè pogués passar sense deixar d'evitar-li la mirada.</text:p>
      <text:p text:style-name="P9"><text:tab/>—Olga, espero que tot estigui tal com ho vas deixar —va dir ell, mentre carregava les maletes a l'ascensor —. Ahir vaig fer una mica de neteja i vaig omplir-te la nevera.</text:p>
      <text:p text:style-name="P9"><text:tab/>—Ets un sol.</text:p>
      <text:p text:style-name="P9"><text:tab/>Va poder veure per uns instants com el seu marit s'il·luminava amb el primer somriure del dia. Després va mirar-la i el rostre se li va entristir. La Núria va dissimular, però per dins sentia que es desfeia. Ni ella ni ell sabien com sortir d'aquell embolic on havien acabat.</text:p>
      <text:p text:style-name="P9"><text:tab/>Al pis només va pujar ella, l'Oriol es va excusar i va dir, després de fer un petó a la galta de la malalta, que l'esperava al cotxe.</text:p>
      <text:p text:style-name="P9"><text:tab/>—Què ha sigut això? —va preguntar l'Olga quan es van quedar soles al davant de la porta.</text:p>
      <text:p text:style-name="P9"><text:tab/>La Núria va fer veure que no havia sentit la seva germana i es va dirigir cap a la cuina, on, del prestatge de dalt, va treure una ampolla de vi negre. Va preparar dues <text:soft-page-break/>copes i les va omplir dos dits. Després les va portar a la tauleta del davant de la tele.</text:p>
      <text:p text:style-name="P9"><text:tab/>—Què us passa, Núria? —va preguntar l'Olga descansant al sofà.</text:p>
      <text:p text:style-name="P9"><text:tab/>Va deixar les coses i es va estarrufar al seu costat. </text:p>
      <text:p text:style-name="P9"><text:tab/>—Segur que no em necessitaràs? —va girar el cap a la seva germana, que tornava a tossir.</text:p>
      <text:p text:style-name="P9"><text:tab/>—I l'Oriol? Vols dir que no et necessita ell?</text:p>
      <text:p text:style-name="P9"><text:tab/>—No puc —va apartar la mirada i la va centrar en la copa de vi que tenia al davant—. He de tornar al mar, Olga. No ho entens. Ell tampoc. Hi he de tornar.</text:p>
      <text:p text:style-name="P9"><text:tab/>—Hi pots tornar més endavant, quan les coses estiguin més tranquil·les.</text:p>
      <text:p text:style-name="P9"><text:tab/>—És el moment, ho sento.</text:p>
      <text:p text:style-name="P9"><text:tab/>—Està molt enfadat l'Oriol?</text:p>
      <text:p text:style-name="P9"><text:tab/>Va fer un glop llarg.</text:p>
      <text:p text:style-name="P9"><text:tab/>—Està trist.</text:p>
      <text:p text:style-name="P9"><text:tab/>—Trist?</text:p>
      <text:p text:style-name="P9"><text:tab/>—Crec que això s'està acabant.</text:p>
      <text:p text:style-name="P9"><text:tab/>—Núria —va dir l'Olga, amb veu suau—. Tu vols que s'acabi?</text:p>
      <text:p text:style-name="P9"><text:tab/>La Núria va clavar els ulls a la seva germana. Va pensar, com si hi hagués una resposta correcta i una incorrecta. Després va mirar cap a fora on les gotes d'aigua regalimaven contra la finestra.</text:p>
      <text:p text:style-name="P9"><text:tab/>—Jo només sé que vull tornar al mar.</text:p>
      <text:p text:style-name="P9"/>
      <text:p text:style-name="P10">*** <text:s text:c="5"/></text:p>
      <text:p text:style-name="P9">Va tornar sola a casa. Li havia enviat un missatge a l'Oriol per dir-li que marxés i anés aparcar, que es volia quedar una estona amb la seva germana. Ell no va respondre però una estona després s'havia acostat a la finestra i havia comprovat que el cotxe ja no hi era. </text:p>
      <text:p text:style-name="P9"><text:tab/>El camí fins a casa sota el paraigües vermell que li havia deixat l'Olga es va fer curt.</text:p>
      <text:p text:style-name="P9"><text:tab/>Quan va girar el pany de la porta es va adonar que la llum del menjador estava apagada, i amb la foscor que entrava per les finestres en aquella tarda plujosa, creava una atmosfera molt tenebros. Semblava que no hi hagués ningú. Va deixar les claus al pot i va fer un crit, per veure si l'Oriol havia sortit. Una llum al final del passadís es va encendre: la de l'estudi. Es va treure la jaqueta i, amb un nus a la gola, es va acostar cap allà.</text:p>
      <text:p text:style-name="P9"><text:tab/>La porta es va obrir i l'Oriol, amb la cara vermella i plena de llàgrimes se li va <text:soft-page-break/>acostar. Ella va obrir-se de braços, de manera instintiva, per abraçar-lo però ell s'enretirà.</text:p>
      <text:p text:style-name="P9"><text:tab/>—No et vull condicionar, —amb la veu trencada i la mirada a terra — Núria. Però hem arribat a un punt... on jo no puc estar còmode.</text:p>
      <text:p text:style-name="P9"><text:tab/>—Oriol. Tornaré. Necessito aquest temps al mar.</text:p>
      <text:p text:style-name="P9"><text:tab/>—I estaràs dos dies i tornaràs a marxar. Tu m'estimes?</text:p>
      <text:p text:style-name="P9"><text:tab/>—Clar que t'estimo —va dir ella de manera impulsiva.</text:p>
      <text:p text:style-name="P9"><text:tab/>—Doncs et necessito aquí, de veritat. Pel que hem estat et necessito aquí.</text:p>
      <text:p text:style-name="P9"><text:tab/>—Porto dos anys aquí.</text:p>
      <text:p text:style-name="P9"><text:tab/>—Portes dos anys dormint al costat de ta germana, no al meu.</text:p>
      <text:p text:style-name="P9"><text:tab/>Els ulls de la Núria es van encendre. Sentia foc que li corria per les venes. Clar que havia estat amb la seva germana. La seva sang, la persona amb la qual havia arribat a aquest món, l'havia necessitat i ella l'havia correspost. Al lateral conservava una petita cicatriu que demostrava que una vegada les dues havien estat una. No podia tolerar que jugués amb la seva germana d'aquella manera. Havien estat dos anys difícils. En aquell moment necessitava respirar. Tornar a sentir-se ella mateixa. Trobar-se. Ell no tenia cap dret a recriminar el sacrifici que havia fet per l'Olga.</text:p>
      <text:p text:style-name="P9"><text:tab/>—Què collons vols, Oriol? Si, he estat dos anys cuidant de la meva germana bessona malalta de càncer. No sóc perfecte.</text:p>
      <text:p text:style-name="P9"><text:span text:style-name="T1"><text:tab/></text:span>—Mira —com si l'Oriol hagués estat esperant aquell moment, es va encendre— <text:s/>porto tota la vida cuidant d'algú que no existeix. Primer al mar i després a terra. No vull l'esposa perfecte. Vull algú que vulgui estar amb mi, no algú que li vagi bé per quan ha d'omplir un formulari posar que està casada. Dius que m'estimes, però no m'estimes.</text:p>
      <text:p text:style-name="P9"><text:tab/>—No entens res Oriol. Em vols tallar les ales. Sabies com era quan ens vam casar. Sabies que no sé estar quieta, que m'agrada el mar, que volia viatjar.</text:p>
      <text:p text:style-name="P9"><text:tab/>—Si. El que no sabia era que <text:s/>volies fer-ho sola.</text:p>
      <text:p text:style-name="P9"><text:span text:style-name="T1"><text:tab/></text:span>Aquelles paraules li van ressonar a dins. </text:p>
      <text:p text:style-name="P9"><text:tab/>—Et necessito ara, Núria —va dir l'Oriol amb llàgrimes als ulls—. Si marxes només m'indicaràs una cosa. Una cosa que ja sé. Una cosa que m'imagino des de fa temps, però encara lluito per no creure'm.</text:p>
      <text:p text:style-name="P9"><text:tab/>La Núria va baixar el cap. Estava feta un embolic i al mateix temps molt segura que necessitava marxar. Una pausa per recuperar-se. Pensar. Viure. I quan tornés ho arreglaria. N'estava segura. </text:p>
      <text:p text:style-name="P9"><text:tab/>Quan va tornar a aixecar el cap l'Oriol caminava passadís enllà cap a un menjador sense llum. Ella va entrar al dormitori. Al damunt de l'armari hi havia la gran <text:soft-page-break/>maleta que s'enduria. Va obrir-la i en va treure la camisa d'oficial que tant de temps feia que no lluïa. Amb les puntes dels dits en va recórrer el brodat daurat de la solapa. Va sentir una sensació reconfortant de tornar a aquella vida que tan havia trobat a faltar.</text:p>
      <text:p text:style-name="P9"><text:tab/>Els problemes de terra ja els resoldria més endavant, ara calia tornar al mar.</text:p>
      <text:p text:style-name="P16">5. Núria</text:p>
      <text:p text:style-name="P3"/>
      <text:p text:style-name="P3">Amb el ulls tancats sentia com l'aigua li relaxava la cara. Els braços li queien morts, dreta, a la dutxa minúscula de la seva cabina. Repassava de memòria cadascun dels esdeveniments des que havia pujat al vaixell. Se sentia rovellada. Massa anys lluny de la mar, va pensar. Al mateix temps, però, una sensació de benestar va recórrer-li el cos. Just després va notar l'amargor d'un glop de culpa a la punta del paladar, que va tirar avall empassant una mica de saliva.</text:p>
      <text:p text:style-name="P3"><text:tab/>Neta i polida es va asseure a l'escriptori. Tenia tirats per tota la taula llapis de mines de diferents gruixos i els seus quaderns de dibuix. No tenia pensat sortir de la cabina fins l'endemà, quan a primera hora començava el torn, així que ja s'havia posat uns pantalons curts i una samarreta vella a mode de pijama. Una edició de butxaca rebregada de «Sukkwan island» l'esperava, amb un punt a la pàgina vint, a sobre la coixinera. </text:p>
      <text:p text:style-name="P3"><text:span text:style-name="T1"><text:tab/></text:span>Un full blanc s'obria davant de les seves mans, a la taula, que li produïa un sentiment de felicitat que s'iniciava a l'estómac i pujava de manera efervescent fins als pulmons. Després, li dibuixava un somriure sincer. Va agafar un llapis fi. De dreta a esquerra va esbossar la línia de l'horitzó. Amb un de més gruixut va traçar ondulacions a la part inferior de la línia. Després va prémer, embrutant-se la mà, sobre el carbonet per tal d'ombrejar les ones del mar. </text:p>
      <text:p text:style-name="P3"><text:tab/>Havia descobert aquella nova passió pel dibuix al costat de l'Olga, a l'hospital. Tantes hores mortes l'havien portat a redescobrir un passió d'adolescència pel paper en blanc i els llapis de mines. Al principi li havia costat i cada traç se li resistia, però aviat va entendre que no era res més que un ritual per expulsar tot allò que ja no necessitava dintre seu. Una manera d'anar a dormir neta com un nadó. Ningú jutjaria aquells dibuixos que poc després anaven a la paperera.</text:p>
      <text:p text:style-name="P3"><text:tab/>Fer-ho en un vaixell era una cosa nova. Un aspecte nou de la navegació.</text:p>
      <text:p text:style-name="P3"><text:tab/>Quan ja tenia el mar dibuixat, algú des del passadís va picar a la porta. Es va <text:soft-page-break/>aixecar, amb les mans brutes de carbonet i la va obrir. </text:p>
      <text:p text:style-name="P3"><text:span text:style-name="T1"><text:tab/></text:span>A l'altra banda de la porta hi havia un home una mica més baixet que ella, vestit amb una dessuadora de color blau marí, pantalons curts i unes xancletes de color vermell. Al cap li quedaven pocs cabells mentre que la boca era tapada per una barba espessa i fosca amb clapes canoses aquí i allà. Els seus ulls verds li resultaven familiars. La mirava sorprès, somrient, però esperant alguna cosa.</text:p>
      <text:p text:style-name="P3"><text:span text:style-name="T1"><text:tab/></text:span>—Tant de temps ha passat? —va dir ell. </text:p>
      <text:p text:style-name="P3"><text:tab/>La Núria va escrutar aquella mirada.</text:p>
      <text:p text:style-name="P3"><text:tab/>—Ens coneixem —va afirmar ella.</text:p>
      <text:p text:style-name="P3"><text:span text:style-name="T1"><text:tab/></text:span>L'home va fer que sí amb el cap.</text:p>
      <text:p text:style-name="P3"><text:tab/>—Ostres, perdona'm, segur que em mataràs, però... —. No aconseguia de cap de les maneres endevinar de qui es tractava.</text:p>
      <text:p text:style-name="P3"><text:tab/>—Imagina'm amb tot el cabell que tinc aquí —assenyalant-se a la barba—. Aquí –Es va posar la mà al cap.</text:p>
      <text:p text:style-name="P3"><text:span text:style-name="T1"><text:tab/></text:span>Alguna cosa en aquelles ninetes la portaven a temps molt llunyans. Va repassar mentalment els diferents vaixells on havia treballat al llarg dels anys, va pensar en quants mariners s'havia trobat que dominessin amb aquella fluïdesa la llengua catalana. No era molt habitual. Recordava haver-lo vist en algun lloc, però no en un vaixell. Aparentava una edat semblant a la seva, cinc anys amunt, cinc anys avall. Va pensar que potser es tractava d'algun company d'universitat o potser del barri. Situacions com aquella la feien sentir molt ridícula. El tenia a la punta de la llengua, però no hi havia manera de ubicar-lo en un context. </text:p>
      <text:p text:style-name="P3"><text:tab/>L'home va aixecar la mà per rascar-se de manera superficial, però compulsiva, l'orella. Immediatament la Núria va poder travessar aquelles ninetes clares per veure qui hi havia al darrera: en Pep. Un amic llunyà de l'Oriol, dels que acostumaven a veure un cop l'any en algun dinar.</text:p>
      <text:p text:style-name="P3"><text:span text:style-name="T1"><text:tab/></text:span>—Pep! —va exclamar saltant cap a ell per fer-li una abraçada—. Què hi fas aquí?</text:p>
      <text:p text:style-name="P3"><text:tab/>Li va explicar que ja feia uns anys que treballava a la companyia. L'arribada de la crisi el va obligar a tancar el taller de reparació de motos que tenia i va seguir la carrera cap al mar, on va trobar una oportunitat. En aquell trajecte era el segon enginyer de <text:soft-page-break/>bord, la primera vegada que tenia aquell càrrec i tanta responsabilitat a la sala de màquines. El va veure content i orgullós.</text:p>
      <text:p text:style-name="P3"><text:span text:style-name="T1"><text:tab/></text:span>La Núria li va demanar cinc minuts per canviar-se. Es trobarien a la sala d'estar de la tripulació podrien xerrar durant una estona mentre prenien alguna cosa. </text:p>
      <text:p text:style-name="P3"><text:span text:style-name="T1"><text:tab/></text:span>Abans de sortir de l'habitació, ja vestida, va sentir una punxada al costat que la va obligar a parar-se <text:s/>i arrepenjar el braç a la paret. Sentia molt de dolor, com si li haguessin clavat una ganivet just a sota les costelles. Va tancar els ulls i va concentrar-se en fer respiracions profundes. Per dins, comptava cada inspiració, per allunyar el cap de sentir el mal. Quan va arribar a deu el dolor havia desaparegut. Va aixecar el jersei mirant si hi havia alguna marca o ferida en el punt on havia sentit el dolor, però no. La seva cicatriu de naixement seguia allà, igual que sempre.</text:p>
      <text:p text:style-name="P3"><text:tab/>Quatre dels mariners, d'aspecte oriental, miraven a tot volum una pel·lícula d'acció. Havien mogut els sofàs, normalment en forma de U, per veure la pantalla del televisor més de prop. Ni es van adonar de la presència de la Núria que, educada, els va saludar al passar pel seu costat. Darrere hi havia dues tauletes amb quatre cadires cadascuna. En Pep seia al fons de tot, només il·luminat per una làmpada dirigida cap al centre de la taula. Havia preparat dues tasses de te, que deixaven anar un fil espès de fum.</text:p>
      <text:p text:style-name="P3"><text:tab/>—Com està l'Oriol ? —va preguntar ell.</text:p>
      <text:p text:style-name="P3"><text:span text:style-name="T1"><text:tab/></text:span>Tota la distensió que s'havia aconseguit posar al damunt durant les últimes hores li va caure a terra. Va mirar a la tassa mentre buscava la manera d'enfocar el tema. No tenia clar com estaven les coses amb l'Oriol. Malament, va pensar.</text:p>
      <text:p text:style-name="P3"><text:span text:style-name="T1"><text:tab/></text:span>—Bé —va deixar anar de la manera més neutra que va poder.</text:p>
      <text:p text:style-name="P3"><text:tab/>—Fa temps que no en sé res de vosaltres dos. On treballa? Allà mateix? A l'escola?</text:p>
      <text:p text:style-name="P3"><text:tab/>—No, bé, està en una altra escola.</text:p>
      <text:p text:style-name="P3"><text:tab/>—I seguiu vivint al mateix pis? Allà on vam fer l'aniversari de l'Anna? Quant fa d'això?</text:p>
      <text:p text:style-name="P3"><text:tab/>—Massa —va dir amb un somriure forçat. No volia ser seca, però tenia ganes de desviar el tema <text:s/>de conversa, no se sentia en confiança de poder explicar tot el que li passava per dintre en aquell moment.</text:p>
      <text:p text:style-name="P3"><text:soft-page-break/><text:span text:style-name="T1"><text:tab/></text:span>Va agafar la tassa de te amb les dues mans i se la va portar a la boca. L'olor que desprenia era bona; encisadora. En Pep la mirava. Potser s'havia adonat que no tenia ganes de parlar de la seva relació. Havia de treure algun altre tema de conversa. Si hagués sabut que el te giraria entorn la relació amb el seu marit s'hauria quedat dibuixant.</text:p>
      <text:p text:style-name="P3"><text:tab/>—Encara tens aquella gosseta? —va preguntar la Núria.</text:p>
      <text:p text:style-name="P3"><text:tab/>—La Leela? Sí! —va dir enlluernat, mentre treia el telèfon mòbil de la butxaca—. Ara és a casa el meu germà, la tenim en custodia compartida quan sóc a la mar.</text:p>
      <text:p text:style-name="P3"><text:span text:style-name="T1"><text:tab/></text:span>El telèfon d'en Pep era ple de fotografies d'un gos llaurador blanc. El tenia corrent per la muntanya, al sofà escarxofat, jugant amb uns nens o al parc perseguint altres gossos. A partir d'aquí no li va ser difícil desviar la conversa cap a les mascotes que havien passat per casa, les excursions al Pirineu que abans feien tot sovint i l'última barbacoa.</text:p>
      <text:p text:style-name="P3"><text:tab/>—Te'n recordes aquella vegada que l'Oriol va caure del terrat al balcó d'en Garcia? —va dir ell.</text:p>
      <text:p text:style-name="P3"><text:span text:style-name="T1"><text:tab/></text:span>Recordava d'aquell dia. Havia estat cinc o sis anys enrera, a la primavera. En Garcia, que trobava qualsevol excusa per fer una celebració, havia decidit muntar una barbacoa al seu terrat. El motiu no recordava quin era, però sí que hi havia assistit la majoria de la colla. Havia estat un diumenge al matí, un dia molt assolellat: dels primers caps de setmana de l'any on la gent ja s'atrevia a anar descaradament en pantalons curts i sense jersei. L'Oriol, que encara no era el seu marit, controlava, orgullós, el foc. Vestia un davantal divertit de la família Simpsons i una gorra de beisbol al cap. Amb la forquilla de cuinar a la mà anava girant les hamburgueses defensant-se de les mofes dels quatre amics que, cervesa en mà, criticaven riallers cada cosa que feia. Li deien coses com: aquella se t'està cremant, vols dir que això es fa així? O: el meu oncle ho fa d'una altra manera.</text:p>
      <text:p text:style-name="P3"><text:tab/>Quan ella s'hi va acostar, queixant-se de gana, l'Oriol li va dir que per a ella n'hi tenia una de reservada, que estava fent especial, amb molt d'amor. Amb la forquilla li va assenyalar la més allunyada del foc. Li va dir que l'havia posat just en un punt on s'estava fent a poc a poc i sortiria més bé que mai, tendra i melosa, com ella. Després li va picat l'ullet.</text:p>
      <text:p text:style-name="P3"><text:tab/>Va ser l'última hamburguesa que quedava per servir. L'aspecte era increïble: la <text:soft-page-break/>carn semblava desfer-se només de mirar-la, tal com li agradava a la Núria. Havia estat llavors quan l'Oriol, fent el pallasso, havia agafat l'hamburguesa amb les pinces i amb un plat a l'altra mà l'havia fet saltar pels aires per agafar-la després de la pirueta. El problema havia estat que s'havia desequilibrat fent malabars i havia enviant el dinar de la Núria marge avall de la terrassa. </text:p>
      <text:p text:style-name="P3"><text:tab/>Desolat, havia corregut cap a la repisa: el plat no havia seguit la llei de Murphy i seguia intacte, tot i que penjava del marge de la barana. La Núria li va dir que no passava res, que no es preocupés, tot fent-li un petó. Ell però, maldestre, es va encaparrar en pujar a la barana i recollir el plat. A aquelles hores i després de tot el matí bevent cervesa no era la persona més àgil del món, i quan va cedir un trosset de la repisa d'aquell segon pis, va relliscar avall i va caure al balcó del veí del primer. La Núria s'havia espantat de mort.</text:p>
      <text:p text:style-name="P3"><text:tab/>—Encara conserva la cicatriu al braç, del cop que es va clavar amb la barana. —Aquella anècdota li acostava l'Oriol d'una manera molt tendre.</text:p>
      <text:p text:style-name="P3"><text:tab/>—Em pensava que se l'havia clavat de veritat. Quin descans quan el vaig veure rient, estirat al balcó entre testos trencats!</text:p>
      <text:p text:style-name="P3"><text:tab/>—Sí, ara ric, però braç trencat, peu trencat i fèmur esquinçat. Va tenir sort de no fer-se res a la columna!</text:p>
      <text:p text:style-name="P3"><text:tab/>—Érem joves!</text:p>
      <text:p text:style-name="P3"><text:tab/>La Núria va assentir i va deixar de riure. Es mirava el vapor que pujava, encara, del poc te que quedava a la tassa. No tenia massa coses a dir-se amb aquell vell amic, semblava que l'únic punt d'unió que tenien era el seu marit.</text:p>
      <text:p text:style-name="P3"><text:tab/>—I la Berta? Com està? —Havia recordat que l'última vegada que havien parlat en Pep estava mudant-se a viure amb una tal Berta.</text:p>
      <text:p text:style-name="P3"><text:tab/>—La cosa no va funcionar. Vam anar a viure un temps junts, però, bé, hi ha gent que no és compatible, suposo, no?</text:p>
      <text:p text:style-name="P3"><text:span text:style-name="T1"><text:tab/></text:span>Va assentir. Es va preguntar si l'Oriol i ella eren compatibles. Ho havien estat, això estava clar, i potser ho tornarien a ser. Hauria preferit marxar d'una altra manera. Pensar en ell al final del passadís com l'última vegada que l'havia vist la va destrossar. L'endemà, quan va voler marxar, ell no hi era i tampoc tenia el mòbil encès.</text:p>
      <text:p text:style-name="P3"><text:span text:style-name="T1"><text:tab/></text:span>Van seguir parlant dels vells temps durant una estona més. Quan es va acabar <text:soft-page-break/>la pel·lícula, els filipins els van preguntar si volien mirar alguna cosa. Ells els van dir que no, així que van recol·locar els sofàs al seu lloc, van apagar el televisor i en un tres i no res s'havien esfumat d'allà.</text:p>
      <text:p text:style-name="P3"><text:tab/>—Millor que aixequem campament, eh? —va dir en Pep, cansat.</text:p>
      <text:p text:style-name="P3"><text:tab/>—Sí —va dir ella—. Quina alegria tenir cares conegudes a bord! Com és que no has dinat amb nosaltres?</text:p>
      <text:p text:style-name="P3"><text:tab/>—Teníem un petit problema a baix, m'he quedat treballant. Demà no et preocupis que ens veurem a taula. Bon home, el capità, eh?</text:p>
      <text:p text:style-name="P3"><text:tab/>—Sí, m'ha semblat un bon equip.</text:p>
      <text:p text:style-name="P3"><text:tab/>—En general molt bon grup. Sempre hi ha excepcions. —Va aixecar el cap, mirant cap a la porta, com si es volgués assegurar que no hi havia ningú escoltant. Fluixet va continuar— El primer oficial, en Longsdale, és un <text:span text:style-name="T5">capullo</text:span> integral.</text:p>
      <text:p text:style-name="P3"><text:span text:style-name="T1"><text:tab/></text:span>La Núria va somriure mentre arrambava la cadira a taula. Era habitual, treballant tant units en un espai molt reduït, que es creessin fregaments entre els diferents membres de la tripulació. A vegades, era per bé i a vegades per mal. La dinàmica que es creava en alta mar depenia molt de qui portava la batuta, però també del grup que s'havia creat al seu voltant. No havia tingut mai cap mala experiència i en general sentia que havia tingut sort. Però <text:span text:style-name="T5">capullos</text:span> integrals se n'havia trobat uns quants.</text:p>
      <text:p text:style-name="P3"><text:tab/>Després de despedir-se, mentre caminava sobre la moqueta vermella del passadís, pensava en la familiaritat del retrobament.</text:p>
      <text:p text:style-name="P3"><text:tab/>Es va estirar, directe al llit. Se sentia cansada. Cuidar de la seva germana era una tasca dura però no tenia res a veure amb el que havia estat fent durant tot el dia. Tot un altre món. Va tornar a aixecar-se per obrir el llençol quan es va fixar en una llum verda que parpellejava a sobre la taula, sota la pila de llapis i papers. Es tractava del led del seu telèfon per satèl·lit.</text:p>
      <text:p text:style-name="P3"><text:tab/>La targeta telefònica l'havia rebut el dia anterior i només havia tingut temps de donar el número a una persona. L'havia deixat apuntat a un <text:span text:style-name="T5">pòstit</text:span> al mirall de l'entrada de casa abans de creuar la porta carregada amb les maletes.</text:p>
      <text:p text:style-name="P3"><text:tab/>Nerviosa, va desbloquejar el terminal i va obrir el panell de trucades perdudes: n'hi havia tres. Dues de casa, de l'Oriol, una tercera d'un número molt llarg que no va reconèixer.</text:p>
      <text:p text:style-name="P3"><text:soft-page-break/><text:tab/>Sense perdre temps va marcar el número de casa. Les mans li suaven. Pel cap hi volaven milers de possibilitats pessimistes. Anava dient: va, agafa'l, va. Al rellotge marcaven les dotze de la nit. Donava senyal però ningú responia. Ho va provar força vegades, fins que va decidir intentar-ho utilitzant l'altra número. No donava senyal. Va tornar-hi, sense gaire sort. Va comptar el número de dígits: no era un telèfon habitual.</text:p>
      <text:p text:style-name="P3"><text:tab/>Rememorar vells temps li havia fet despertar una nostàlgia especial. Tenia moltes ganes de sentir la veu de l'Oriol, tantes, que no se'n sabia avenir. El fet que ell l'hagués trucat, però li feia por. L'última conversa que havien tingut no havia estat massa bona.</text:p>
      <text:p text:style-name="P3"><text:tab/>Havia arribat cansada, relaxada i contenta, disposada a entaforar-se entre els llençols i deixar-se emportar pels somnis, bressada pel moviment tranquil de les ones. Però després de veure aquelles trucades se sentia neguitosa, la possibilitat de dormir com un nadó li havia desaparegut del cap.</text:p>
      <text:p text:style-name="P3"><text:tab/>Al número de casa ningú contestava i l'altre ni donava senyal. Era molt tard. Sense llum, portava estona donant voltes amb el telèfon a la mà. Va encendre per enèsima vegada la pantalla: era la una de la nit. Va concloure que ja ningú trucaria tan tard. Una pensament ràpid, fred i culpable li va recórrer les espatlles: havia comès un error, no hauria d'haver marxat, no amb la seva germana encara recuperant-se. El seu marit tenia raó.</text:p>
      <text:p text:style-name="P3"><text:tab/>D'imprevist, va llençar un crit de dolor al cel. Havia sentit una horrible punxada al costat dret altra vegada, a l'alçada de l'estomac. S'hi va portar la mà, amb cautela de no moure massa el cos adolorit. Quan els seus dits van palpar la zona exacte on li feia dolor el coll se li va ennuegar.</text:p>
      <text:p text:style-name="P3"><text:tab/>Es va aixecar la samarreta i es va contemplar el punt del dolor. Era la cicatriu de naixement: l'únic punt del cos que durant uns mesos havia compartit amb la seva germana. Estava vermell, com un volcà que portava quaranta anys tranquil, però que descontent, s'havia despertat. Una curiosa erupció de granets rodejava la marca dels punts cicatritzats.</text:p>
      <text:p text:style-name="P3"><text:tab/>Va caure al llit en posició fetal agafant-se amb molta força el costat. Entre els llençols descansava l'aparell electrònic que no hi havia manera que fes el que havia de fer. Tenia ganes de cridar i plorar, però s'ho aguantava.</text:p>
      <text:p text:style-name="P3"><text:tab/>Podia sentir el batec del cor concentrat en sis centímetres de pell cosida. </text:p>
      <text:p text:style-name="P17"><text:soft-page-break/>7. Núria – 18</text:p>
      <text:p text:style-name="P3">—Bon dia —una veu ronca va trencar el silenci que des de les sis del matí regnava al pont.</text:p>
      <text:p text:style-name="P3"><text:tab/>Com un reflex, la Núria va aixecar el cap per veure qui havia entrat a la sala de comandament, però la seva mirada va topar amb el vellut verdós de la cortina que la separava de la resta de l'habitació.</text:p>
      <text:p text:style-name="P3"><text:tab/>Quan havia arribat, a l'inici del torn, l'única claror que guiava el vaixell era la d'una lluna tímida que s'amagava entre núvols que es desfeien. Havia pujat per les escales de la coberta exterior, pis a pis, i amb calma, pensant en cada esglaó on posava el peu per tal que el seu costat adolorit no es tornés a despertar. Portava el telèfon per satèl·lit penjat del cinturó.</text:p>
      <text:p text:style-name="P3"><text:tab/>En creuar la porta de la sala de comandament havia necessitat uns instants per acostumar les ninetes a l'escassa llum que hi havia a l'interior. Poc a poc, van anar apareixent les siluetes de mobles, pantalles, binocles i instruments. Plantats com dos maniquins, també hi havia en Roland i en Gómez discutint en veu baixa. Miraven amb professionalitat la ruta sobre una pantalla retroil·luminada.</text:p>
      <text:p text:style-name="P3"><text:tab/>El pont, o sala de comandament, era el punt cobert més alt del vaixell. Constava d'una gran vidriera des d'on podien veure tota la proa a més la majoria dels costats. A cada banda hi tenia una porta que portava a uns balconets des d'on es podia accedir per escales a les cobertes inferiors. Des de dins, al mig de la part dorsal de la sala també hi ha havia una altra porta interior també per baixar als pisos inferiors. Les feines més habituals es feien a la part principal del pont, on hi ha havia tot l'instrumental i maquinaria per maniobrar el vaixell. Però als laterals, darrera d'unes cortines hi havia dos petits despatxos des d'on es feien els càlculs i on normalment hi havien desplegades les cartes.</text:p>
      <text:p text:style-name="P3"><text:tab/>Al arribar, la Núria s'havia dirigit a un d'aquells despatxos: l'esquerra. Al entrar havia encés la llum i havia procurat tenir ben tancades les cortines que comunicaven amb la resta de la sala. Durant la nit només allà dins la llum artificial era permesa. A la resta del pont s'havia de mantenir la més estricte foscor per tal de not molestar la mirada concentrada dels guaites a càrrec de la navegació del vaixell.</text:p>
      <text:p text:style-name="P3"><text:tab/>Havia estés la carta del quadrant sobre el qual navegaven. Així havia començat el seu torn.</text:p>
      <text:p text:style-name="P3"><text:soft-page-break/><text:tab/>Al rellotge que tenia sobre el cap marcaven les set i quart. Va suposar que la persona que acabava d'entrar era el capità tot i que no havia parlat prou amb ell com per reconèixer-li la veu. Com que no volia perdre el fil de la tasca que estava realitzant, va decidir no apartar la cortina i acabar el que tenia entre mans. Al davant tenia una llibreta de quadres on, amb molta cura, estava escrivint a llapis els paràmetres de l'última maniobra del vaixell. Va gravar «dos, tres, dos», amb una cal·ligrafia entenedora. Sota la seva mà escriptora hi reposava el mapa cartogràfic del quadrant marítim sobre el qual estaven navegant. També els perfils del fons marí i diferents impressions plenes d'anotacions fruit de l'experiència i altres viatges fets en la mateix ruta. </text:p>
      <text:p text:style-name="P3"><text:tab/>Va deixar el llapis al costat d'una escaire transparent ple de ratllades i un cartabó de fusta clara amb les marques de mesura de color bordeus. El cafè reposava al marge de la taula, que comunicava, com una barra de bar temporalment tancat per la cortina, amb la resta de la sala de comandament. Va allargar el braç i es va portar la tassa a la boca. Un glop petit li va arrencar una ganyota: el cafè ja estava gelat.</text:p>
      <text:p text:style-name="P3"><text:tab/>Ja era de dia i ja no calia cap llum encès. Va rodejar la taula i va <text:s/>recollir la cortina fins a la paret de babord, on la va fixar amb un cordillet. </text:p>
      <text:p text:style-name="P3"><text:tab/>A la part principal del pont, en Roland, l'oficial de més rang fins feia poca estona, li estava donant la mà al capità que feia cara d'acabar-se de llevar. Portava la roba plena d'arrugues, com si hagués dormit amb la camisa oficial posada. Del coll hi penjava un cigarret electrònic i a la mà portava una vas de plàstic ple de cafè de màquina. En Roland, diplomàtic, li preguntava si havia dormit bé.</text:p>
      <text:p text:style-name="P3"><text:tab/>A diferència de quan havia arribat, amb la llum de l'alba, els grans finestrals que obrien la sala al món deixaven veure la massa d'aigua tranquil·la sobre la qual estaven navegant. Un parell de núvols anecdòtics donaven el punt de diversitat a un cel monocolor. </text:p>
      <text:p text:style-name="P3"><text:tab/>Va veure com el capità, sense dir massa cosa a ningú, va iniciar un passeig al voltant de les grans taules de controls que ocupaven tota la sala. S'anava parant davant de cada pantalla, indicador o interruptor, i verificava que tot estigués en ordre. Va fixar-se en una pantalla on es mostrava l'estat i temperatura de cadascun dels pistons del motor. Hi havia una ditada fosca, ja seca, al marge dret. Amb la màniga de la camisa i una mica de saliva va fregar fins deixar la superfície completament llisa. Després va aixecar el cap i, fent mala cara, va enviar una mirada furtiva a l'oficial a càrrec del seu <text:soft-page-break/>estimat vaixell. En Roland, però, estava absort amb els binocles, palplantat mirant a l'horitzó.</text:p>
      <text:p text:style-name="P3"><text:tab/>En passar pel costat d'en Gómez, l'altre oficial filipí que en aquells moments estava darrere del timó, li va donar la mà sense pronunciar cap paraula. </text:p>
      <text:p text:style-name="P3"><text:tab/>—Bon dia —va dir la Núria, acostant-li la mà.</text:p>
      <text:p text:style-name="P3"><text:tab/>El capità, adormit, va aixecar el cap i va crear un somriure inesperat. Es van donar la mà, amb un bon dia ronc. Després es va acostar a la llibreta on la Núria havia estat escrivint. Va deixar la seva beguda al damunt d'un aparell de radiotransmissió arcaic que tenia al darrere i va posar un dit sobre la llista de coordenades i un de l'altra mà a les posicions marcades al mapa. Ella, atenta, va fer repàs ràpid al que portava fent des que s'havia llevat, verificant, abans que ho fes el capità, que no hagués comès algun error.</text:p>
      <text:p text:style-name="P3"><text:tab/>Es va fixar que el capità tenia la vista travada en un punt sense importància des de feia una estona. El va mirar per poder entendre l'error que hi podia haver. Les ulleres de l'home deixaven veure que <text:s/>encara no havia despertat.</text:p>
      <text:p text:style-name="P3"><text:tab/>—S'esperen pluges per aquesta tarda —li va acostar un paper amb un mapa del Meteosat imprès.</text:p>
      <text:p text:style-name="P3"><text:tab/>—Sí, gràcies —va dir mentre s'acostava el paper.</text:p>
      <text:p text:style-name="P3"><text:tab/>Estava previst que a partir de les dues del migdia una petita tempesta els passés pel damunt. Si els vents seguien augmentant, tal com tot indicava, tindrien el mar mogut, però deixarien endarrere la tempesta amb facilitat.</text:p>
      <text:p text:style-name="P3"><text:tab/>—Han canviat molt les coses? —va preguntar el capità—. Has estat uns anys a terra, oi? </text:p>
      <text:p text:style-name="P3"><text:tab/>—Sí, un parell d'anys.</text:p>
      <text:p text:style-name="P3"><text:tab/>El capità no havia deixat de mirar el paper que tenia a les mans.</text:p>
      <text:p text:style-name="P3"><text:tab/>—Dos anys a terra... A mi dos mesos ja se'm fan eterns. No ho trobaves molt a faltar?</text:p>
      <text:p text:style-name="P3"><text:tab/>—Molt.</text:p>
      <text:p text:style-name="P3"><text:tab/>Li va tornar el paper, somrient. Després va mirar endavant, cap a la resta de la sala de control. El sol s'havia aixecat a pocs dits del mirall d'aigua en què s'havia <text:soft-page-break/>convertit el mar. Per la porta oberta que comunicava amb el balcó exterior d'estribord hi entrava el so, tranquil i constant, de la brisa trencada per tonelades de ferro. Una corda enrotllada feia de metrònom, xocant suaument contra la paret de la balconada. El capità va obrir els ulls fent un glop de cafè.</text:p>
      <text:p text:style-name="P3"><text:tab/>—M'alegro de tenir gent amb la teva experiència al meu vaixell.</text:p>
      <text:p text:style-name="P3"><text:tab/>Un calfred va recórrer les espatlles de la Núria que li va relaxar la mandíbula. Va inhalar tot l'aire que va poder, de manera pausada i tranquil·la. Els seus peus quiets viatjaven a divuit nusos sobre una de les quantitats més grans d'aigua del planeta. </text:p>
      <text:p text:style-name="P3">Eren lluny de tot i de tothom. </text:p>
      <text:p text:style-name="P3"><text:tab/>Del no res, va sentir com un punyal penetrava a la seva carn pel costat dret. Un crit d'esglai ofegat li va sortir impulsiu amb el poc aire que li quedava als pulmons. Desequilibrada, es va arrepenjar a sobre l'escriptori de fusta clàssica. Una <text:s/>brúixola de fusta va caure al terra i va deixar anar un so buit que va rebotar durant uns segons entre les parets metàl·liques de l'habitació. Ningú li havia clavat cap ganivetada, i el dolor procedia del mateix punt que no l'havia deixat dormir en tota la nit.</text:p>
      <text:p text:style-name="P3"><text:tab/>Se li va acostar el capità, espantat, i la va agafar pel braç. En Roland va fer un crit ansiós en un idioma desconegut a en Gómez, que va aparèixer amb un vas ple d'aigua mentre l'oficial i el capità ajudaven la Núria a seure en una cadira de fusta antiga que hi havia darrere l'escriptori ple de cartes. Se sentia confusa, el dolor no la deixava pensar. Li faltava l'aire i tot el tors li feia mal. No era un mal intens, era la sensació constant i creixent que en qualsevol moment alguna cosa explotaria dins seu.</text:p>
      <text:p text:style-name="P3"><text:tab/>Barroerament es va aixecar de la cadira. Va apartar, amb un punt de desesperació, els companys que la intentaven ajudar. L'olor d'aigua salada s'ecapolia per la porta del balcó d'estribord, que romania oberta. Desitjava aquell aire pur.</text:p>
      <text:p text:style-name="P3"><text:tab/>Va sortir al balcó amb l'ajuda del capità, i es va estirar sobre el terra metàl·lic pintat de color blanc. La galta esquerra descansava sobre la superfície freda. En aquell contrast de temperatura sentia l'alleugeriment del mareig. </text:p>
      <text:p text:style-name="P3"><text:tab/>—Estàs millor, Núria? —va dir el capità, agenollat a uns centímetres d'ella.</text:p>
      <text:p text:style-name="P3"><text:tab/>Va obrir un ull i va mirar amunt. A la porta hi havia en Roland i en Gómez que la miraven desconcertats. El dolor s'havia calmat. Va aixecar la mà amb el polze amunt. Es va incorporar amb l'ajuda del capità i va arrepenjar l'esquena a la paret del balcó del pont.</text:p>
      <text:p text:style-name="P3"><text:soft-page-break/><text:tab/>—Què t'ha passat, Núria?</text:p>
      <text:p text:style-name="P3"><text:tab/>—M'he marejat.</text:p>
      <text:p text:style-name="P3"><text:tab/>—Li diré a en Charles que t'examini —la Núria el va mirar interrogant—. És un noi que treballa a la sala de màquines, però havia estat infermer. Ell tindrà més criteri que jo o qualsevol dels oficials.</text:p>
      <text:p text:style-name="P3"><text:tab/>—No, no. Gràcies. Estic bé. No crec que sigui res.</text:p>
      <text:p text:style-name="P3"><text:tab/>Va negar-se tot i que el capità no parava d'insistir. No tenia cap ganes de ser examinada. Amb tota l'experiència que havia acumulat a l'hospital al costat de la seva germana, li feia horror pensar que podia estar malalta.</text:p>
      <text:p text:style-name="P3"><text:tab/>—No estaràs embarassada?</text:p>
      <text:p text:style-name="P3"><text:tab/>La Núria va esclatar a riure davant la mirada atònita del capità.</text:p>
      <text:p text:style-name="P3"><text:tab/>—Seria un miracle de Déu que estigués embarassada, perquè si en fa de temps que no...</text:p>
      <text:p text:style-name="P3"><text:tab/>Es va adonar que havia fet entrar al capità en un terreny on aquell home no tenia cap ganes d'entrar. Les seves galtes vermelles el delataven. Ella va fer el moviment d'aixecar-se, també. Però ell li va posar la mà sobre l'espatlla, impedint-li que s'elevés. </text:p>
      <text:p text:style-name="P3"><text:tab/>—Núria, queda't una estona asseguda. No sigui cas que et tornis a marejar.</text:p>
      <text:p text:style-name="P3"><text:tab/>Va fer que sí amb el cap i es va ajudar altra vegada de la barana de ferro. El capità va posar el peu al primer esglaó que baixava a la coberta inferior. Es va aturar mirant mar enllà. Després es va tornar a girar cap a ella i li va comentar que aniria a parlar amb en Charles. Que s'estigués allà descansant. <text:s/></text:p>
      <text:p text:style-name="P3"><text:tab/>—Ni pensar-ho, no et preocupis. Només ha estat un mareig.</text:p>
      <text:p text:style-name="P3"><text:tab/>Va reposar les mans a terra mentre veia com el capità desapareixia escales avall amb la mirada incrèdula. Amb l'ungla va començar a rascar el rovell d'un cargol que sobresortia a dos pams del seu genoll. Un petit detall d'un vaixell perfecte als ulls d'un estrany. Imperfeccions. Es va preguntar si aquella ferida tenia a veure amb la seva germana.</text:p>
      <text:p text:style-name="P3"><text:tab/>En aixecar-se es va espolsar els pantalons. La samarreta blanca estava tacada de color marronós just a l'alçada de la cicatriu. Mirant que ningú la veiés es va tirar amunt la tela blanca per descobrir que la ferida tancada feia dècades havia dessagnat <text:soft-page-break/>durant la punxada. Una gota de suor fred li va recórrer la galta.</text:p>
      <text:p text:style-name="P3"><text:tab/>A la sala de comandament en Gómez seguia al timó mentre en Roland seia a la butaca del davant analitzant els paràmetres del vent. Els dos, però, en veure que la Núria entrava es van girar cap a ella per preguntar-li si es trobava millor. Va fer que sí amb el cap i va situar-se altra vegada al darrere de l'escriptori més clàssic de l'embarcació.</text:p>
      <text:p text:style-name="P3"><text:tab/>El seu telèfon per satèl·lit seguia on l'havia deixat quan havia arribat al matí seguia sobre la pila de papers per endreçar, just al mateix lloc on l'havia deixat de bon matí. Igual que la nit anterior el led verd de trucades perdudes estava parpellejant. El va agafar i va desbloquejar la pantalla: dues trucades del número de casa seva.</text:p>
      <text:p text:style-name="P3">Per primera vegada en moltes hores hi havia una ratlla de cobertura, per fi travessaven una zona on els satèl·lits s'havien posat d'acord per crear una mínima triangulació. Va marcar el telèfon de casa i es va acostar l'aparell a l'orella. Al rellotge d'agulles, sota el cartell de París, marcaven les vuit i deu del matí. Hi havia senyal; algú el va despenjar.</text:p>
      <text:p text:style-name="P3"><text:tab/>—Oriol? —El so d'interferències era molt embrutador.</text:p>
      <text:p text:style-name="P3"><text:tab/>—Bon dia Núria —La veu de l'Oriol era freda i directe.</text:p>
      <text:p text:style-name="P3"><text:tab/>—M'ha costat aconseguir cobertura —nerviosa—, he vist que ahir em vas trucar. També tenia d'un número de l'hospital.</text:p>
      <text:p text:style-name="P3"><text:tab/>Silenci. La Núria no se sentia còmoda parlant amb el seu marit al voltant de més gent. Ni en Roland, ni en Gómez no parlaven gaire bé el català, però era evident que les entonacions eren universals. Va tornar a sortir a coberta, on el so del vent i les onades la feien sentir en la intimitat.</text:p>
      <text:p text:style-name="P3"><text:tab/>—És l'Olga, em va trucar al vespre que no es trobava bé. Estava patint marejos i quan vaig arribar feia molt mala cara. </text:p>
      <text:p text:style-name="P3"><text:tab/>—Com està ara? —va preguntar amb una veu tremolosa.</text:p>
      <text:p text:style-name="P3"><text:tab/>A la que les paraules li van sortir de la boca els segons se li van fer eterns. No hauria d'haver marxat. La culpa s'estava fent un raconet a dins del seu organisme.</text:p>
      <text:p text:style-name="P3"><text:tab/>—La vaig portar a l'hospital. —L'Oriol va prendre's una pausa, que a la Núria només la va aconseguir posar més neguitosa—. Núria, he parlat amb un advocat.</text:p>
      <text:p text:style-name="P3"><text:tab/>—Com? A veure, Oriol... la vas portar a l'hospital, i com està? Què li passa a l'Olga? Hauria de tornar?</text:p>
      <text:p text:style-name="P3"><text:soft-page-break/><text:tab/>—No hauries d'haver marxat.</text:p>
      <text:p text:style-name="P3"><text:tab/>Va sentir alguna cosa que se li clavava al pit, era freda, punxeguda i li obria les entranyes per la meitat. Es va ennuegar per intentar treure qualsevol paraula del seu interior.</text:p>
      <text:p text:style-name="P3"><text:tab/>—L'Olga es troba millor, ara —va continuar l'Oriol—. No sembla que tingui relació amb la malaltia, potser sí amb la cura, m'ha comentat el doctor. Es troba dèbil i necessita ajuda, però poc més. Es quedarà uns dies a l'hospital, fins que es recuperi d'aquest malestar estomacal. <text:s text:c="3"/></text:p>
      <text:p text:style-name="P3"><text:tab/>—No juguis d'aquesta manera amb mi, Oriol. M'has espantat.</text:p>
      <text:p text:style-name="P3"><text:tab/>—He parlat amb un advocat.</text:p>
      <text:p text:style-name="P3"><text:tab/>La trucada es va penjar de cop i sense més rèpliques possibles. Just en el moment que ella desitjava que es pengés. Va deixar el telèfon reposar a sobre la pila de papers. Ella es va asseure a la cadira de fusta. Va agafar el vas d'aigua que reposava al costat i glop a glop se'l va empassar tot. </text:p>
      <text:p text:style-name="P3"><text:tab/>En Roland s'hi va acostar i va recolzar els braços sobre del moble. Se li marcaven a les galtes els foradets de la simpatia. Les celles l'abraçaven des de la distància.</text:p>
      <text:p text:style-name="P3"><text:tab/>—Do you feel better? Need anything?</text:p>
      <text:p text:style-name="P3"><text:tab/>La Núria va fer un somriure forçat, dissimulant la frustració que corria en aquell moment per les seves venes i va fer que no amb el cap. Després li va donar les gràcies i va tornar a agafar la llibreta dels paràmetres de navegació per allà on l'havia deixat. </text:p>
      <text:p text:style-name="P17">9. Núria – 26,27</text:p>
      <text:p text:style-name="P3"><text:tab/>Tal com li havia insistit el capità per tercera vegada, la Núria s'omplia un vas d'aigua a sobre de la taula més arraconada de la sala d'estar. Sense voler, esquitxava la portada d'un «Le Monde» del dotze de juny ple d'anotacions en bolígraf. Provatures, telèfons i algú que havia estat practicat la seva firma sobre la fotografia d'un avió de la companyia Ibèria. El titular feia referència a una vaga de controladors aeris a Espanya que fastiguejarien els plans de vacances de molts viatgers. </text:p>
      <text:p text:style-name="P3"><text:tab/>Amb la mirada perduda a l'entradeta de la noticia, l'aigua que queia del gerro va superar llindar del got i un bassal d'aigua es va començar a escampar. Va agafar quatre <text:soft-page-break/>tovallons de paper i els va posar sobre la superfície. El riu que es dirigia a la moqueta verda es va frenar. El diari, però, havia patit les conseqüències de la inundació i xop el va deixar sobre la prestatgeria que tenia al davant: entre les begudes alcohòliques de més graduació que havien resistit miraculosament al terratrèmol de la nit.</text:p>
      <text:p text:style-name="P3"><text:tab/>Es va acostar el got als llavis ressecs. Li feia la sensació que portava dies sense beure. Des de la tempesta de la nit havia perdut completament la noció del temps, de la gana i de la set. </text:p>
      <text:p text:style-name="P3"><text:tab/>Quan es va sentir plena es va adonar que el capità tenia raó quan li deia que <text:s/>abans de seure a parlar amb ells s'hidratés una mica. El glop havia estat refrescant. Va pensar que havia tingut sort que l'aigua encara estigués freda. La nevera portava hores apagada. Tantes com el vaixell portava a la deriva.</text:p>
      <text:p text:style-name="P3"><text:tab/>S'havia format un comitè de crisi improvisat amb els oficials que havien aparegut fins aquell moment. La sala on normalment feien el còctel o la cervesa abans d'anar a sopar s'havia convertit en el centre d'operacions. La planta B, on hi havia el despatx del capità i del primer enginyer, el lloc més adient per fer aquest tipus de reunions, havia patit molt durant la nit i la majoria de finestres havien rebentat. No era còmode estar allà. Aquella habitació, en canvi, com que es trobava a la planta més baixa de la torre, gairebé no havia patit desperfectes i es trobava com l'havien deixat la nit anterior. El calendari eròtic de <text:span text:style-name="T5">Pirelli</text:span> seguia penjat a la paret, entre l'aquarel·la del port de Marsella clavada amb claus i la gran televisió de plasma. Ni una ampolla havia caigut dels prestatges. Només havien lamentat el trencament d'un parell de vasos de vidre i el cendrer ple de burilles que els havia fet mandra recollir i seguia escombrat a sota del moble bar.</text:p>
      <text:p text:style-name="P3"><text:tab/>Al centre de la sala hi havia una rotllana de cadires de la cantina que completava el gran sofà amb <text:span text:style-name="T5">chaise-longue</text:span> de color marró clar. Assegut a la punta del coixí, el capità escoltava com el primer oficial, en John, es debatia amb en Roland si algú els aniria a buscar o no. Al mateix temps, en Martin, el cap d'enginyeria, explicava a en Pep, en Jimmy i qui el volgués escoltar com els seus nois necessitaven ajuda a baix per acabar de buidar de l'aigua de més que el vaixell s'havia empassat durant la tempesta. Alguns mariners tenien la mirada perduda, altres escoltaven, altres dormien amb els ulls oberts.</text:p>
      <text:p text:style-name="P3"><text:tab/>—Fins que no estigui seca —insistia en Martin, brut i cansat. Tenia pinta de no haver parat en tota la nit—, no podem engegar res.</text:p>
      <text:p text:style-name="P3"><text:soft-page-break/><text:tab/>La Núria va mirar enfora, a través de la petita finestra d'on hi entrava la llum d'un sol tranquil. El vast oceà semblava un llac. Res a veure amb el que havia estat la nit anterior. Va pensar en l'Andreu. Es preguntava si seguiria dormint encara al seu llit tal com l'havia deixat.</text:p>
      <text:p text:style-name="P3"><text:tab/>—Hem d'iniciar la marxa, ja! —va cridar irritat, en John. Tenia les galtes més xuclades que l'última vegada que l'havia vist, com si tota aquella crisi li estigués drenant l'ànima. La pell li brillava en vermellor.</text:p>
      <text:p text:style-name="P3"><text:tab/>Ella va deixar el vas sobre un tovalló moll i es va apropar a la rotllana, on tenia una cadira reservada. Al seu voltant les cares eren majoritàriament de cansament. Feia poc que s'havia llevat, però allà hi havia gent que havia treballat durant tota la nit. Va pensar que havia fallat als seus companys, adormint-se, cansada, al costat de l'Andreu. Havia sentit diferents tons d'alarma durant les últimes hores, però s'havien desfet entre els malsons i la inquietant realitat que l'envoltava. Es va preguntar si era l'última que s'havia presentat allà o encara hi havia gent desapareguda. Des que havia entrat no havia obert la boca.</text:p>
      <text:p text:style-name="P3"><text:tab/>—Necessito algunes hores abans de fer res— va dir el primer enginyer tranquil.</text:p>
      <text:p text:style-name="P3"><text:tab/>—No podem quedar-nos aquí parats! —La vena nerviosa del coll del primer oficial se li pronunciava com a punt d'explotar—. Sense comunicacions! No podem!</text:p>
      <text:p text:style-name="P3"><text:tab/>En Pep la va mirar amb un somriure a la boca i interrogant amb les celles arquejades. Ella va aixecar la mà dreta amb el polze amunt i després li va picar l'ullet. Se sentia força grogui encara. Per dins era un mar de nervis. No n'hi havia hagut prou amb el dolor del costat, la incertesa de la seva decisió de deixar terra i la trucada del seu marit, com perquè en aquell moment estigués a la deriva. De cop, semblava que havien passat mesos des que havien deixat Barcelona.</text:p>
      <text:p text:style-name="P3"><text:tab/>Es va mirar com el capità fumava de manera calmada de la cigarreta electrònica que tenia penjada del coll. Els ulls resseguien el terra: entre la bota bruta de greix negre d'en Pep i el peu de la cadira d'un dels mariners més joves, que encara no sabia com es deia. </text:p>
      <text:p text:style-name="P3"><text:tab/>—Ja estem fent alguna cosa —va continuar en Martin—. Estem buidant d'aigua la sala de màquines.</text:p>
      <text:p text:style-name="P3"><text:tab/>—No podem quedar-nos amb els braços creuats! —La parpella de l'ull esquerra d'en John es va revelar contra ell. </text:p>
      <text:p text:style-name="P3"><text:soft-page-break/><text:tab/>—No t'estic dient que ja estem treballant? Fins que la sala no estigui en condicions no podem provar res. Què proposes?</text:p>
      <text:p text:style-name="P3"><text:tab/>El capità, veient que la situació es podia descontrolar, va reposar la mà sobre l'espatlla del primer oficial i li va clavar una mirada tranquil·la. Amb veu suau li va dir que anés una estona a dalt, que reposés, descansés i mengés alguna cosa. Després va fer una llambregada al voltant, buscant la persona indicada. Es va parar davant el rostre serè d'en Pep i li va demanar que acompanyés el primer oficial a l'habitació. Que passessin per la cantina i recollissin fruita i aigua. Molta fruita, va dir.</text:p>
      <text:p text:style-name="P3"><text:tab/>Quan la porta es va tancar van passar un segons durant els quals ningú va gosar dir res.</text:p>
      <text:p text:style-name="P3"><text:tab/>—Algú té alguna idea de què ha passat? —va aventurar-se la Núria.</text:p>
      <text:p text:style-name="P3"><text:tab/>El capità es va aixecar.</text:p>
      <text:p text:style-name="P3"><text:tab/>—Estem a la deriva, Núria— va dir acostant-se al moble del televisor —. A les vint-i-tres trenta vam travessar una tempesta una mica especial. O espacial.</text:p>
      <text:p text:style-name="P3"><text:tab/>—Com?</text:p>
      <text:p text:style-name="P3"><text:tab/>Va mirar cap allà on el capità assenyalava. Al costat del moble de la televisió hi reposava una planxa metàl·lica calcinada, una peça de mig metre quadrat. A primer cop d'ull la Núria va pensar que es tractava d'alguna tapa de qualsevol aparell del vaixell, o algun desperfecte del casc o la torre. Però mentre el capità s'hi acostava hi va parar més atenció. Era molt prim, com si es tractés d'un full de cartolina rígid. Pintat en blanc i cremat en negre. No aconseguia identificar de quina part del vaixell es podia tractar.</text:p>
      <text:p text:style-name="P3"><text:tab/>—Ahir a la nit vam patir una tempesta. —El capità va començar a resseguir amb el dit índex la bora de l'objecte de metall—. Els llamps, trons, i mala mar era tant real com la de qualsevol altre dia, però alguna cosa més gran va impactar del cel a nosaltres. Hem perdut deu contenidors. Uns quants més s'han esberlat. El pont...</text:p>
      <text:p text:style-name="P3"><text:tab/>—Va ser... —En Roland es va aixecar de la cadira. Portava el braç embenat i la samarreta blanca s'havia convertit en una aquarel·la marronosa. Amb la mà esquerra es va moure una mica la bena del braç dret per tal de deixar al descobert un seguit de talls curts i rasos que li anaven des de la mà fins a dalt de tot del coll—. Van explotar de cop totes les finestres a dalt. Una gran bola de ferro va destrossar els panells de navegació...</text:p>
      <text:p text:style-name="P3"><text:soft-page-break/><text:tab/>—Hi ha ferits greus? —va preguntar la Núria.</text:p>
      <text:p text:style-name="P3"><text:tab/>—No —va continuar el capità—, per sort no hem de lamentar cap ferit important. En John i en Roland estaven al pont quan tot va passar. En Roland es va endur el cop físic. En John el psicològic. Ja has pogut veure que l'ensurt encara el té a la pell.</text:p>
      <text:p text:style-name="P3"><text:tab/>—I qui no? —va intervenir en Roland.</text:p>
      <text:p text:style-name="P3"><text:tab/>—Exacte. I qui no? —va continuar el capità—. El motor no sabem com està. En principi...</text:p>
      <text:p text:style-name="P3"><text:tab/>—El motor estarà bé —en Martin era molt gelós del seu espai—. Durant la tempesta hi va entrar molta aigua. No és greu, però s'ha de buidar, això és tot. Funcionarà.</text:p>
      <text:p text:style-name="P3"><text:tab/>—Exacte, funcionarà. El punt... com ho diríem... —El capità va deixar de tocar l'objecte i va creuar els braços, dirigint-se a la Núria—. Curiós. És que no hi ha manera d'establir comunicació amb ningú. Els aparells del vaixell estan fregits, les antenes de ràdio estan partides i les parabòliques neden cap al fons de l'oceà. Això explicaria per què no va cap aparell del vaixell. Però el punt que no entenc és per què no funciona el telèfon per satèl·lit?</text:p>
      <text:p text:style-name="P3"><text:tab/>—Potser estem en una zona que no aconsegueix triangular, sense cobertura —La Núria va tenir l'impuls de portar-se la mà a la butxaca per agafar el telèfon. Però no hi era. L'havia deixat a sobre l'escriptori. </text:p>
      <text:p text:style-name="P3"><text:tab/>—Sí, i fins que no ens moguem o —va assenyalar amb el dit cap amunt— ens moguin, no ho sabrem del cert. <text:s text:c="3"/></text:p>
      <text:p text:style-name="P3"><text:tab/>Tota la sala va contemplar com el capità aixecava la peça metàl·lica que reposava sobre el moble. La Núria es va sorprendre de la lleugeresa amb què ho movia entre els seus braços esquifits. El capità es va acostar a ella, mentre fregava amb la mà la part més extrema de l'objecte. Les mans li estaven quedant plenes de pols de cremat. Una «E» s'anava dibuixant, després una «S» i després el que semblava la pota d'una «A». També s'hi podia intuir al costat un globus terraqüi.</text:p>
      <text:p text:style-name="P3"><text:tab/>—Saps què és?</text:p>
      <text:p text:style-name="P3"><text:tab/>Ella va fer que sí amb el cap. Agència Espacial Europea, va pensar.</text:p>
      <text:p text:style-name="P3"><text:tab/>—Molt irònic que un satèl·lit, textualment, ens deixi incomunicats. —va dir en Jean-Pierre, traient ferro a l'assumpte.</text:p>
      <text:p text:style-name="P4"><text:soft-page-break/>***</text:p>
      <text:p text:style-name="P3"><text:tab/>Quan la Núria va arribar al pont, en Gómez estava escombrant restes de la destrossa. Cargols, vidres, papers, cables i peces carbonitzades. Tot barrejat en un bunyol que recobria el terra normalment impecable del centre de comandament. Una lona de plàstic onejava amb el vaivé de la marea fent la funció de vidre principal. </text:p>
      <text:p text:style-name="P3"><text:tab/>Al estar parats, a la voluntat d'un mar que aquell matí havia decidit estar tranquil, el terra es movia de manera imprecisa. La Núria es va agafar al moble d'on sobresortia el timó, un dels pocs que havia quedat intacte. L'extintor l'havien despenjat i descansava a peu de porta sense l'anella de seguretat. Es va fixar que tota la part esquerra de la consola davantera havia perdut el color verd de la pintura. Era negra com el carbó.</text:p>
      <text:p text:style-name="P3"><text:tab/>Tots els pilots de plàstic estaven apagats, les plaques electròniques a la vista, els monitors rebentats, cables per tot arreu. Tindrien molta feina abans no poguessin tornar a encendre aquells aparells. Una sensació de buidor es va apoderar d'ella.</text:p>
      <text:p text:style-name="P3"><text:tab/>El moviment del mar va fer que una clau anglesa que reposava al damunt del moble des d'on la Núria contemplava de magnitud de la tragèdia caigués al terra. En Gómez es va girar cap a ella. Les celles li queien avall pels marges de la cara. La boca arquejava en desaprovació. Amb un fil molt prim de veu, va preguntar si entenia el que havia passat.</text:p>
      <text:p text:style-name="P3"><text:tab/>—Eres aquí durant la tempesta? —va preguntar ella mentre observava com un dels fluorescents voltava com un pèndol.</text:p>
      <text:p text:style-name="P3"><text:tab/>Ell, sense deixar d'escombrar, va dir-li que no. Que estava dormint quan va passar tot. La seva habitació, a la coberta B, donava a la part més baixa de la pila de contenidors i amb la finestra bloquejada s'havia imaginat que es tractava d'una tempesta sense més. No havia estat fins al matí, quan havia sentit les alarmes, que s'havia adonat que era alguna cosa més grossa.</text:p>
      <text:p text:style-name="P3"><text:tab/>—He provat de trucar a casa —va continuar en Gómez—. Però el telèfon per satèl·lit no funciona.</text:p>
      <text:p text:style-name="P3"><text:tab/>—Sí, m'ho ha comentat el capità.</text:p>
      <text:p text:style-name="P3"><text:tab/>La Núria havia pujat allà precisament a veure si en podia treure l'aigua clara, de tot aquell tema. Havia quedat amb el capità que analitzaria la millor manera de comunicar-se amb l'exterior. Que provaria de reparar la ràdio, aconseguir cobertura per <text:soft-page-break/>part dels satèl·lits o fer senyals de fum si no els quedava cap altre recurs. Havien de donar la senyal de socors com sigui. Una altra tempesta com la de la nit, encara que fos sense satèl·lits, avions o el que fos que els havia caigut del cel, no la resistirien.</text:p>
      <text:p text:style-name="P3"><text:tab/>A la cantonada del queixal esquerra, just al peu de la cortina de vellut recollida, hi havia, arrepenjat a la paret, un tros metàl·lic com el que havien estat analitzant feia una estona. La Núria no li podia treure els ulls de sobre mentre s'hi acostava.</text:p>
      <text:p text:style-name="P3"><text:tab/>—N'he recollit uns quants d'aquests —va dir en Gómez—. Els estava deixant a fora. És un avió?</text:p>
      <text:p text:style-name="P3"><text:tab/>Va encongir les espatlles. Podia ser qualsevol cosa. Igual que l'anterior, al agafar-lo li va sorprendre la lleugeresa del material. Va passar la mà per la superfície plana de la part superior. Una capa de pols de cendra es va despendre sobre el sòl.</text:p>
      <text:p text:style-name="P3"><text:tab/>—No ho podries fer a fora, això, maca? —en Gómez la mirava seriós, arrepenjat a l'escombra.</text:p>
      <text:p text:style-name="P3"><text:tab/>Ella va fer que sí amb el cap i va caminar els tres metres que la separaven de la porta amb la peça a les mans. <text:span text:style-name="T7">Repassar que no hi hagi cap referent de la nau espacial. </text:span></text:p>
      <text:p text:style-name="P3"><text:tab/>Les mans li estaven quedant negres. La peça no delatava cap nova pista. Rugosa per l'erosió en algunes parts, havia perdut clauets i s'havia deformat del que semblava que hauria estat la seva forma original. No hi havia cap logotip, lletra o nombre. Es va preguntar si realment tenia a les mans la peça d'un satèl·lit que s'havia precipitat sobre la terra com havia suggerit en Jean-Pierre durant la reunió.</text:p>
      <text:p text:style-name="P3"><text:tab/>Des del balcó exterior podia veure l'aspecte del pont i el cap (<text:span text:style-name="T7">la part de dalt)</text:span> de la torre després de la tragèdia. Ja no era que haguessin saltat alguns vidres sinó que la forma del barret del pont havia estat abonyegat. Cosa molt difícil de creure. Acer del més dur doblegat. La finestra de la cantonada ja no era rectangular, sinó que havia adoptat la forma d'algun tipus de trapezoide. La barana de seguretat que rodejava la part exterior del finestral havia desaparegut. Tapava la vista, com un serrell massa llarg, la visera metàl·lica que s'havia desprès de sobre del gran vidre panoràmic. L'haurien d'arrencar en algun moment.</text:p>
      <text:p text:style-name="P3"><text:tab/>Va aixecar el rostre cap al barret de la torre, o<text:span text:style-name="T7">n portaven les escales que pujaven al costat de la porta (no entenc la situació)</text:span>. A la nit anterior, d'allà s'erigien tres grans antenes cel amunt, flanquejades per un parell de parabòliques i diferents sensors de radar que donaven voltes de manera regular. En aquell moment, a dalt, només s'hi <text:soft-page-break/>podia veure una antena llarga partida per la meitat, que s'abocava cap a l'altre extrem de la torre. Cables d'acer havien caigut en totes direccions.</text:p>
      <text:p text:style-name="P3"><text:tab/>Va sentir una tos que s'enfilava per l'escala. La seguien unes passes lentes. Una figura cansada pujava per la coberta des de baix de tot. La Núria va treure el cap pel balcó per veure de qui es tractava. De primeres no va reconèixer el cap que pujava escales amunt. No portava roba de mariner, tampoc de treball. Al notar aquest detall va recordar que es tractava del passatger adult que havia conegut el primer dia, el pare de l'Andreu.</text:p>
      <text:p text:style-name="P3"><text:tab/>El seu peu va enfilar l'últim esglaó i es va parar a agafar aire. Anava mal pentinat i no s'havia afaitat. La va mirar desconcertat. Després, arrepenjant el braç al que quedava de barana, va mirar al seu voltant.</text:p>
      <text:p text:style-name="P3"><text:tab/>—Et puc ajudar? —va dir, serena, la Núria.</text:p>
      <text:p text:style-name="P3"><text:tab/>—Has vist el meu fill? —va preguntar el pare de l'Andreu.</text:p>
      <text:p text:style-name="P3"><text:tab/>—Have you seen the young passenger, ma'am? —Una veu va sorgir de tres esglaons més avall.</text:p>
      <text:p text:style-name="P3"><text:tab/>Un jove filipí, amb samarreta blanca impol·luta i pantalons negres de pinça va aparèixer darrere de l'home. Tenia el cap ben gros i no aixecava més de dos pams de terra. Amb força va fer apartar el pare de l'Andreu, fent-se un bon lloc a l'espera de la resposta de la Núria. Aquell matí era la primera persona que es creuava que s'havia dutxat, afaitat i fins i tot que desprenia un toc de colònia barata. El pare de l'Andreu havia fixat la mirada a l'interior de la torre, on en Gómez seguia la seva tasca de neteja.</text:p>
      <text:p text:style-name="P3"><text:tab/>—Sí —va contestar la Núria. El pare es va girar cap a ella—, ha dormit a la meva habitació. El vaig trobar ahir a la nit a la coberta desorientat quan la tempesta va començar, potser encara segueix allà.</text:p>
      <text:p text:style-name="P3"><text:tab/>—Està bé així?</text:p>
      <text:p text:style-name="P3"><text:tab/>La Núria va fer que sí amb el cap. </text:p>
      <text:p text:style-name="P3"><text:tab/>L'home va relaxar tots els músculs de la cara, desfent-se sobre la barana on estava arrepenjat. </text:p>
      <text:p text:style-name="P3"><text:tab/>—Què cony ha estat això? —va dir, més tranquil, el pare de l'Andreu—. Aquest nan no em para de marejar, dient-me que no puc anar aquí o allà perquè podria ser perillós. Què ha passat? Quina és la situació? </text:p>
      <text:p text:style-name="P3"><text:soft-page-break/><text:tab/>Era evident que el jove assistent de cabina no entenia ni una paraula de català.</text:p>
      <text:p text:style-name="P3"><text:tab/>—What room are you in, ma'am? —A les mans portava la llista de tot el passatge i un mapa de planta del vaixell. A cada habitació hi havia el cognom de la persona que hi estava residint —. Here you are!</text:p>
      <text:p text:style-name="P3"><text:tab/>La Núria li va dir que sí, que l'habitació que estava senyalant era la correcta. El noi filipí va desaparèixer, llavors, escales avall saltant els esglaons de dos en dos.</text:p>
      <text:p text:style-name="P3"><text:tab/>—Encara no sabem què ha passat. —La Núria es va arrepenjar al costat del pare de l'Andreu.</text:p>
      <text:p text:style-name="P3"><text:tab/>—El telèfon no té cobertura. —L'home va treure de la butxaca un model de última generació. La Núria va pensar en el seu que seguia reposant al damunt de l'escriptori—. N'he tingut durant tot el trajecte fins ahir.</text:p>
      <text:p text:style-name="P3"><text:tab/>La Núria es va fixar en una onada que s'acostava innocent cap al vaixell. Portava una fina capa espumosa que va impactar contra la part més baixa del casc. Així estaven. Elles eren les que manaven ara. A la deriva.</text:p>
      <text:p text:style-name="P3"><text:tab/>—En vols? —L'home li oferia un cigarret.</text:p>
      <text:p text:style-name="P3"><text:tab/>Ella va fer que no. Ell se'l va encendre i va baixar el primer esglaó. Després, la va mirar com si anés a dir alguna cosa que es va perdre entre els pensament de massa coses que no quadraven.</text:p>
      <text:p text:style-name="P3"><text:tab/>Va tornar a girar el cap. El seu problema era un altre. A pas decidit es va acostar a l'escala que pujava a dalt de tot de la torre i s'hi va enfilar. Anava deixant pols de cendra de les mans brutes allà on s'aferrava. Quan va arribar a dalt es va espolsar amb els pantalons.</text:p>
      <text:p text:style-name="P3"><text:tab/>Estava en el punt més alt del vaixell. Des d'allà una esgarrifança li va pujar per l'espina dorsal. La precisió en què els contenidors eren col·locats al port havia deixat pas a la màgia d'un equilibri gairebé impossible on les torres de contenidors es mantenien dretes quasi de miracle. Un contenidor de color blau marí penjava de les tres potes, inclinant-se cap a una banda diferent cada vegada que alguna ona impactava contra el gegant mercant. Just darrere seu hi havia impactat el que donava la pista més evident que havien estat interceptats per un satèl·lit: es tractava d'un llarg cilindre metàl·lic d'uns tres metres de radi i que, partit per la meitat, feia evident que es tractava d'un dels grossos. Al damunt de la torre central de contenidors hi havia enfilat, subjectat amb un arnés, un dels mariners, assegurant amb una cadena un contenidor <text:soft-page-break/>que s'havia mogut. Darrera seu, un altre mariner estava entrant a la grua. Com formigues, tots els racons de la coberta es van anar omplint de operaris assegurant contenidors o arreglant petites destrosses de la nit.</text:p>
      <text:p text:style-name="P3"><text:tab/>Ella es va girar cap a la seva feina. Una teulada plena d'antenes caigudes. El petit armariet de seguretat seguia intacte. El va obrir i va comprovar que encara hi havia la pistola de bengales i unes cinc oportunitats que potser haurien d'acabar utilitzant. Va tancara l'armari i va fer una ullada a l'única antena supervivent que hi quedava. Estava desplomada sobre el terra, sobresortia per la coberta de l'altra banda. La resta havien estat totalment arrencades i no en quedava cap en peu.</text:p>
      <text:p text:style-name="P3"><text:tab/>El sol estava en el punt més alt. Es va treure la dessuadora que portava i la va deixar sobre el que quedava de barana. Quan va estirar el braç va notar com la pell li tibava al voltant de la cicatriu del costat. El contorn d'aquesta es filtrava marronós a la samarreta. Se la va aixecar, descobrint una ferida oberta, que no li feia mal, però la desconcertava. No s'havia donat cap cop. Mai l'havia molestat.</text:p>
      <text:p text:style-name="P3"><text:tab/>Llavors va mirar més enllà de l'antena, l'acer, els contenidors, satèl·lits i mariners penjats d'un fil. Estaven sols al mig del mar, petits com una formigueta. Aigua en totes direccions. Cap comunicació. </text:p>
      <text:p text:style-name="P3"><text:tab/>El vent els movia. El mar els movia. El sol els escalfava. La voluntat l'havien perdut del tot. Estaven sota la gràcia del que els envoltava. </text:p>
      <text:p text:style-name="P3"><text:tab/>La Núria, petita, va sentir-se lluny. Tan lluny com no havia estat mai.</text:p>
      <text:p text:style-name="P3"><text:tab/>Era dimarts. A aquella hora l'Oriol hauria plegat de treballar i estaria menjant a algun bar de menú del centre. Potser havia quedat amb algun dels seus amics o algun company de feina que no havia portat el tupperware (<text:span text:style-name="T17">la carmanyola)</text:span>. Estaria explicant que es troba millor que mai, que s'havia tret un pes de sobre per haver començat els tràmits de divorci. Potser una noia jove, separada, li estaria servint el dinar. Potser just en aquell instant els seus ulls s'haurien creuat i una espurna havia explotat. I el seu amic li estaria insistint que passés pàgina i que demanés el telèfon a la cambrera. Que segur que era guapa, simpàtica i amb ganes de tenir una vida confortable al seu costat. La llum màgica de Barcelona hauria dibuixat un somriure a la noia al veure l'atreviment de l'Oriol. I tot hauria començat a rodar.</text:p>
      <text:p text:style-name="P3"><text:tab/>La Núria es va asseure a coberta, deixant que els peus li pengessin pel marge. Els braços arrepenjats al barrot que quedava de barana i consolada per l'antena que <text:soft-page-break/>tenia al costat. Al passar-hi la mà pel damunt va comprovar que la superfície, abans llisa, era rugosa. Dos metres d'acer punxegut sobresortien al seu costat. Només penjava gràcies a un manyoc de cables en el seu interior que la mantenien balandrejant entre un tros de barana i el que quedava d'un altaveu. Només l'hauria d'aixecar i fer una mínima reparació. Ja podria haver caigut al fons del mar, aquesta, també.</text:p>
      <text:p text:style-name="P3"><text:tab/>La idea d'estar incomunicats no li feia tant de mal, pensant-ho millor. Un pensament fugaç de saboteig li va anar saltant de neurona a neurona com si d'un mico filós es tractés. Si aquella antena es trencava del tot ningú ho sabria. Va mirar cap al parell de cables dèbils sobre els quals encara s'aguantava. No seria difícil tallar-los amb unes alicates i que el pes de la pròpia antena la desequilibrés i l'enviés, amb una mica de sort, fins a l'aigua. Tot hauria estat un accident. Fins i tot era un risc que li podia passar encara que no volgués.</text:p>
      <text:p text:style-name="P3"><text:tab/>Sense voler, es va fregar la ferida del costat amb la mà. Va fer una ganyota i el seu cap va tornar a un llit d'hospital. Havia d'arreglar aquella antena i començar a llençar senyals de socors. De cop, li van entrar unes ganes boges de tornar a terra. Va mirar al seu voltant tot cercant un punt de civilització. Però no. Estaven sols.</text:p>
      <text:p text:style-name="P3"><text:tab/>Amb compte va elevar la llarga antena de ràdio.</text:p>
      <text:p text:style-name="P17">11. Núria (30)</text:p>
      <text:p text:style-name="P3"><text:tab/>—<text:span text:style-name="T5">Mayday, Mayday Mayday. This is Núria on the Batten Bay, Batten Bay, Batten Bay</text:span>—. Tenia la gola seca de tant de repetir aquella frase.</text:p>
      <text:p text:style-name="P3"><text:span text:style-name="T2"><text:tab/></text:span>No s'havia aixecat de la cadira de fusta antiga des de feia hores. Donava l'esquena a la sala de comandament del vaixell, atenta a l'aparell de ràdio. S'havia fet tan tard que ja no podia ni llegir les freqüències que hi havia anotades a la llibreta. La claror del sol de mitja tarda, tènue i horitzontal, havia deixat pas a la foscor del vespre. </text:p>
      <text:p text:style-name="P3"><text:tab/>Va tossir per aclarir-se l'esòfag, després va fer una estirada de braços per treure's la mandra acumulada. L'aparell marcava en llum blavosa el canal setze. Intentava repassar mentalment la de vegades que havia donat la volta al dial sencer des que havia començat hores ençà. Va acostar la llibreta al monitor de la ràdio i va comprovar que ja era la cinquena vegada que provava aquell número, el més probable on trobar altres embarcacions. Milers i milers de missatges llançats a les ones sense cap resultat. El <text:s/>telèfon, a la butxaca, tampoc havia aconseguit emparellar-se amb cap satèl·lit. Li donava la sensació que allà dalt no hi havia res.</text:p>
      <text:p text:style-name="P3"><text:soft-page-break/><text:span text:style-name="T1"><text:tab/></text:span>Va sentir unes passes al seu darrere i, quan es va girar, es va trobar amb el primer oficial, en John, aturat al marge de la porta que donava a l'exterior. Amb els binocles davant dels ulls llambregava l'horitzó mentre els seus llavis consumien una cigarreta de cargolar. La Núria es va fixar en la tremolor dels dits de l'oficial mentre enfocava en la distància, el llavi també es movia amunt i avall, i feia equilibris per mantenir la compostura mentre murmurava preocupat. El capità havia marxat feia una estona a descansar, havia deixat a càrrec del control de l'operació al segon de bord, que en aquell moment havia semblat més que capaç. La Núria, però, havia notat, en el mateix moment en què el capità havia abandonat la sala, com l'ambient havia decaigut, com si es tractés d'una llosa que el seu superior estigués aguantant per a tots ells i ara ja ningú se n'ocupava. <text:span text:style-name="T17">No sabia què havia vist aquell home durant la nit, però l'havia transformat en un sac d'óssos tremolosos. (quin home? El capità, el primer oficial, el segon de bord?) </text:span></text:p>
      <text:p text:style-name="P3"><text:span text:style-name="T1"><text:tab/></text:span>Va girar-se cap a l'aparell de ràdio i va moure de nou el dial, per trobar-se amb el següent canal des d'on volia emetre. Ja havia perdut tota esperança a recobrar cap comunicació amb l'exterior. Què estaria fent la seva germana?</text:p>
      <text:p text:style-name="P3"><text:tab/>—<text:span text:style-name="T5">Mayday, Mayday, Mayday. This is container ship Batten Bay, Batten Bay, Batten Bay. MMSI 2321232118539. Last position known: 35.635331, -17.865318. Engine failure, coms failure. We required immediate assistance. Over</text:span>—. L'eco de la frase va quedar altra vegada ressonant per les parets del pont.</text:p>
      <text:p text:style-name="P3"><text:span text:style-name="T1"><text:tab/></text:span>Sota els seus peus alguna cosa es va moure. El terra de metall va tremolar de manera inconstant tres vegades, després va quedar a la deriva de les ones tranquil·les. De cop, la vibració va tornar de manera més intensa. La Núria va deixar l'emissor de ràdio sobre la taula i es va aixecar. Esperava que aquella vegada el soroll estrident no parés de cop. Era la vibració més forta que havia generat el motor del vaixell en tota la tarda. En John va entrar amb <text:span text:style-name="T17">el final (la burilla)</text:span> de la cigarreta encara als llavis. La Núria va obrir la boca, però l'oficial, sense ni mirar-la, es va acostar al finestral principal, tapat momentàniament per una lona de plàstic transparent. Tenia la mirada dirigida al més llunyà dels pals de proa.</text:p>
      <text:p text:style-name="P3"><text:tab/>—Aquesta vegada funcionarà... —va dir la Núria mentre avançava per arribar al costat del seu superior.</text:p>
      <text:p text:style-name="P3"><text:span text:style-name="T1"><text:tab/></text:span>Els peus tremolaven sota el rugir en agonia del motor. El cendrer, situat al capdamunt del monitor de control de sistemes, va caure a terra i va fer saltar el primer <text:soft-page-break/>oficial de l'ensurt. La Núria es va agafar de la paret i va moure's cap a la taula de monitors que tenia al darrere. Estaven forçant la màquina, ho havien de fer si volien moure aquella massa de ferro d'una vegada. El monitor que tenia al davant mostrava l'estat del motor i els paràmetres en què l'estaven dirigint directament des de la sala de màquines. Es va fixar que de les vuit vàlvules, tres estaven arribant a nivells perillosos de temperatura. La resta els estava costant iniciar la marxa. Va aixecar el cap i li va indicar a l'oficial que mirés el que estava veient. Ell es va acostar i va remugar en veu baixa. La Núria sabia que si la temperatura dels tres pistons seguia augmentant al ritme actual acabarien per generar una nova avaria més crítica que l'actual. En John insultava els pistons mandrosos que no havien aconseguit encara agafar la marxa.</text:p>
      <text:p text:style-name="P3"><text:span text:style-name="T1"><text:tab/></text:span>Una forta estrebada va obligar la Núria a arrapar-se a un agafador situat a la part superior del monitor. L'oficial va recular unes passes i després va tornar al seu lloc. Com si les injúries d'en John haguessin servit d'alguna cosa, els cinc pistons que els estava costant van agafar les revolucions necessàries i els tres que estaven a punt d'explotar es van relaxar. La Núria va posar el dit sobre el monitor per veure, de manera més precisa, com les temperatures entraven en la normalitat del funcionament.</text:p>
      <text:p text:style-name="P3"><text:span text:style-name="T1"><text:tab/></text:span>L'aire tornava a fluir per la planta superior de la torre. Va mirar endavant, cap a la proa. El gegant mercant, tímid, s'anava despertant del coma en què s'havia trobat des de feia hores. Iniciava de manera lenta un trencament de les cadenes oceàniques que li provocava la resistència a les forces del mar. Va somriure i va cercar la mirada còmplice d'en John que nerviós es portava una nova cigarreta a la boca. L'encenedor li va fallar tres vegades fins que a la última es va prendre la punta.</text:p>
      <text:p text:style-name="P3"><text:tab/>—Mira!</text:p>
      <text:p text:style-name="P3"><text:tab/>El dit índex de la Núria assenyalava la velocitat de dos nusos sobre el monitor. En John no mirava cap a on ella l'indicava. Semblava que estigués a punt d'explotar de tota la tensió que tenia acumulada. Va fer un crit al cel i, esgotat, es va asseure a la cadira que hi havia al costat de la Núria. Ella va notar com els nervis dins seu es calmaven en consonància amb la tensió de la sala que baixava, com els ulls de l'oficial.</text:p>
      <text:p text:style-name="P3"><text:tab/>—Prepararé cafè.</text:p>
      <text:p text:style-name="P3"><text:span text:style-name="T1"><text:tab/></text:span>Tres minuts després va tornar amb dues tasses. Li va donar una a l'oficial les mans del qual descansaven als reposabraços de cuir negre. L'altra se la va portar a la boca. Va fer un petit xarrup però estava massa calent encara. Els plàstics que feien de parabrises picaven contra el vent. Notava petites ràfegues que es colaven per foradets <text:soft-page-break/>que s'havien format als marges. L'oficial va agafar el telèfon i va marcar l'extensió d'una de les cabines. En anglès va demanar a en Gómez que pugés cap al pont, que estaven iniciant la marxa. Després de penjar va insinuar que el mariner era força mandrós per la seva condició d'estranger.</text:p>
      <text:p text:style-name="P3"><text:tab/>—Gràcies pel café —va dir, després, mirant-la per primera vegada en moltes hores.</text:p>
      <text:p text:style-name="P3"><text:tab/>—De res.</text:p>
      <text:p text:style-name="P3"><text:tab/>—Sembla que ens sortirem, després de tot—es va portar la tassa a la boca. Les mans ja no li tremolaven de la mateixa manera feia cinc minuts. —No m'he pogut treure la imatge del meu fill del cap des que ha començat tota aquesta crisi. Com si no l'hagués de tornar a veure. </text:p>
      <text:p text:style-name="P3"><text:s text:c="6"/><text:tab/>—Com es diu?</text:p>
      <text:p text:style-name="P3"><text:tab/>—John. Com el seu pare. Mira—. De la cartera va treure la fotografia d'un noi anglès d'uns dotze anys, pèl-roig i somrient. —Tens fills, tu?</text:p>
      <text:p text:style-name="P3"><text:tab/>La Núria va fer que no amb el cap mentre mirava la foto de carnet. No tenia fills. Tenia una part d'ella en un altre ésser que trobava a faltar. L'home ja havia pujat els braços en senyal de victòria, com si engegar aquell motor fos l'únic dels seus problemes. Ella pensava en la comunicació, en com estaven d'aïllats de tot. Una altra tempesta no la resistirien. Com estaria la seva germana? Va pensar en la ferida que tenia al costat; encara li feia mal tot i que les distraccions havien estat tantes que el dolor s'havia convertit en una molèstia suportable.</text:p>
      <text:p text:style-name="P3"><text:span text:style-name="T1"><text:tab/></text:span>Si volia comunicar-se amb la seva germana només hi havia un camí: l'escriptori que tenia al darrere amb aquella ràdio de curt abast. Si havia de donar cinc voltes més al dial fins a trobar vida a l'altra banda de les ones, ho faria. Anaven de camí a les Açores, tal com havien acordat en primera instància amb el capità i el primer enginyer. Però a la velocitat que anaven podien tardar força dies, fins i tot una setmana. Era totalment necessari contactar amb salvament marítim o a qualsevol que els pogués estar escoltant al més aviat possible. Si es tornaven a quedar a la deriva potser no seria tant fàcil engegar el motor. Va girar el dial cap a una nova freqüència.</text:p>
      <text:p text:style-name="P3"><text:tab/>—<text:span text:style-name="T5">Mayday mayday mayday...</text:span></text:p>
      <text:p text:style-name="P3"><text:span text:style-name="T3"><text:tab/></text:span>Un dels pilots lluminosos de la ràdio parpellejava en color vermell. Va córrer a posar-se els auriculars i va augmentar el volum de la senyal que rebien.</text:p>
      <text:p text:style-name="P3"><text:soft-page-break/><text:span text:style-name="T1"><text:tab/></text:span>—<text:span text:style-name="T5">Mayday mayday mayday. This is Soyuz t m a six. Soyuz t m a six</text:span>—els pèls se li van posar de punta. Per un moment va pensar que era el seu propi missatge, però la veu tenia un punt més agut— <text:span text:style-name="T5">Soyuz t m a six. Landing at sea by emergency. Requesting for help. <text:s/>Position: 35.635331, -17.865318.</text:span></text:p>
      <text:p text:style-name="P3"><text:span text:style-name="T1"><text:tab/></text:span>Tota la sang del cos li havia pujat al cap, podia sentir-se les galtes vermelles. El missatge es va iniciar altra vegada dos segons després que hagués acabat. Semblava una gravació en bucle. <text:s/>L'entonació exacta de la dona es repetia una i altra vegada sense cap tipus d'alteració. Encara amb els auriculars a les orelles va girar el cap. L'oficial remugava tot mirant-se el rellotge, segurament inquiet per la impuntualitat del pilot. La Núria es va portar l'emissor de ràdio a prop de la boca.</text:p>
      <text:p text:style-name="P3"><text:tab/>—<text:span text:style-name="T5">Batten bay to Soyuz t m a six. Anyone there? Batten bay to Soyuz t m a six.</text:span></text:p>
      <text:p text:style-name="P3"><text:tab/>Va esperar uns trenta segons, després ho va tornar a repetir. Ningú va respondre. Va arrencar un paper de la llibreta i en llapis va escriure les coordenades que estava indicant el missatge de ràdio. A la taula del mapa hi havia el paper amb el quadrant on estaven navegant. Hi havia anotada la última posició que havien pogut enregistrar abans que desaparegués el senyal per satèl·lit i la deriva se'ls hagués emportat. Fins aquell moment no s'havia adonat que eren exactament les coordenades que ella portava hores i hores recitant. El llapis li va caure de les mans.</text:p>
      <text:p text:style-name="P3"><text:tab/>—John. Has d'escoltar això—. Va desendollar els auriculars, deixant que el senyal s'escapés per la sala. </text:p>
      <text:p text:style-name="P3"><text:tab/>—<text:span text:style-name="T5">Mayday mayday mayday </text:span>—deia la ràdio—<text:span text:style-name="T5">. Anyone listening</text:span>. <text:span text:style-name="T5">Soyuz t m a six. Landing at sea by emergency. Requesting for help. <text:s/>Position: 35.635331, -17.865318</text:span></text:p>
      <text:p text:style-name="P3"><text:span text:style-name="T5"><text:tab/>—</text:span>Què collons és això?</text:p>
      <text:p text:style-name="P3"><text:tab/>El primer oficial havia girat la cadira i la mirava directament als ulls. La Núria podia sentir com la tensió a la sala tornava a pujar. Es va acostar a ell amb el paperet de les coordenades apuntades en llapis i el planell amb la seva posició teòrica de feia unes hores. Li va deixar veure. L'home la va mirar estupefacte.</text:p>
      <text:p text:style-name="P3"><text:tab/>—Vaig a buscar el capità —va dir, decisiva.</text:p>
      <text:p text:style-name="P3"><text:tab/>L'oficial li va agafar el braç abans no pogués girar-se cap a la porta. Seguia mirant la ràdio, segurament buscant un punt de comprensió en aquell senyal de socors. La Núria començava a sentir que aquella mà l'apretava amb massa força, potser de terror. </text:p>
      <text:p text:style-name="P3"><text:soft-page-break/><text:tab/>—Deixa descansar el capità —va dir, sec.</text:p>
      <text:p text:style-name="P3"><text:span text:style-name="T1"><text:s text:c="3"/><text:tab/></text:span>Ella va notar l'amenaça en el to de veu de l'oficial. No podien obviar aquell senyal de socors, algú tenia problemes, potser pitjor que ells. Potser tenia relació amb la tempesta de la nit i com ells estava a la deriva. Es devia de tractar d'algun vaixell de l'est d'Europa. Es va imaginar per uns moments que es tractés d'un petrolífer vesant el seu contingut sobre l'oceà i li va venir una esgarrifança. Llavors va parar l'atenció en una de les paraules del missatge. <text:span text:style-name="T5">Landing</text:span>. Es tractava d'un <text:s/>avió?</text:p>
      <text:p text:style-name="P3"><text:tab/>—Ens hem de dirigir cap al senyal. És d'on ens va caçar la tempesta. Amb la deriva que hem portat, força constant, no ens seria difícil reconstruir el camí.</text:p>
      <text:p text:style-name="P3"><text:tab/>L'oficial va deixar de mirar la ràdio que emetia el senyal en bucle per clavar-li els ulls gèlids al front. Podia notar com apretava amb més força sobre el seu braç dret.</text:p>
      <text:p text:style-name="P3"><text:span text:style-name="T1"><text:tab/></text:span>—No. És una ordre. Ja tenim una ruta traçada i la seguirem. M'entens? Sense GPS no podem arriscar-nos a perdre'ns. M'entens?</text:p>
      <text:p text:style-name="P3"><text:tab/>La Núria es va deslliurar,violentament de la mà d'en John. Ell se la va quedar mirant i li va repetir que apagués aquell missatge i fes alguna cosa útil com buscar un senyal que els pogués remolcar, no pas que els portés més problemes. La sang li bullia per les benes, tenia ganes d'agafar la ràdio i tirar-li pel cap de l'oficial. Just en aquell moment va entrar per la porta en Gómez despentinat. </text:p>
      <text:p text:style-name="P3"><text:tab/>Asseguda altra vegada davant la ràdio va tornar a connectar els auriculars i novament va provar de comunicar-se amb la freqüència de la dona gravada. Al seu darrera podia sentir com en Gómez acatava les ordres de direcció del primer oficial entre murmuris per sota del nas. Li feia mal el braç de la pressió d'aquell home. <text:span text:style-name="T5">Requesting for help</text:span>. Qui eren ells per obviar un senyal de socors? Allò violava tota mena de tractats. Va sentir fàstic per l'empatia que havia sentit per l'home feia una estona. Li venien al cap cares desconegudes en un vaixell que s'enfonsava.</text:p>
      <text:p text:style-name="P3"><text:tab/>Es va aixecar sota l'atenta mirada d'en John, que escrutava cada un dels seus moviments. Va sortir a la balconada.</text:p>
      <text:p text:style-name="P3"><text:tab/>—On vas? —va dir l'oficial.</text:p>
      <text:p text:style-name="P3"><text:tab/>—Necessito prendre una mica l'aire —es va excusar ella.</text:p>
      <text:p text:style-name="P3"><text:tab/>Va recolzar els braços al tros que encara quedava de balcó. Davant seu, el mar era un gran desert d'aigua i la lluna un gran far que tenyia de llum blanca les onades <text:soft-page-break/>tranquil·les. En algun racó, més lluny de les línies horitzontals que la seva mirada interpretava com a horitzó, hi havia algú amb més problemes que ells. <text:span text:style-name="T5">Landing at sea. Requesting for help</text:span>. Portava tantes hores dient aquella frase que se n'havia arribat a distanciar del seu significat. S'havien convertit en sons i síl·labes sense cap mena de sentit. En aquell moment es va adonar del que realment implicaven. Ells podien ajudar, el seu vaixell es movia i tenia una direcció. Podien ajudar.</text:p>
      <text:p text:style-name="P3"><text:tab/>Saltant-se la cadena de comandament i amb confiança nul·la amb el seu superior actual va baixar per l'escala exterior de coberta. Va sentir un crit que l'alertava des del pont, però, amb el cap cot, va fer veure que no anava amb ella. En breus instants picaria a la porta del capità.</text:p>
      <text:p text:style-name="P17">13. Núria – 35</text:p>
      <text:p text:style-name="P3"><text:span text:style-name="T1"><text:tab/></text:span>Abraçava les mans a la tassa de cafè, ben a prop del pit, deixant que el vapor calent pugés fins a les narius. A la popa del vaixell, la coberta més propera a l'aigua, s'hi aixecava una bafa nocturna que li gelava la cara. Portava la caputxa de l'abric posada per sobre el cap deixant que el pèls de pell artificial li obstaculitzessin la visió. Tot i estar a aixopluc, a la coberta de popa no hi havia parets. L'aire es passejava de babord a estribord sense que res, exceptuant algunes columnes d'acer, li impedissin el pas. Estava recolzada a la barana més llunyana i mirava cap a la porta d'on acabava de pujar. La que portava a la sala de màquines. Quan havia estat allà dins, ajudant a analitzar les dades del motor, amb tanta calor com hi feia només tenia ganes de sortir a fora a prendre's uns moments per respirar. En aquell moment, però, tenia ganes d'acabar-se el cafè i tornar a baixar per treure's la jaqueta i sentir l'escalfor de les màquines.</text:p>
      <text:p text:style-name="P3"><text:span text:style-name="T1"><text:tab/></text:span>Amb el peu remenava un cap de corda mal endreçat. Li donava voltes<text:span text:style-name="T27">, rodejant la bita </text:span><text:span text:style-name="T28">(posar asterisc amb la definició?)</text:span><text:span text:style-name="T27"> a la qual estava lligada mentre esp</text:span>erava que es refredés el cafè. En Ko i en James, dos mariners força joves, es dedicaven a recollir mànegues, pots de pintura o estris de manteniment a pocs metres d'ella. La tempesta havia desordenat la popa més del que ho estava normalment. Al costat de la porta per on havia pujat hi havia una caixa plena de ferralla. Una nova peça metàl·lica, tant carbonitzada com les altres, hi descansava al seu damunt. <text:s/>A la <text:s/>part inferior de <text:s/>la paret de l'alcàsser hi havia diverses lleixes per terra que havien deixat anar el material que contenien per tota la coberta. Es mantenien unides a la paret per cables que en algun moment havien ajudat a trincar-ne el contingut. Els mariners encara no havien <text:soft-page-break/>tingut temps d'ordenar tot allò.</text:p>
      <text:p text:style-name="P3"><text:tab/>Un crit divertit va fer que l'atenció de la Núria tornés als dos mariners. Un pot de pintura oberta rodolava per la coberta. Va parar-se a la barana d'estribord havent deixat un rastre d'un parell de metres d'espessor groga que regalimava per la borda. En James es posava les mans al cap mentre en Ko no podia contenir la rialla entre paraules d'un idioma que la Núria desconeixia.</text:p>
      <text:p text:style-name="P3"><text:tab/>—Per què no vas a descansar una mica? — Al seu costat, en Pep es gratava la barba amb la mà esquerra mentre menjava una poma. Tot i haver-se fregat amb aigua, tenia la cara bruta de restes de greix marronós.</text:p>
      <text:p text:style-name="P3"><text:tab/>Ella va fer que no amb el cap. Dormiria quan el vaixell tornés a estar en marxa.</text:p>
      <text:p text:style-name="P3"><text:tab/>—Està molt fotut, a baix?—va preguntar ella.</text:p>
      <text:p text:style-name="P3"><text:span text:style-name="T1"><text:tab/></text:span>—Sí, està fotut. Però arrancarem. És la segona vegada que treballo amb en Martin, és un crac. Només espero que ens trobi algú. A les Açores no tinc clar que hi arribem. Què són? Unes set-centes milles?</text:p>
      <text:p text:style-name="P3"><text:tab/>—Menys, però sí.</text:p>
      <text:p text:style-name="P3"><text:tab/>—Per què anem a les Açores? Podríem tornar a Europa. A més fent aquesta parada intermitja cap on ens dirigim tampoc ve molt de pas que diguem.</text:p>
      <text:p text:style-name="P3"><text:tab/>Es referia a les coordenades de la senyal de socors que la Núria havia descobert hores abans. El capità havia ordenat dirigir-se cap allà abans de seguir cap a les Açores. Tot gràcies a ella. Va fer un glop de cafè. Es va girar cap a la barana que donava al mar. Va fer que sí amb el cap. Més enllà d'aquell horitzó hi havia una línia de costa. Potser imaginària. La costa d'algun poble del sud de la península ibèrica. </text:p>
      <text:p text:style-name="P3"><text:tab/>—Anar a Portugal seria tornar enrere. El capità només vol minimitzar el cost, suposo. </text:p>
      <text:p text:style-name="P3"><text:tab/>—De veritat creus que repararan el vaixell al port de Sao Miguel i continuarem com si res? —en Pep va llençar la poma al mar, amb força.</text:p>
      <text:p text:style-name="P3"><text:tab/>—No.</text:p>
      <text:p text:style-name="P3"><text:tab/>Es va adonar que de totes les converses que havia tingut amb el capità en les últimes hores, mai s'havia qüestionat aquesta opció. Havien parlat de les mil maneres de restablir la comunicació, també de protocols de salvament en cas que el vaixell decidís dir prou i en certa ocasió s'havia plantejat virar al sud. Però mai endarrere.</text:p>
      <text:p text:style-name="P3"><text:soft-page-break/><text:span text:style-name="T1"><text:tab/></text:span>Va notar una punxada al costat. Potser per costum va poder contenir la compostura i es va recolzar a la barana buscant aparentar normalitat. Va deixar de mirar en Pep mentre feia una ganyota. Ell va fer una gran estirada de braços i va deixar anar un badall sorollós. Va dir-li que no tenia cap ganes de tornar a treballar, que si fos per ell, enviaria a tothom a dormir i demà ja continuarien. A partir d'aquí ell va seguir parlant, però ella va deixar d'escoltar-lo i es va portar la mà al punt que li feia mal. Quan es va pressionar el costat, el dolor va desaparèixer. La sang li havia traspassat la samarreta interior i es notava la mà impregnada. No va poder amagar l'aspecte dels seus dits quan els va retirar de les costelles.</text:p>
      <text:p text:style-name="P3"><text:tab/>—Núria! —va cridar en Pep—. Estàs ferida?</text:p>
      <text:p text:style-name="P3"><text:tab/>—Xxxxt. No. No estic ferida.</text:p>
      <text:p text:style-name="P3"><text:tab/>Va deixar al terra la tassa i de la butxaca va treure'n un paquet de mocadors de paper. Amb l'ajuda d'en Pep es va netejar la mà.</text:p>
      <text:p text:style-name="P3"><text:tab/>—Què és això? —. En Pep senyalava a un filet de sang que s'havia petrificat a la samarreta—. Deixa'm veure la ferida. </text:p>
      <text:p text:style-name="P3"><text:tab/>—Pep, no et preocupis, és una petita cicatriu que s'ha obert, però res més. </text:p>
      <text:p text:style-name="P3"><text:tab/>En Pep la mirava incrèdul. A la Núria li feia esgarrifances concentrar-se en la ferida. Pel que representava. Una crisi darrere de l'altra, va pensar.</text:p>
      <text:p text:style-name="P3"><text:tab/>—No ho comentis, val? No és res. Però no ho comentis.</text:p>
      <text:p text:style-name="P3"><text:tab/>—M'estàs espantant.</text:p>
      <text:p text:style-name="P3"><text:tab/>Ella li va dir que no es neguitegés, que se li havia obert una ferida que s'havia fet feia un temps i que ara ja estava bé. Només havia de canviar la gasa. Va acostar-se a una paperera plena de ferralla i va tirar els mocadors bruts de sang.</text:p>
      <text:p text:style-name="P3"><text:tab/>—La ferida no és res, el que hem de fer ara és moure el vaixell. </text:p>
      <text:p text:style-name="P3"><text:tab/>En Pep va obrir la boca però ella el va tallar. Li va demanar que no li tornés a treure el tema. Quan el vaixell estigués en marxa li explicaria com s'havia fet la cicatriu, com se l'havia curat i li deixaria veure, però en aquell moment no volia que l'emprenyés més.</text:p>
      <text:p text:style-name="P3"><text:span text:style-name="T1"><text:tab/></text:span>L'altre segon enginyer, un home baixet de Liverpool, amb la cara plena d'arrugues i cap pèl al cap, es va acostar. Havia deixat la porta que conduïa a la sala de màquines oberta de manera que la tranquil·la coberta s'havia inundat de sons <text:soft-page-break/>estridents. Li va dir a en Pep, en un anglès molt tancat, que en Martin el necessitava a baix. La Núria va demanar si ella també havia de baixar però l'anglès va moure el cap negativament sense mirar-la als ulls. Podia sentir com en Pep li buscava l'aprovació per deixar-la sola. Li va semblar que no gosava dir res davant de l'enginyer i ella se'n va alegrar. Quan l'home es va girar, per tornar cap al cor de la nau, ella li va preguntar com anaven les coses allà baix. Potser no la va sentir, perquè va continuar caminant sense immutar-se. En Pep el va seguir, mirant-la i fent-li senyes d'aprovació, mentre caminava d'esquena. La Núria va aixecar el polze en senyal afirmativa i li va dir, en veu baixa, que es trobava bé, que no es preocupés. </text:p>
      <text:p text:style-name="P3"><text:span text:style-name="T1"><text:tab/></text:span>Sola, va tornar a portar-se la tassa als llavis. Seguia mirant enllà, cap a terres més llunyanes a l'horitzó marcat per la llum de la lluna. Es va imaginar a algú assegut en una platja d'un petit poble de Portugal, escoltant la ràdio o llegint una novel·la o adormint-se a una gandula pel so relaxant de la mar. Podia sentir els roncs d'aquell mariner jubilat. De cop, s'imaginava els crits de la seva dona des de la finestra superior d'una casa antiga. Va pensar en un telèfon vermell que sonava, reposant sobre un tapet de punt de creu. La dona li cridava que la seva filla els estava trucant. Tot allò, clar, a l'altra banda de l'oceà.</text:p>
      <text:p text:style-name="P3"><text:tab/>Va palpar-se la butxaca del pantaló. Encara hi portava el telèfon per satèl·lit. El va treure i va tornar a comprovar que, com feia dies, no tenia cobertura. La bateria estava caient en picat.</text:p>
      <text:p text:style-name="P3"><text:tab/>—Tu: <text:span text:style-name="T5">cunt </text:span><text:span text:style-name="T6">(asterisc?)</text:span>—. Al seu darrera algú li parlava amb una veu aguda— Creus... creus que pots trencar la cadena de... cadena de comandament així com així? <text:s/></text:p>
      <text:p text:style-name="P3"><text:span text:style-name="T1"><text:tab/></text:span>Es va tombar. A pocs metres el primer oficial gesticulava efusaivament, més encorbat que normalment Les espatlles li queien endavant, deixant que el cap tort es remogués com l'extrem més llunyà d'un mòdul mal muntat. Creava un so rugós mentre arrossegava les sabates de treball per un terra ple de brutícia. La Núria va mirar a on en James i en Ko havien estat netejant, però igual que en Pep, havien desaparegut de la coberta. Una petita espurna li va esclatar al pit quan es va adonar que estava sola.</text:p>
      <text:p text:style-name="P3"><text:span text:style-name="T1"><text:tab/></text:span>—Volies que deixéssim l'astronauta tirat? —va dir, amagant tot indici de por.</text:p>
      <text:p text:style-name="P3"><text:tab/>En John es va continuar acostant-s'hi amb passes insegures. A la cara li havien aparegut una sèrie de tics que li estiraven el llavi amunt. La Núria va deixar la tassa a una lleixa vora una columna i va plegar els braços. Una tensió inconscient la va obligar a tancar els punys.</text:p>
      <text:p text:style-name="P3"><text:soft-page-break/><text:tab/>—<text:span text:style-name="T17">Cunt!</text:span> —balancejava una ampolla gairebé buida d'aiguardent— Ara morirem aquí! No aconseguirem engegar aquesta merda de ferralla i... tot per culpa teva. </text:p>
      <text:p text:style-name="P3"><text:tab/>—A tu et sembla normal estar bevent mentre la resta de la tripulació s'està deixant l'esquena per treure'ns d'aquí?</text:p>
      <text:p text:style-name="P3"><text:tab/>—Ahh. Tu i la teva superiorit.. superiori.. superioritat moral —Movia l'índex molt a prop de la cara de la Núria, com impartint una lliçó—.<text:span text:style-name="T5"> Fucking bitch.</text:span> Vols matar-nos a tots? Això és el que vols?</text:p>
      <text:p text:style-name="P3"><text:tab/>S'havia acostat tant que l'estava acorralant contra la barana del final del vaixell. Al seu darrere només hi havia el mar i l'hèlix que des de la sala que tenien sota els peus estaven intentant engegar. En John, de manera violenta, va agafar la cara de la Núria amb la mà i s'hi va acostar. L'alè era intoxicant.</text:p>
      <text:p text:style-name="P3"><text:tab/>—No deixaré que... —tenia les dents grogues i tortes. </text:p>
      <text:p text:style-name="P3"><text:tab/>—Deixa'm anar—va dir ella amb la boca petita. Tenia les mans aferrant-se als braços prims de l'oficial. <text:s text:c="2"/></text:p>
      <text:p text:style-name="P3"><text:tab/>—No deixaré —es va acostar tant que ella va haver de tirar el cap enrere per evitar l'alè pudent que sortia de la boca de l'home — que juguis més amb nosaltres. Em sents? La pròxima vegada que tinguis una idea i jo estigui al comandament, millor que...</text:p>
      <text:p text:style-name="P3"><text:tab/>La Núria tenia a en John al davant pressionant-la contra la barana. L'oficial no ho feia amb força sinó que era ella mateixa la que s'apartava d'ell, impulsada per la repugnància que li provocava aquella figura encorbada que deixava anar un fort alé a alcohol. Cada vegada estava més enfora. Si aquell home se li acostava més, acabaria caient per la coberta. Va fer un cop fort i va empènyer l'oficial, que es va entrebancar i es va haver d'agafar d'una columna d'acer per no caure al terra.</text:p>
      <text:p text:style-name="P3"><text:tab/>—No juguis amb mi! —va cridar en John— Millor que...</text:p>
      <text:p text:style-name="P3"><text:tab/>En veure'l sense equilibri, pres d'aquella desesperació, la Núria no va poder evitar sentir pena. El capità en parlava bé, d'en John. La persona que tenia al davant, bavejant, amb els ulls bullint amb sang, llàgrimes a les galtes i cridant com un nen petit<text:span text:style-name="T17">, segurament s'havia</text:span> (i si treus això i deixes «com un nen petit perdut en un laberint»?) perdut en un laberint. <text:s/>No era el John que havia embarcat a Barcelona. No era el John que el capità confiava com el seu número dos. L'havien perdut. Amb dificultats es va elevar, com una massa amorfa. La Núria va sentir odi en la mirada de l'oficial. <text:soft-page-break/>S'acostava altra vegada cap a ella amb el puny tancat.</text:p>
      <text:p text:style-name="P3"><text:tab/>De cop, la botzina del vaixell va sonar de manera estrident. Ella es va quedar parada. Al seu davant, en John va aixecar el cap. La popa es va inundar d'una llum vermella que sorgia intermitent del costat de la porta. En John va fer un parell de passes endarrere desorientat i la Núria va aprofitar per sortir d'aquell racó i encaminar-se cap a la coberta d'estribord. Va mirar-se l'oficial que s'aguantava en una columna per no perdre altra vegada l'equilibri mentre marxava. La imatge li va semblar molt penosa, aquell home tenia sort que ella era l'única que l'estava veient en aquell estat.</text:p>
      <text:p text:style-name="P3"><text:tab/>Va caminar fins a l'alcàsser amb el so de la botzina a un volum molt alt. Abans d'arribar es va haver de tapar les orelles per evitar el so que sorgia d'un megàfon situat a la cantonada d'estribord. Va girar i caminant cada vegada més de pressa es dirigia cap allà on veia llums de llanternes amunt i avall. A la coberta superior va sentir una corredissa: un jove mariner corria amb una llanterna a les mans mentre parlava amb algú a través d'un walkie-talkie.</text:p>
      <text:p text:style-name="P3"><text:tab/>—Això no s'ha acabat aquí! —va sentir en John cridar a la llunyania.</text:p>
      <text:p text:style-name="P3"><text:tab/>Es va girar però no el va veure pas. I li resultava complicat creure que ho havia sentit enmig d'aquell batibull de sorolls. </text:p>
      <text:p text:style-name="P3"><text:tab/>Va cridar al noi que estava passant pel pis de sobre si sabia alguna cosa però aquest va aixecar les espatlles i va seguir corrents. Ella també va accelerar el pas. Al cap de res, però, es va entrebancar amb una capsa mal arraconada. Va fer un xiscle de dolor i es va agafar amb força el genoll. Li sortiria una bon blau. Al seu davant les lletres que indicaven el número de coberta on es trobava es descolorien amb tint vermell. Es va mirar el mar. Va tornar a mirar cap a la popa, amb por que en John li hagués fet una empenta, però estava sola. Es va tornar a aixecar.</text:p>
      <text:p text:style-name="P3"><text:tab/>A mida que s'apropava on hi havia la munió de llums s'adonava que els feixos apuntaven en algun punt del mar. Va pensar amb mal al cos que potser <text:span text:style-name="T17">hi havia hagut home a l'aigua</text:span> (que potser algú havia caigut a l'aigua). Va provar d'intuir si el vaixell havia parat, però li resultava molt difícil per culpa de la cridòria i el moviment de mariners. Tampoc semblava que estiguessin fent la maniobra d'acostament a home a l'aigua. Allò semblava alguna cosa diferent.</text:p>
      <text:p text:style-name="P3"><text:tab/>Com que es trobava a prop va veure un grup de mariners que des de la coberta superior apuntaven al mar amb un<text:span text:style-name="T19">(a llanterna molt)</text:span><text:span text:style-name="T18"> </text:span>potent <text:span text:style-name="T17">focus</text:span>. Es va girar i va treure <text:soft-page-break/>el cap per la barana. Va trigar uns instants a entendre el que estava veient<text:span text:style-name="T19">, però al final ho va veure</text:span>: al mig del mar, a uns cent metres del vaixell, hi havia el que semblava una nau espacial que havia amarat. Era com un embut del revés, amb tres grans flotadors, que, com pilotes de voleibol de color vermell, el mantenien surant per damunt de la línia de flotació.</text:p>
      <text:p text:style-name="P3"><text:tab/>El Batten Bay havia parat i un bot neumàtic es dirigia cap allà amb dos mariners al damunt. Allà tenia el seu senyal del Soyuz.</text:p>
      <text:p text:style-name="P11">16. Núria – 40, 41</text:p>
      <text:p text:style-name="P9">Quan va arribar a la cantina només hi quedava el capità. La va saludar aixecant la cella mentre s'acabava el cafè. <text:span text:style-name="T17">Tot i que semblava que el capità no tingués gaires ganes de conversar,</text:span> la Núria va triar el lloc del seu davant, dels pocs que semblava que encara no hi havia menjat ningú. Mentre enretirava la cadira, el cambrer li va exposar el menú amb un somriure. Ella li va dir que li semblava perfecte i va demanar, amb dificultats perquè l'entengués, una ampolla d'aigua amb gas. El capità va renegar del mal anglès que parlaven alguns dels nois filipins més joves. Va comentar que la companyia cada dia els agafava menys preparats. La Núria no va dir res i es va limitar a somriure, conscient que no eren pas només els nois filipins els que justejaven en anglès.</text:p>
      <text:p text:style-name="P9"><text:span text:style-name="T1"><text:tab/></text:span>Abans que li portessin el plat d'arròs caldós, el capità es va excusar i la va deixar sola. Com si se li apagués un interruptor, va sentir que els braços i les cames li feien figa i el cap surava en un núvol espès. En aquell silenci el cansament del dia li va caure al damunt. El cambrer li va deixar el plat al davant. Tot i que tenia bon aspecte es va adonar que tenia l'estómac del revés i tenia poca gana. Va agafar la cullera i molt a poc a poc es va anar portant granets d'arròs cap a la boca.</text:p>
      <text:p text:style-name="P9"><text:tab/>Deu minuts després va sentir unes passes que venien de fora la cantina. Va entrar en Martin, que la va saludar efusivament, i el seu ajudant, l'home baixet de Liverpool del qual no recordava el nom, que no la va ni mirar. Venien amb roba neta i el cabell moll. Va sentir enveja de la dutxa que ella no s'havia fet.</text:p>
      <text:p text:style-name="P9"><text:tab/>—Com ha anat el dia? —va preguntar en Martin, servint-se una copa de vi.</text:p>
      <text:p text:style-name="P9"><text:tab/>La Núria va explicar que havia estat un dia frustrant. S'havia passat tota la jornada davant la ràdio. Li havia donat voltes i voltes al dial, però de cap de les freqüències n'havia sortit res. Va comentar que estava afònica i esgotada. Ell li va replicar que com tots, mentre l'altre oficial, amb mala cara, es dedicava a menjar del plat sense aixecar el rostre. <text:span text:style-name="T17">(ja tenen el plat a taula?)</text:span></text:p>
      <text:p text:style-name="P9"><text:tab/>—No entenc el que està passant—va dir la Núria.</text:p>
      <text:p text:style-name="P9"><text:soft-page-break/><text:tab/>En Martin va moure el cap en senyal de negació i es va portar una cullerada a la boca. Ella va tornar a mirar el menjar i va empassar-se una mica més d'arròs. Era conscient que necessitava alimentar-se encara que no en tingués ganes.</text:p>
      <text:p text:style-name="P9"><text:span text:style-name="T1"><text:tab/></text:span>—Martin! —va saludar una veu des de la cuina.</text:p>
      <text:p text:style-name="P9"><text:tab/>La Núria va aixecar la mirada i va veure aparèixer una dona grassa per la porta. Portava un barret blanc de paper ple de taques marronoses, un davantal esquitxat i la samarreta arremangada fins als colzes. Tenia les mans cobertes de restes de verdura bullida. Es va acostar eixugant-se-les amb un drap que va donar al cambrer quan va passar pel seu costat, sense que aquest sabés massa què fer. En Martin es va aixecar de la cadira i va fer broma de si li donava la mà o no. Es va dirigir a ella com a Mary.</text:p>
      <text:p text:style-name="P9"><text:tab/>—Tu, Núria! —va dir la cuinera— Què me'n dius de tot això? A què ve, que no pugui trucar al meu fill?</text:p>
      <text:p text:style-name="P9"><text:span text:style-name="T1"><text:tab/></text:span>—No funcionen els telèfons per satèl·lit, no tenim cobertura.</text:p>
      <text:p text:style-name="P9"><text:tab/>La Núria li va explicar que estava treballant per contactar amb algú, fos com fos, però que no hi havia manera. Havien llençat una bengala al matí, quan els havia semblat que un avió passava per damunt seu, i també una altra a a mitja tarda, desesperats per si una estranya ombra que veien a l'horitzó era un vaixell.</text:p>
      <text:p text:style-name="P9"><text:span text:style-name="T1"><text:tab/></text:span>—Si que estem fumuts, doncs.</text:p>
      <text:p text:style-name="P9"><text:tab/>—No em diguis que tindràs por, ara? —va bromejar el primer enginyer—. Un vell llop de mar com tu.</text:p>
      <text:p text:style-name="P9"><text:span text:style-name="T1"><text:tab/></text:span>—Casum dena —va respondre la Mary—, por, <text:span text:style-name="T5">jo</text:span>? Ha! Almenys no passareu gana, cabrons. Que sembla que sóc l'única que encara sap fer la seva feina —va dir mentre enfilava el camí altra vegada cap a la cuina.</text:p>
      <text:p text:style-name="P9"><text:tab/>La Núria va seguir menjant en silenci. Pocs minuts després, en Pep va entrar per la porta. Encara vestia el mono de treball i portava una pila de papers a les mans. Tenia la barba <text:s/>desordenada, i es gratava compulsivament darrera l'orella.</text:p>
      <text:p text:style-name="P9"><text:tab/>—Núria, tens un minut?</text:p>
      <text:p text:style-name="P9"><text:tab/>En Martin i l'oficial es van girar i van saludar en Pep. Mentre ella s'aixecava, li van preguntar si venia a sopar, però ell els va respondre que després. La Núria es va eixugar els llavis amb el tovalló i va fer un glop. Preocupada, va caminar fins a en Pep, que havia sortit de la cambra. Al passadís ell la va dirigir a la porta del davant: la sala d'estar dels oficials. Va encendre l'interruptor en entrar i unes poques bombetes van il·luminar el sofà i la tauleta plena de revistes. En Pep li va demanar si volia asseure's al sofà.</text:p>
      <text:p text:style-name="P9"><text:tab/>—Què passa, Pep?—va dir, resistint-se a seure. </text:p>
      <text:p text:style-name="P9"><text:soft-page-break/><text:tab/> En Pep li va tornar a insistir que s'acomodés, però ella li va repetir la pregunta, ja més preocupada. Ell va aixecar el cap, i per primer cop la va mirar als ulls. Li va explicar que, ordenant la biblioteca, havien trobat faxos desatesos. Potser havien arribat abans de la incomunicació i amb tot el que havia passat fins llavors, ningú els havia vist. </text:p>
      <text:p text:style-name="P9"><text:span text:style-name="T1"><text:tab/></text:span>Ella va fer el gest d'agafar-los, però en Pep els hi va apartar tímidament. Estranyada, li va preguntar què era, però ell no li va voler dir. Es va mossegar el llavi i els va deixar al damunt la tauleta. S'hi va acostar i va llegir el titular mentre notava, a l'esquena, el pes de la mirada d'en Pep.</text:p>
      <text:p text:style-name="P9"><text:tab/>Els papers que tenia al davant eren documents legals. La redacció era densa. Va començar a examinar-ho en diagonal, però va haver de parar després de llegir la paraula <text:span text:style-name="T5">separació</text:span> seguida d'una sèrie de condicions legals. Després la paraula <text:span text:style-name="T5">divorci</text:span> apareixia en nombroses ocasions. Va alçar la mirada, cercant perspectiva, i es va fixar que al peu de cada pàgina hi havia el segell d'un bufet d'advocats i dues firmes, una d'elles massa coneguda. </text:p>
      <text:p text:style-name="P9"><text:tab/>Un pes que li apretava al damunt de les espatlles la va obligar a asseure's a la punta del sofà. Va agafar altra vegada els papers de manera tremolosa i va tornar a començar pel principi. Ja entenia el que tenia al davant, però ho volia examinar bé, amb deteniment. Es va alegrar que en Pep no hagués obert la boca, preferia que li deixés uns minuts per assimilar-ho. Va llegir la primera frase de la primera pàgina, però a la segona paraula ja no recordava com havia començat. Els papers li van lliscar de les mans i van acabar al terra sense que ella fes res per impedir-ho. Va fer el gest d'ajupir-se per recollir-los, però es va quedar clavada. Una serp de sensacions se li va enfilar per la columna fins arribar-li al cap, on semblava que anés a explotar.</text:p>
      <text:p text:style-name="P9"><text:span text:style-name="T1"><text:tab/></text:span>Va inspirar fons i es va trobar lluny d'aquella cabina, navegant entre records. L'Oriol no havia estat mai impulsiu. Era la persona més previsora que havia conegut. Tenia paciència i feia les coses com una formigueta, a poc a poc i amb bona lletra. Per aquell <text:s/>motiu li va assaltar la idea que darrere d'aquell últim esglaó que els portava al buit com a parella hi havia tot una escala que es remuntava a setmanes i mesos endarrere. L'Oriol feia temps que planejava aquell moment. Per què no havia pogut esperar? Va fer un repàs mental al calendari dels últims dies, li donava la sensació que havia perdut anys al mar. No feia tant que havia abandonat la ciutat de Barcelona. No podia ser que l'Oriol hagués tramitat els papers en tants pocs dies. Va pensar en alguna cambrera que en aquell moment segurament li estaria escalfant el llit. Ella li havia demanat més temps. No havia estat egoista, va pensar. Potser ell no s'havia <text:soft-page-break/>esperat perquè en cap moment havia tingut la intenció de fer-ho. Potser ell el que volia era precisament allò que estava passant. Fer-ho quan ella fos fora. No tornar-la a veure. Va sentir ràbia, es va portar les mans a la cara i va deixar anar un parell de llàgrimes contingudes. Segons després va notar l'escalfor de la mà d'en Pep al damunt de l'espatlla. </text:p>
      <text:p text:style-name="P9"><text:span text:style-name="T1"><text:tab/></text:span>—No m'havies comentat res —va dir ell, proper.</text:p>
      <text:p text:style-name="P9"><text:tab/> En aquell moment es va recordar de l'Oriol, estirat al llit i rient entre els llençols. Un record tendre, gairebé irreal, del que un dia havien sigut. La imatge li va evocar dubtes que la van precipitar a tornar al punt de sortida. Va pensar que s'havia equivocat, que no hauria d'haver marxat.</text:p>
      <text:p text:style-name="P9"><text:tab/>—L'Oriol... —va dir ella amb un fil de veu esgarrinxat mentre s'eixugava les llàgrimes—. No estàvem bé.</text:p>
      <text:p text:style-name="P9"><text:tab/>En Pep va recollir els papers del terra i els va deixar apilats a sobre el sofà. Mentre ella abaixava el cap, per tal de recuperar-se, i continuar parlant, va notar com en Pep s'allunyava. En aixecar el cap li servia un vas de cervesa.</text:p>
      <text:p text:style-name="P9"><text:tab/>—Em sap greu, Núria —va dir mentre feia un glop del que quedava a la llauna.</text:p>
      <text:p text:style-name="P9"><text:tab/>—Però... no pensava que tot anés tant ràpid. No ho entenc... —Va parar un moment per agafar aire. Tenia ganes de parlar.</text:p>
      <text:p text:style-name="P9"><text:tab/>En Pep era un amic llunyà de l'Oriol. Ningú a qui ella hagués d'explicar res del que estaven passant. Al mar, però, era la persona que més l'apropava a la platja de casa. Potser una bona oportunitat per agafar una nova perspectiva sobre tot aquell <text:span text:style-name="T17">batibull (buscar sinònim, just ara ve la paraula «bull»)</text:span> de sentiments que li bullien <text:s/>al pit. Fer endreça per comprendre.</text:p>
      <text:p text:style-name="P9"><text:span text:style-name="T1"><text:tab/></text:span>Va començar explicant-li que a causa de la situació de l'Olga durant els últims dos anys s'havia distanciat del mar i havia viscut com un satèl·lit més de la malaltia. Les nits que havia dormit al costat del seu marit havien anat minvant, fins al punt que hi va haver mesos que hi passava només alguna nit de dissabte. Sempre massa esgotada per tenir una conversa, anar al teatre o compartir alguna cosa. Era molt difícil d'explicar el llaç intern que sentia amb la seva germana bessona, i més difícil encara, el sentiment de presó que li produïa aquell llaç en ocasions com aquella <text:span text:style-name="T17">(el llaç és amb l'Olga o amb l'Oriol?)</text:span>. Entre la malaltia i el marit només sentia obligacions i se sentia molt atrapada. El seu ying i el seu yang, batallant pels altres i per ella.</text:p>
      <text:p text:style-name="P9"><text:tab/>—Vaig trobar molt a faltar el mar, però sobretot fer; ser.</text:p>
      <text:p text:style-name="P9"><text:tab/>—Ha de ser molt dur —va dir ell.</text:p>
      <text:p text:style-name="P9"><text:span text:style-name="T1"><text:tab/></text:span>—Pep, porto des dels dinou a dalt de vaixells, vivint la vida que jo volia viure. <text:soft-page-break/>Amb l'Oriol ens arreglàvem...</text:p>
      <text:p text:style-name="P9"><text:tab/>—I què ha passat aquesta vegada?</text:p>
      <text:p text:style-name="P9"><text:tab/>Ella va negar amb el cap mentre cercava la resposta en els milers de pensaments que se li creuaven. No s'atrevia a dir-ho. Sabia que s'havia buidat, que la relació s'havia anat assecant. El que no sabia era per què. Esperava marxar i tornar al passat. Potser tornar a Barcelona un mes després i amb energies renovades veure-ho tot des d'un altre punt, tornar a ser la Núria de sempre. I tornar a tenir ganes d'estar amb l'Oriol de sempre. Callada, es va tornar a portar les mans a la cara. En Pep li va acostar un mocador perquè s'eixugués mocs i llàgrimes. </text:p>
      <text:p text:style-name="P9"><text:tab/>—Tu creus que no hauria d'haver marxat? —va dir ella entre singlots.</text:p>
      <text:p text:style-name="P9"><text:tab/>—Puc ser sincer?</text:p>
      <text:p text:style-name="P9"><text:tab/>—Si us plau.</text:p>
      <text:p text:style-name="P9"><text:tab/>—Doncs no et conec prou, però tinc la sensació que si haguessis volgut quedar-te amb l'Oriol ho haguessis fet. Si estàs aquí, és per alguna cosa. No?</text:p>
      <text:p text:style-name="P9"><text:tab/>—Ho necessitava —va dir escopetada. Al moment va sentir que aquella frase era buida, ja.</text:p>
      <text:p text:style-name="P9"><text:tab/>—Val.</text:p>
      <text:p text:style-name="P9"><text:tab/>Es va quedar mirant en Pep, esperant que digués alguna cosa més però es va adonar que el seu to li havia marcat una línia que ell no tenia ganes de creuar. Es va aixecar i li va donar les gràcies per portar-li els papers. Ara necessitava una estona sola. Ell, abans de marxar, li va fer una abraçada i li va dir que si necessitava parlar en qualsevol moment, ho faria encantat. </text:p>
      <text:p text:style-name="P9"><text:tab/>El cop de la porta de la sala d'estar li va desencadenar la plorera que estava contenint. Va pensar que el sopar s'havia acabat per ella, era moment de tornar a l'habitació.</text:p>
      <text:p text:style-name="P9"><text:span text:style-name="T1"><text:tab/></text:span>Quan va arribar a la cabina va anar directa al bany i va engegar la dutxa, procurant no mirar-se al mirall. Amb l'aigua ben calenta va entrar-hi, encara entre llàgrimes. Va deixar que l'escalfor que sorgia de <text:span text:style-name="T19">l'escarxofa</text:span> (telèfon de dutxa) li anés directa al cap. Al principi li intensificava la pena però mica en mica la va anar relaxant. Va moure la mà sobre la mampara condensada i va dibuixar formes sense sentit fins que va deixar de pensar. Es va ensabonar el cabell i es va rascar bé les mans per treure's restes de greix marronós <text:span text:style-name="T17">(quin greix? Ho haig de saber? Ha sortit?)</text:span>.</text:p>
      <text:p text:style-name="P9"><text:span text:style-name="T1"><text:tab/></text:span>Amb la tovallola enrotllada al cap va decidir ordenar l'escriptori. No havia tingut temps des de la tempesta i seguia ple de roba, alguna per plegar i d'altra per rentar. Va deixar a la cadira tot allò que havia d'anar a la sala de rentadores i el que era net ho va <text:soft-page-break/>plegar sobre el llit i ho va desar a l'armari. Es va posar una samarreta i uns pantalons de xandall, amb la intenció de no sortir més aquella nit. Es va asseure, més calmada, sobre el llit i va fer una llambregada al seu voltant. L'endreça que acabava de fer donava un nou aire de pau. El llibre reposava sobre el coixí, al seu costat el telèfon per satèl·lit indicava amb un led verd que la bateria estava al cent per cent. El va desconnectar de l'endoll i va mirar la pantalla retroil·luminada. Les barres de cobertura seguien sense aparèixer. Li hagués agradat poder trucar a l'Oriol. Treure-li la idea del cap, demanar-li que s'esperés, o potser recriminar-li el poc tacte que havia tingut. Havia estat molt vil no deixant-li ni respirar i dient-li tot d'aquesta manera; quan era ben lluny. Va recordar que l'últim dia abans de marxar la va amenaçar. Ella esperava que només fossin paraules dites en calent, que el vent s'enduria. No havia cregut en cap moment que allò era seriós.</text:p>
      <text:p text:style-name="P9"><text:span text:style-name="T1"><text:tab/></text:span>Havia de desviar del cap de la idea de fracàs que coronava tot raonament. Es va incorporar del llit i va preparar l'escriptori per deixar anar la creativitat. Del primer calaix en va treure la tinta xina, la ploma i llapis de mines de diferents guixos. Del segon, la llibreta amb esbossos. Va obrir el tercer buscant la carpeta blava on guardava les pintures i dibuixos, però no hi era. Tampoc era entre els llibres, ni en cap de les lleixes de l'armari. Va regirar tota l'habitació. La carpeta l'havia acompanyat en els últims tres anys: tenia un valor personal incalculable. Es va neguitejar obrint altra vegada la maleta, mirant a sota el llit i a dins la nevera. Finalment, quan ja s'havia donat per vençuda, la va trobar entre l'escriptori i la paret, potser li havia caigut mentre posava ordre. A l'instant d'obrir-la va sentir un calfred de felicitat que li va recórrer la perifèria del melic. </text:p>
      <text:p text:style-name="P9"><text:span text:style-name="T1"><text:tab/></text:span>Li va estranyar l'ordre en què estaven els dibuixos a dins la carpeta. Tots tenien a la part baixa la data en què havien estat realitzats, acompanyats d'un número indicatiu de l'ordre de seqüència. El primer que va veure era un paisatge que havia dibuixat l'any passat, amb el número quinze, després venia una barca de feia més de dos anys, amb el número set. Va escampar totes les cartolines sobre el llit i les va tornar a posar dins la carpeta en l'ordre correcte. Després, asseguda altra vegada, les va anar mirant des de la primera. La nit estrellada de Mallorca, el primer dibuix, li va despertar un somriure. Era de les primeres vacances quan l'Olga es va recuperar de la primera ronda de quimioteràpia. Havia anat amb l'Oriol a les illes a desconnectar. Aquell dibuix, l'havia fet sola, un vespre que, avorrida, va decidir comprar uns carbonets a una petita botiga de Valldemossa.</text:p>
      <text:p text:style-name="P9"><text:tab/>Va permetre's somriure davant la melancolia que li produïen aquells dibuixos. Se <text:soft-page-break/>li desenterraven records de moments llunyans. En arribar a la dotzena cartolina va parar estranyada: no hi havia el bosc amb lluna de Rocabruna. Fent un repàs ràpid a la resta de cartolines se li va fer evident que aquell dibuix no era a la carpeta. Alarmada, va tornar a mirar al darrere l'escriptori, per si havia caigut. Amb força va enretirar el moble i va posar el cap en el petit espai que havia aconseguit separar-lo del llit. Se li feia molt difícil veure-hi, així que va agafar una llanterna del primer calaix i va tornar a mirar. No hi havia cap rastre del dibuix. El que veia era una cartolina petita. Va posar el braç com va poder per arreplegar-la. Va esbufegar de valent i fent-se més llarga del que es coneixia la va agafar amb la punta dels dits. Es tractava de la identificació al vaixell del noi que havia ajudat la nit de la tempesta: l'Andreu.</text:p>
      <text:p text:style-name="P9"><text:span text:style-name="T1"><text:tab/></text:span>Amb tot l'enrenou que havia viscut ja no havia tornat a pensar en com estava aquell noi. Va mirar el rellotge, eren les deu del vespre. Si no estava a la cantina potser estaria a la seva cambra descansant. Va calçar-se les sabates i es va tirar el damunt un abric. La cabina del noi estava a la mateix posició que la seva però tres pisos per damunt. Va enfilar les escales i es va plantar davant la porta amb el carnet a les mans. Va picar. Ningú va respondre. Va pensar que li deixaria el carnet a l'escriptori. Va tornar a picar i com que no va sentir cap soroll va p<text:span text:style-name="T18">rovar d'obrir la porta. Aquesta va cedir i va fer un pas endins.</text:span> <text:span text:style-name="T17">empènyer la porta que estava entreoberta. </text:span>La llum era encesa. Es va sorprendre del desordre que regnava en aquella cambra. Hi havia roba tirada pel terra, la maleta oberta al mig del passadís i l'escriptori ple de papers bruts. No arribava a veure el llit però s'esperava el pitjor. Va fer una passa i la sabata li va quedar xopa. Es va adonar que la moqueta de l'entrada del bany era un aiguamoll. Una olor molt forta dominava la cabina en aquell punt.</text:p>
      <text:p text:style-name="P9"><text:span text:style-name="T1"><text:tab/></text:span>—Hola? Andreu?</text:p>
      <text:p text:style-name="P9"><text:tab/>Com que ningú la va respondre va fer una passa endavant, per deixar-li el carnet al damunt de la nevera de mitja alçada, un dels pocs llocs no ocupats de la cabina. Es va sentir intrusa i va dubtar de si havia de fer allò que estava fent, però de seguida aquell pensament li va volar del cap. Va dipositar el carnet i es va fixar en l'escriptori. Hi havia un dibuix a mig fer i diferents <text:span text:style-name="T18">tituladors</text:span> s<text:span text:style-name="T17">ubratlladors de colors florescents</text:span> desencaputxats. No va poder amagar el somriure per sentir-se propera a l'estanya coincidència d'aficions d'aquell vespre. Encuriosida, va fer una altra passa i es va fixar en el llit. Estava desfet i al damunt hi reposaven papers guixats de color negre, meticulosament ordenats com si estigués fent una mosaic. Al coixí, però, hi havia un dibuix diferent: el seu paisatge amb lluna de Rocabruna.</text:p>
      <text:p text:style-name="P9"><text:tab/>—Què fots a la meva habitació?</text:p>
      <text:p text:style-name="P12"><text:soft-page-break/><text:tab/>La Núria va arreplegar el dibuix i es va girar. Al seu davant l'Andreu la mirava amb el tors nu. A les mans portava un grapat de bolígrafs. La samarreta li penjava, doblegada, de l'espatlla.</text:p>
      <text:p text:style-name="P12"><text:tab/>— Per què m'has pres això?— va dir ella, mostrant-li el dibuix.</text:p>
      <text:p text:style-name="P9"><text:span text:style-name="T2"><text:tab/></text:span><text:span text:style-name="T22">L'Andreu anava a dir alguna cosa, però va tancar els llavis. La Núria li va veure uns ulls petits i vermellosos. El seu cap anava endavant i endarrere, com si no pogués mantenir l'equilibri. I no pas perquè el vaixell es mogués, semblava una cosa interna del noi. Va lligar caps, entenent l'esborronament del noi, quan va identificar l'olor que la molestava a herba cremada. Va baixar la mirada i per casualitat va topar amb el pit esquerre del noi, on tenia un tatuatge d'un llop. Darrere s'hi esbossava una lluna que li va parar la respiració en sec. Sorpresa va tornar a mirar el dibuix que tenia a les mans i després altra vegada al tatuatge. Es va acostar a ell a poc a poc, comparant l'astre del paper amb el que tenia injectat amb tinta al pit. Els cràters tenien les mateixes característiques, exactament les mateixes traçades d'ombrejat, exactament els mateixos defectes. El noi, amb els ulls ben oberts i la boca corba es va tapar el pit amb la mà.</text:span></text:p>
      <text:p text:style-name="P12"><text:tab/>—On t'has fet aquest dibuix?</text:p>
      <text:p text:style-name="P9"><text:span text:style-name="T22"><text:tab/>El noi no va obrir la boca i va abaixar el cap. Ella li va repetir la pregunta. Algú li havia copiat el dibuix. O bé ella li havia copiat a algú, sense ser-ne conscient. Va posar la mà sobre el canell del noi</text:span><text:span text:style-name="T23"> </text:span><text:span text:style-name="T21">i li va forçar a que l'enretirés</text:span><text:span text:style-name="T22">, repetint-li altra vegada la pregunta. L'Andreu va dir que marxés de l'habitació, que no tenia cap dret a estar allà. Ella, però, li va demanar per què li havia robat el dibuix, però ell no va reaccionar. Potser massa cansat, va deixar que la Núria li enretirés la mà i el tatuatge va quedar al descobert.</text:span></text:p>
      <text:p text:style-name="P9"><text:span text:style-name="T22"><text:tab/>Embriagada pel núvol d'olor de marihuana que rodejava l'Andreu, la Núria va acostar-se encara més a la pell tintada. Ell estava paralitzat, amb l'esquena </text:span><text:span text:style-name="T20">arrepenjada a</text:span><text:span text:style-name="T22"> contra la paret. La mà d'ella seguia retenint-li el canell </text:span><text:span text:style-name="T20">per tal d'examinar-ho bé</text:span><text:span text:style-name="T22"> mentre examinava el dibuix. Aquell tatuatge, que en altres circumstàncies no hauria tingut més transcendència que la pròpia anècdota de la coincidència, en aquell moment semblava una peça més del puzzle que la rodejava. De prop va poder veure que el que la feia tant semblant era el número de línies que formaven l'ombrejat dels cràters. També la forma simpàtica com s'havia dibuixat la zona del mar tranquil. Va posar el dit, moguda per l'anàlisi que estava fent, sobre el contorn de l'astre i va notar com la pell de l'Andreu es va eriçar. Quan va entendre la carga eròtica que podia estar portant aquella acció va córrer a enretirar la mà, però l'Andreu la mirava amb una cara </text:span><text:soft-page-break/><text:span text:style-name="T22">diferent; fixant-se en cada punt del seu rostre. En el moment en què ella es va voler apartar, va sentir com la mà de l'Andreu li recorria l'esquena per sota de l'abric.</text:span></text:p>
      <text:p text:style-name="P9"><text:span text:style-name="T2"><text:tab/></text:span><text:span text:style-name="T22">—Què fas? —va dir ella mentre s'enretirava.</text:span></text:p>
      <text:p text:style-name="P9"><text:span text:style-name="T22"><text:tab/>Va sortir al passadís. D'un cop de </text:span><text:span text:style-name="T23">porta va apartar</text:span><text:span text:style-name="T22"> (l'apart amb la porta?) l'Andreu del seu davant. Confusa, va dubtar si havia d'anar amunt o avall per tornar a la seva habitació. La lluna idèntica sobre la pell jove d'aquell noi la desconcertava i no l'ajudava a fer cap pas endavant. Va mirar-se el dibuix que tenia entre les mans. La lluna. Per què l'havia robat? </text:span><text:span text:style-name="T20">Per què la tenia dibuixada al pit?</text:span><text:span text:style-name="T22"> </text:span><text:span text:style-name="T23">Com podia ser que la portés dibuixada al pit?</text:span></text:p>
      <text:p text:style-name="P14"/>
      <text:p text:style-name="P17">18. Núria - 46,47,48</text:p>
      <text:p text:style-name="P3">L'inquietava l'amargor irritant a la gola després de les últimes nàusees. Una sensació incòmoda que se li obria camí des de l'interior. L'havien agafat desprevinguda al pont. Amb esforç i disciplina <text:span text:style-name="T17">les havia pogut retenir (el què? Les nàusees queden massa lluny per entendre-ho ràpid)</text:span>. El gust, però, seguia allà i la idea que alguna cosa no li rutllava al cos no deixava de donar cops <text:span text:style-name="T17">(el què dona cops? La idea? On dona cops? No m'acaba d'agradar)</text:span></text:p>
      <text:p text:style-name="P3"><text:span text:style-name="T1"><text:tab/></text:span>Li baixaven gotes de suor freda per la galta mentre el front li bullia. L'acorralaven pensaments cadascun més catastròfic que l'anterior. Va posar les mans sota l'aixeta del lavabo, es va fregar la cara. L'aigua freda li donava aire per respirar, encara que l'alleugeriment era momentani. Va fregar-se els ulls amb força. La rendició havia estat tant a prop que li posava els pèls de punta pensar-hi. Es va dir que estava posant més pa que formatge a la situació: vomitar no era la perdició. Semblava, però, que la idea de vomitar seria el detonant de coses molt pitjors. Podia estar malalta. O potser la infecció que tenia al costat l'estava desfent per dintre.</text:p>
      <text:p text:style-name="P3"><text:span text:style-name="T1"><text:tab/></text:span>Al mirall es va veure cansada. L'esforç de mantenir-se a ratlla semblava que li havia passat tanta factura com si ho hagués tret tot. El cos li havia fet saber que no estava d'acord en retenir tot allò que tenia a dintre. Ho hauria d'haver expulsat. Li havien aparegut minúsculs punts vermells, com pigues, al voltant dels ulls. Estava tan pàl·lida que els llavis havien deixat de ser rosats per acostar-se a una tonalitat inquietant de gris. </text:p>
      <text:p text:style-name="P3"><text:tab/>Li donava la sensació que la llum minvava a poc a poc, allà dintre. Portava deu minuts dins d'aquell lavabo de la coberta inferior al pont. Quan havia arribat hauria jurat <text:soft-page-break/>que hi havia més claror. Es va preguntar si es tractava d'una al·lucinació del malestar que l'estava posseint, o bé potser el grups electrògens del vaixell estaven perdent potència. Va mirar el fluorescent que hi havia al damunt del mirall, semblava fet malbé, o brut. Hi havia una capa de pols que l'embolcallada que no es va despendre de la superfície ni quan hi ha va passar la mà. Estava incrustada formant un teixit rugós que no deixava passar la llum.</text:p>
      <text:p text:style-name="P3"><text:tab/>Va apagar la llum i va sortir del bany. Se sentia una mica millor.</text:p>
      <text:p text:style-name="P3"><text:tab/>Es trobava a la sala de reunions del primer enginyer, on en Martin tenia el despatx que comunicava amb la cabina de l'oficial. Una llarga taula de fusta dominava la part central de la sala, rodejada per vuit cadires idèntiques. A les parets hi havia diferents planells penjats: les seccions del motor, alguns quadrants marítims i una posta de sol en algun port oriental pintada a l'oli. El bany d'aquella sala era el predilecte de la Núria<text:span text:style-name="T19">, per la seva tranquil·litat,</text:span> quan estava treballant al pont, que es trobava només a deu esglaons per sobre. Durant el dia, en Martin mantenia oberta la sala per qualsevol reunió que s'hagués de dur a terme entre la tripulació, o bé per si algú necessitava un racó tranquil on fer tasques administratives. <text:span text:style-name="T17">Com que poques vegades hi anava algú, ella aprofitava la tranquil·litat d'aquell espai per poder fer les seves necessitats.</text:span> </text:p>
      <text:p text:style-name="P3"><text:tab/>Una ferum exòtica li va arribar al nas mentre caminava cap a la sortida del despatx. Va sentir rebuig i li va venir un espasme involuntari que va controlar. No havia passat deu minuts evitant vomitar com per caure a la primera de canvi. Al cap de taula va veure una ampolla de whisky tombada sense contingut. Era un McCallan, segur que procedent de la nevera dels oficials. L'olor desagradable tenia un rastre alcohòlic que la va tranquil·litzar. </text:p>
      <text:p text:style-name="P3"><text:tab/>Va posar la mà al pom i es va quedar glaçada: no hi havia pom. Algú l'havia descargolat i se l'havia endut. Hi havia marques tosques de la punta d'un tornavís contra la fusta i un forat on hi hauria d'haver el mànec. Es va ajupir per mirar pel cau de l'obertura, però quan es va acostar al terra ve rebre el xoc repugnant d'una fortor que la va fer caure de cul sobre la moqueta <text:span text:style-name="T17">(aquesta ferum apareix pel forat del pany? No s'acaba d'entendre)</text:span>. Al seu davant un bassal d'orina apareixia, humitejant la moqueta, per sota la porta. Podia sentir el regalim d'algú que estava fent <text:span text:style-name="T18">les seves necessitats</text:span> <text:span text:style-name="T17">pipí a l'altra banda de la porta.</text:span></text:p>
      <text:p text:style-name="P3"><text:tab/>—Eh!—va cridar.</text:p>
      <text:p text:style-name="P3"><text:s text:c="2"/><text:tab/>L'ensurt va estroncar la pixera de l'home que es va cordar la cremallera i es va <text:soft-page-break/>allunyar de forma matussera passadís enllà. El bassal no la deixava acostar al forat del pom, on volia veure qui havia fet aquella trastada de nen de nou anys. Va sentir molt rebombori a fora, com si aquest personatge s'estigués arrossegant per les parets per arribar a les escales. <text:s/>Li va venir el cap l'home que, borratxo igual, ja l'havia amenaçat feia un dies: el primer oficial.</text:p>
      <text:p text:style-name="P3"><text:tab/>—John! Obra'm! John!</text:p>
      <text:p text:style-name="P3"><text:tab/>Ningú la va respondre i les trepitjades van desaparèixer escales avall. Ella va picar fort a la porta tot cridant que algú l'obrís. Estava sola en aquella planta i la porta del pont l'havia tancat ella mateixa, així que era difícil que l'arribessin a sentir. Va mirar al voltant. A la paret del fons, just al costat de la porta que donava al lavabo d'on acabava de sortir hi havia unes lleixes plenes de llibres tècnics. A una tauleta a la cantonada dreta hi havia el telèfon vermell que tenien totes les habitacions del vaixell. Va agafar l'auricular i va marcar zero-zero-u, esperant rebre resposta del pont. Quan se'l va portar a l'orella va adonar-se que no hi havia cap tipus de senyal. Va pensar que ja era <text:span text:style-name="T18">el colmo</text:span> <text:span text:style-name="T17">mala sort</text:span> que no funcionessin ni els telèfons interns del vaixell. Li estranyava, però, que hi hagués llum a l'aparell. Amb el dit va recórrer el cable fins a la paret: a mig camí algú l'havia arrencat, com si una bèstia salvatge hagués decidit jugar-hi.</text:p>
      <text:p text:style-name="P3"><text:span text:style-name="T1"><text:tab/></text:span>Es va asseure en una cadira, cansada. El dia s'havia convertit en una estranya gimcana. Es va recordar que era oficial del vaixell, que se'n podia sortir. Decidida, va obrir tots els armariets fins que va trobar una caixa d'eines. En va treure la cinta americana i amb cura i meticulositat va salvar com va poder el cable desllorigat. <text:span text:style-name="T17">Quan es va acostar l'aparell a l'orella</text:span> <text:span text:style-name="T18">Al agafar-lo</text:span> per segona vegada va respirar tranquil·la: hi havia senyal. Va marcar el zero-zero-u.</text:p>
      <text:p text:style-name="P3"><text:span text:style-name="T1"><text:tab/></text:span>—Gómez! —va notar de seguida l'accent de l'oficial—. Pots baixar al despatx d'en Martin? M'he quedat tancada! <text:s text:c="3"/></text:p>
      <text:p text:style-name="P3"><text:tab/>L'oficial li va dir que ara baixava i va penjar. Ella es va acostar a la porta, va moure una de les cadires i va agafar l'ampolla de whisky per examinar-la. Quedaven unes poques gotes. Recordava el capità servint-li una copa molt abans que tot allò comencés. Li va dir que era la beguda més cara del bar i després li va picar l'ullet mentre feien un brindis. On era el limit d'una persona alcohòlica, va pensar.</text:p>
      <text:p text:style-name="P3"><text:tab/>—<text:span text:style-name="T5">What the fuck?</text:span> Què és aquesta pudor?—la veu d'en Gómez travessava la paret.</text:p>
      <text:p text:style-name="P3"><text:soft-page-break/><text:tab/> —Pots obrir? </text:p>
      <text:p text:style-name="P3"><text:tab/>Podia sentir el moviment de la maneta a l'altra banda.</text:p>
      <text:p text:style-name="P3"><text:tab/>—Està trencada. Fot molt pudor!</text:p>
      <text:p text:style-name="P3"><text:tab/>—Aquí dins no hi ha maneta. Algú l'ha desmuntada.</text:p>
      <text:p text:style-name="P3"><text:tab/>—Espera.</text:p>
      <text:p text:style-name="P3"><text:span text:style-name="T1"><text:tab/></text:span>Va sentir com l'oficial es perdia passadís enllà, entre renecs, i després d'una corredissa des del pis inferior tornava a la porta. Portava alguna cosa pesada que va deixar al terra, potser una caixa d'eines. </text:p>
      <text:p text:style-name="P3"><text:tab/>—Acabo de desmuntar el pom amb un tornavís. La porta sembla encallada, pots donar-hi un cop?</text:p>
      <text:p text:style-name="P3"><text:tab/>La Núria li va demanar que s'apartés. La pudor s'havia intensificat. Va fer un parell de passes enrere i li va donar la trompada més forta que va poder. La porta es va obrir i en Gómez, al vol, la va atrapar perquè no es tornés a tancar.</text:p>
      <text:p text:style-name="P3"><text:tab/>—Has vist algú al passadís? —va dir ella, mentre sortia per la porta—. Qui m'ha tancat? <text:span text:style-name="T1"><text:s text:c="3"/></text:span></text:p>
      <text:p text:style-name="P3"><text:span text:style-name="T1"><text:tab/></text:span>—No he vist a ningú —Va mirar al terra, al bassal d'orina que dominava l'entrada—. <text:s/>Què t'ha passat?</text:p>
      <text:p text:style-name="P3"><text:tab/>Es va adonar que en Gómez potser es pensava que havia estat ella, la que, espantada, no havia pogut arribat al bany. </text:p>
      <text:p text:style-name="P3"><text:tab/>—No he estat jo —va dir, mig ofesa—. Algú m'ha tancat i s'ha pixat a la porta.</text:p>
      <text:p text:style-name="P3"><text:tab/>En Gómez la va mirar sorprès. Va dir alguna cosa en filipí mentre observava la taca al terra. La Núria va observar el final del passadís; la porta on les escales portaven al pis inferior. Li va preguntar altra vegada si havia vist a algú pel passadís, potser en John.</text:p>
      <text:p text:style-name="P3"><text:tab/>—Has begut? —va preguntar l'oficial.</text:p>
      <text:p text:style-name="P3"><text:tab/>Ni els seus propis companys la creien, ja. Va mirar en Gómez que s'estava fixant en l'ampolla buida de whisky que hi havia a la cadira on la Núria s'acabava d'aixecar. Li va dir que no, que no havia begut però els ulls d'ell li havien perdut tota la confiança. Va pensar en la cara que s'havia vist al mirall. Cansada. Demacrada. </text:p>
      <text:p text:style-name="P3"><text:span text:style-name="T1"><text:tab/></text:span>Altra vegada va sentir un regalim de suor freda que li baixava del front. El seguia <text:soft-page-break/>una escalfor incòmoda al rostre. Tot i que l'oficial li estava fent preguntes ella només sentia sons difuminats que es perdien inconnexos. Era l'olor d'orina el que li estava monopolitzant els sentits creant un torrent de sensacions molestes. Necessitava sortir d'allà i respirar aire de fora. Va caminar cap a la porta del final del passadís, on la finestreta circular deixava entreveure un tros de cel. Ajudant-se del passamà de fusta lligat a la paret avançava, tosca. Notava com en Gómez li deia coses mentre intentava ajudar-la a moure's. Ella s'havia de concentrar en l'impuls animal que la portava a la coberta exterior com si la vida depengués d'arribar-hi.</text:p>
      <text:p text:style-name="P3"><text:tab/>Li va venir al cap la idea que algú l'havia enverinat. Potser li havien tirat alguna cosa al sopar. La tripulació la volia fora, era una guerra per la supervivència i ella era un obstacle. Es va imaginar sota terra, envoltada de cucs que li entraven i li sortien dels orificis nassals, sense cap tipus de brillantor als ulls, blanca com la llet. Potser del mateix blanc que la pell li tintava en aquell moment.</text:p>
      <text:p text:style-name="P3"><text:span text:style-name="T1"><text:tab/></text:span>Va obrir com va poder la porta del final del passadís. La llum de l'exterior la va cegar i va sentir una forta punxada al costat. Al mateix punt que feia dies que l'havia amenaçat. Es va asseure al terra metàl·lic amb l'esquena contra la paret. El sol picava de valent però ella tenia molt de fred. L'oficial li va posar la mà al front per prendre-li la temperatura. Ella tenia la sensació que en qualsevol moment perdria el coneixement. Li semblava que mai no s'havia trobat tant desconcertada. Es va aixecar la camisa i quan va veure la cara desencaixada d’en Gómez va saber que tenia un problema greu. Es va mirar la mà, plena de sang<text:span text:style-name="T19">, com la samarreta.</text:span></text:p>
      <text:p text:style-name="P3"><text:span text:style-name="T1"><text:tab/></text:span>I no va poder més. Totes les nàusees reprimides van esclatar en un vòmit repugnant. En Gómez es va apartar d’un sal mentre ella, portada per una força major, treia tot el que tenia a dins entre llàgrimes. Es va portar la mà a la cara per apartar-se un floc de cabells i sense voler va marcar-se la galta de vermell. Va notar la mà de l’oficial que li recollia el cabell i li donava paraules d’ànim. Ella va gatejar fins a la bora de la coberta, procurant no embrutar-se del rastre que estava deixant. Allà va treure el cap entre els barrots rovellats, arrapant-se al cilindres metàl·lics com si estigués en una cel·la. Va notar com si algú la mirés des de la finestra lateral del pont. En Gómez va llençar alguns crits a l’aire, potser per dispersar l’atenció que la Núria sentia que estava despertant al vaixell.</text:p>
      <text:p text:style-name="P3"><text:span text:style-name="T1"><text:tab/></text:span>Després d'haver-ho tret tot només li sortia esforç que es desfeia. Es va asseure, cansada, contra la barana. Estava esgotada. En Gómez se li va agenollar al costat i li <text:soft-page-break/>va oferir una mica d'aigua. El cap li donava voltes: havia perdut la noció del temps. Potser feia hores que havia estat tancada al despatx d'en Martin. Potser només feia uns minuts. El sol havia caigut sobre l'horitzó, mentre dos figures l'observaven des del pis de dalt. Un jove grumet fregava, a la vora de la porta, restes dels seu procés de digestió.</text:p>
      <text:p text:style-name="P3"><text:tab/>—El capità tampoc es troba bé.</text:p>
      <text:p text:style-name="P3"><text:tab/>En Howard, un dels mariners que no havia vist arribar, li estava examinant, amb guants de plàstic, la ferida del costat. Hagués preferit que ningú li examinés res, però no tenia ni força per negar-s'hi. </text:p>
      <text:p text:style-name="P3"><text:tab/>—Porta tot el matí vomitant —va continuar en Howard—. Com t'has fet aquesta ferida? <text:s text:c="3"/></text:p>
      <text:p text:style-name="P3"><text:tab/>La Núria el va mirar sense dir res. Entre el cabell al vent i la barba clara hauria jurat que tenia al seu davant un deïtat nòrdica. </text:p>
      <text:p text:style-name="P3"><text:tab/>—T'ho vas fer durant la tempesta, oi? T'ho hauré de desinfectar, i t'ho taparia, però... és millor que li toqui l'aire. Cicatritzarà abans. </text:p>
      <text:p text:style-name="P3"><text:span text:style-name="T1"><text:tab/></text:span>No li va dir res. Sabia que no s'ho havia fet pas la nit de la tempesta. Havia nascut amb aquella cicatriu. El que no entenia era perquè havia començat a supurar. L<text:span text:style-name="T17">'espantava</text:span> la possibilitat que allò tingués res a veure amb la seva germana, en un hospital a l'altra banda de l'oceà, que no pas amb un tall o virus espontani. No tenia cap sentit, però la idea l<text:span text:style-name="T17">'espantava (buscar sinònim).</text:span> Volia parar tot allò: que aquell noi deixés de curar-la, que el grumet deixés de fregar, que les ombres del pis de dalt desapareguessin, també el malestar, el mareig i la sensació de descontrol. Potser també el vaixell, el mar i l'aïllament. Què havia de fer per recuperar el balanç de tot allò? La imatge de la seva germana estirada en una llitera li va venir al cap<text:span text:style-name="T17">, com una espurna (?)</text:span>. Un infermer li estaria curant la ferida del costat dret, el contrari del seu. Potser en aquell moment tenia el mateix aspecte que l'Olga després del tractament. Groga, prima, cansada i desgastada per una droga que li deien que la curaria.</text:p>
      <text:p text:style-name="P3"><text:tab/>—Núria: beu —va insistir en Gómez.</text:p>
      <text:p text:style-name="P3"><text:tab/>La Núria va obrir la boca i va deixa que l'oficial li donés aigua amb un vas de plàstic. Estava fresca. Quan se la va acabar va llepar-se els llavis ressecs. </text:p>
      <text:p text:style-name="P3"><text:tab/>—Et dic el mateix que li he dit al capità: has de descansar.</text:p>
      <text:p text:style-name="P6"><text:soft-page-break/>***</text:p>
      <text:p text:style-name="P3"><text:span text:style-name="T1"><text:tab/></text:span>Va reposar la resta del dia al llit. En Howard i en Gómez l'havien ajudat a estirar-se. Sola no hi hauria arribat amb les poques forces que li havien quedat després de l'esforç.</text:p>
      <text:p text:style-name="P3"><text:tab/>Es va despertar a mitja nit. El bullici mariner que <text:span text:style-name="T7">de manera inconscien</text:span>t havia sentit<text:span text:style-name="T18">, de manera inconscient,</text:span> mentre dormia s'havia esfumat deixant pas a un silenci tranquil·litzador. La panxa li va roncar de gana, ja recuperada de l'ensurt de feia hores. Tenia molt mal de cap. Deshidratació, va pensar. A la tauleta de nit li havien deixat un plat d'arròs bullit que ja era fred. El va devorar tan ràpid que va haver de beure molta aigua per no ennuegar-se. Era molt bon senyal, tenir tanta gana. Va deixar el vol buit d'arròs i va fer una mossegada a una poma de molt bon color. El sucre que li va arribar a la saliva li va causar una sensació que la va fer somriure.</text:p>
      <text:p text:style-name="P3"><text:span text:style-name="T1"><text:tab/></text:span>Havia dormit amb la roba posada, els mariners no s'havien atrevit a desvestir-la. L'olor que feia la samarreta li era desagradable, així que se la va treure i la va llençar ben lluny. Ja s'ocuparia de portar-la a rentar en un altre moment. Se'n va posar una de neta, un jersei i es va cobrir amb l'abric.</text:p>
      <text:p text:style-name="P3"><text:tab/>Va sortir a coberta per prendre una mica la fresca. El vaixell avançava a ritme lent i constant. Es va pujar la caputxa de l'anorac per resguardar-se del vent gelat. Va posar la mà a la barana amb els dits ben amagats dins la màniga. El mar es trencava en una escuma suau als peus del Batten Bay. A l'horitzó, la foscor de l'aigua es fonia en un cel estrellat.</text:p>
      <text:p text:style-name="P3"><text:tab/>—Com et trobes, Núria? —en Pep, tapat amb una caputxa <text:span text:style-name="T7">(que li amagava el rostre)</text:span> <text:span text:style-name="T18">de la qual no se li veia la frondosa barba,</text:span> caminava cap a ella—. M'han dit que no estaves bé.</text:p>
      <text:p text:style-name="P3"><text:tab/>Va mirar-lo somrient. Volia gaudir d'aquell moment de pau que el cosmos li havia preparat. Era un parèntesi que necessitava, massa conscient de tots els problemes que acusaven el seu cos i el seu entorn. Podia, fins i tot, sentir un bri d'esperança que li recorria el coll. Se'n sortirien. Tot aniria bé. En Pep va desencaputxar-se i li va tornar el somriure.</text:p>
      <text:p text:style-name="P3"><text:tab/>—Estic bé —va dir ella.</text:p>
      <text:p text:style-name="P3"><text:span text:style-name="T1"><text:tab/></text:span>La nit era estrellada. En Pep<text:span text:style-name="T18">, en silenci,</text:span> se li va acostar <text:span text:style-name="T7">en silenci</text:span> i la va imitar mirant al cel. No hi havia cap núvol. La Núria perseguia qualsevol guspira momentània <text:soft-page-break/>que pogués aparèixer allà dalt. Estava a l'espera de l'avió que els veuria o del satèl·lit que els tornaria la comunicació. </text:p>
      <text:p text:style-name="P3"><text:tab/>—El capità està molt malalt, diu en Martin —va trencar el gel ell—. <text:s/>Va començar a vomitar ahir i avui ningú l'ha vist. Vaja, que està tancat a la cabina.</text:p>
      <text:p text:style-name="P3"><text:span text:style-name="T1"><text:s/><text:tab/></text:span>—L'aniré a veure —va fer una pausa per posar en ordre els seus pensaments—. En John està mosca amb mi. Saps que m'ha tancat? </text:p>
      <text:p text:style-name="P3"><text:tab/>—Com? —en Pep la mirava consternat. </text:p>
      <text:p text:style-name="P3"><text:tab/>—Així ara mateix estem comandats per un bevedor que no vol saber res de mi?</text:p>
      <text:p text:style-name="P3"><text:tab/>—T'ha tancat? —feia que no amb el cap—. Està com una puta cabra. Encara mana el capità, però suposo que sí, que si no es recupera... Aquesta tarda me l'he trobat mirant a la paret de la cobert B. Palplantat, botella en mà, i mirant la paret. Li he dit hola i res.</text:p>
      <text:p text:style-name="P3"><text:span text:style-name="T1"><text:tab/></text:span>La Núria va intentar imaginar-se què li podia estar passant pel cap a en John. Des del moment de la tempesta s'havia convertit en un animaló espantadís que tot el dia se sentia acorralat. Li havia ensenyat, dies que semblaven molt llunyans, la foto del seu fill. <text:span text:style-name="T7">(potser el que hi ha entre les comes complica el text. No seria més senzill «Feia molts dies que li havia ensenyat la foto del seu fill»?) </text:span><text:s/>El recordava: un noi panotxa amb un somriure bonic i la cara desmesuradament pigada. Segurament la mare era irlandesa, perquè en John tenia el cabell com el carbó i la pell morena paleta. </text:p>
      <text:p text:style-name="P3"><text:tab/>—Estàs millor? Anímicament, vull dir... <text:s/>després del correu de l'altre dia...</text:p>
      <text:p text:style-name="P3"><text:tab/>—Sí—li va posar la mà a l'espatlla—, no et preocupis. <text:s/></text:p>
      <text:p text:style-name="P3"><text:span text:style-name="T1"><text:tab/></text:span>En Pep se'n va alegrar i <text:span text:style-name="T7">rialler</text:span> li va dir<text:span text:style-name="T18">, rialler, </text:span>que descansés molt, que el vaixell no estava per una altra baixa important. Començava el torn en pocs minuts, així que es va despedir i la va deixar sola a la coberta envoltada d'un trellat d'estrelles. El va mirar com tancava la porta. Tenir algú de la seva banda la reconfortava, no estava tan sola com pensava.</text:p>
      <text:p text:style-name="P3"><text:tab/>Quan va sentir <text:span text:style-name="T7">que es tancava</text:span> la porta de la coberta inferior <text:span text:style-name="T18">tancar-se</text:span> es va treure el telèfon de la butxaca. No ho feia per l'esperança que aquesta vegada hi hagués alguna ratlla de coberta, sinó més aviat aquella acció s'havia convertit en un tic que no podia frenar. Estaven fora de cobertura. Tot i així se'l va portar a l'orella amb el telèfon de casa l'Olga marcat. Després va trucar a l'hospital i després, també de <text:soft-page-break/>manera automàtica, com si encara no se n'hagués fet a la idea, a casa de l'Oriol.</text:p>
      <text:p text:style-name="P3"><text:span text:style-name="T1"><text:tab/></text:span>—On sou? —va preguntar-se retòricament.</text:p>
      <text:p text:style-name="P3"><text:tab/>Li va arribar a les orelles el so de les onades trencant contra el casc. El mateix so que els mariners de món havien escoltat durant centenars d'anys. El so tranquil d'un mar que enamorava. Allò significava navegar. Res de telèfons per satèl·lit, res de radars. Navegar era un i el mar. Una experiència que per moltes vegades que havia provat d'explicar a casa, mai l'havien comprès. L'única família que tenia allà era la resta de la tripulació. Seguir les estrelles i les intuïcions cap a ports llunyans dels quals ningú havia sentit a parlar abans. Com els grans exploradors havien fet des de temps immemorials. Tot allò cada vegada tenia més sentit. Per primera vegada en molt de temps es va sentir en contacte amb el que l'havia portat allà. </text:p>
      <text:p text:style-name="P3"><text:tab/>Quan va entrar a l'alcàsser, en comptes d'anar cap a la cabina va picar a la porta del capità. A dins sentia una veu greu que barbotejava. El baldó estava posat. La veu, des de l'interior, li va demanar un moment en un anglès d’accent marcadament asiàtic. <text:span text:style-name="T7">(Que no ha picat a la porta del capità??)</text:span> Semblava que estava força ocupat ja que es movia d’una banda a l’altra de l’habitació. Finalment es va acostar a la porta i va obrir. La llum no estava apagada però va costar una mica que els ulls se li acostumessin a l'escassa claror de la cambra. L’astronauta que havien recollit al mig de l’oceà la mirava preocupat. La va fer passar i li va demanar un moment que estava acabant de netejar, la Núria no va entendre què. La cabina era més gran que la majoria, com un petit apartament. En Hashvv va desaparèixer cap a l'interior.</text:p>
      <text:p text:style-name="P3"><text:tab/>Va esperar uns vint segons que la vista s'acostumés <text:span text:style-name="T7">(a la minsa claror)</text:span>. Després va avançar pel llarg passadís emmoquetat. Les làmpades de la paret semblaven cobertes per una fina capa de pols. Va provar de fregar-la però estava incrustada. <text:span text:style-name="T7">(però són al passadís o dins la cabina? No s'entén bé l'espai)</text:span></text:p>
      <text:p text:style-name="P3"><text:tab/>—No marxa, no hi ha manera que es desfaci—va dir l'astronauta. <text:s text:c="2"/></text:p>
      <text:p text:style-name="P3"><text:span text:style-name="T1"><text:tab/></text:span>En Hashvv, des de la sala d'estar del final del passadís, provava de fregar la làmpada principal amb un drap i un arsenal de productes de neteja. Ella va entrar a la sala palpant el marc de la porta.</text:p>
      <text:p text:style-name="P3"><text:tab/>—Què és?</text:p>
      <text:p text:style-name="P3"><text:tab/>En Hashvv va arronsar les espatlles sense deixar de fregar. La Núria va fer una llambregada a la sala d'estar a la penombra. Totes les làmpades estaven igual, <text:soft-page-break/>impregnades d'una pols rugosa que s'hi havia encastat per no marxar. <text:s/></text:p>
      <text:p text:style-name="P3"><text:tab/>—Com es troba el capità?</text:p>
      <text:p text:style-name="P5"><text:span text:style-name="T26"><text:tab/>—Dorm —va parar un instant i es va eixugar el front amb el dors de la mà dreta—. Quan l'he vingut a veure m'he trobat aquesta merda. S'ha de netejar. </text:span>(en Hashvv ha anat a veure el capità i s'ha quedat a netejar els llums? Suposo que això quedarà clar en els altres capítols. Ara aquí no ho entenc. Està bé?)</text:p>
      <text:p text:style-name="P3"><text:tab/>Es va fixar en la bombeta que en Hashvv provava de netejar. El que hi tenia impregnat era dur com un pedra. La textura li recordava les roques volcàniques que de petita havia descobert al voltant d'Olot, en una excursió amb l'escola. El color era tan fosc com <text:span text:style-name="T7">li havien quedat</text:span> les mans de l'Olga <text:span text:style-name="T18">li havien quedat</text:span> després d'agafar-ne una de record. La mare s'havia queixat de com les bessones s'havien refregat pel terra amb unes samarretes que no tenien ni dues setmanes. El pare, orgullós de les petites, havia posat la roca en un platet al damunt del televisor, entre claus, botons extraviats i el seu xiulet per arbitrar els caps de setmana.</text:p>
      <text:p text:style-name="P3"><text:tab/>En Hashvv li va acostar una llanterna que tenia a la butxaca i li va indicar que mirés la paret. La va encendre. Les parets eren de fusta artificial clara però en alguns punts hi havien aparegut unes taques fosques, com les que estaven acabant amb la claror. Com si algú hagués agafat una brotxa i hagués deixat la seva marca aquí i allà. La moqueta verda també hi tenia taques desordenades que havien petrificat la textura encoixinada. Curiosa, va trepitjar-ne una que tenia molt <text:span text:style-name="T7">(tenia molt de què? No s'entén)</text:span> que va clacar com si algú hagués buidat una bossa de cereals sota el seu peu. <text:span text:style-name="T7">(ja entenc la frase però no m'agrada gaire. El verb clacar em sembla que tampoc hi correspondria)</text:span></text:p>
      <text:p text:style-name="P3"><text:tab/>—Què cony és això?—es va preguntar, retòricament.</text:p>
      <text:p text:style-name="P3"><text:span text:style-name="T1"><text:tab/></text:span>—Aaaaaahhh —un rugit agonitzant va sorgir de la sala contigua.</text:p>
      <text:p text:style-name="P3"><text:tab/>La Núria va veure com l'astronauta es va girar, tens, cap a la porta una moment, com si es temés el pitjor <text:span text:style-name="T7">(a la porta un moment. Mala construcció. Fes la frase més simple i sense tanta puntuació. Abuses de les comes)</text:span>. Quan la sala va tornar al silenci, va continuar fregant. La Núria volia veure al capità, necessitava la seva plàcida confiança <text:span text:style-name="T7">(«i que li transmetés»)</text:span> aquella sensació que al seu voltant no passava res, que ell ho tenia tot controlat. El crit, però, li havia tret tota esperança de trobar un capità lúcid. Va acostar-se a la porta de la cabina personal.</text:p>
      <text:p text:style-name="P3"><text:soft-page-break/><text:tab/>—No entris sense mascareta —en Hashvv li assenyalava una caixa de cartró amb cinquanta mascaretes de paper al damunt de la taula—. No sabem què té.</text:p>
      <text:p text:style-name="P3"><text:span text:style-name="T1"><text:tab/></text:span>Aquell comentari va recórrer l'esquena de la Núria i li va posar els pèls de punta. També havia passat el matí vomitant, si tan greu era el que tenia el capità, ella seria la següent, potser. Es va sentir culpable de no dir res, de pensar que no tenia el mateix, que ella no tenia res contagiós. Es va posar la mascareta, va aprofitar per fer-se una cua per sobre de la veta de roba i va entrar a l'habitació.</text:p>
      <text:p text:style-name="P3"><text:span text:style-name="T1"><text:tab/></text:span>Si a fora hi havia poca llum allà havia desaparegut del tot. La llanterna era tot el que tenia tot i que podia veure com hi havia bombetes que <text:span text:style-name="T7">inútilment</text:span> provaven<text:span text:style-name="T18">, inútilment,</text:span> d'il·luminar l'estança. Al damunt tenien una capa massa gruixuda d'aquella cosa que s'estava apoderant de la cambra. Entre ella i el llit, al fons de la cabina, hi havia instal·lada una cortina de bany que convertia el dormitori en una cambra d'aïllament de campanya. Les bores d'aquesta capa impermeable s'estaven ennegrint com la resta de l'habitació. La calor havia deixat una boira humida a l'altra banda <text:span text:style-name="T7">(a l'altra banda de què? De la cortina? Que és transparent la cortina?)</text:span> que difuminava les formes des d'on estava <text:span text:style-name="T7">(on estava què? On era ella? O el capità?</text:span>). Podia veure una figura que descansava entre llençols, tossint i <text:span text:style-name="T18">arrepenjant</text:span> <text:span text:style-name="T7">movent</text:span> el cap a dreta i esquerra del coixí compulsivament. </text:p>
      <text:p text:style-name="P3"><text:tab/>El focus de la llanterna no semblava importunar al capità, i ni quan la Núria el va cridar pel nom va reaccionar. <text:span text:style-name="T7">Espantada</text:span> es va acostar<text:span text:style-name="T18">, espantada,</text:span> cap a la cortina fastigosa. Aquella cripta de pedra volcànica <text:span text:style-name="T7">(descriu més aquest espai, que ens el puguem imaginar bé)</text:span> li provocava una tremolor que li sacsejava mans i cames. Es va fregar els ulls davant la irrealitat que l'envoltava. Abans d'obrir la cortina llardosa va apropar la llanterna a la part més fosca de la paret. Allà la llum desapareixia com si alguna cosa s'estigués alimentant del fotons (<text:span text:style-name="T7">què és fotons? El singular és fotó?)</text:span>. Hi va posar la mà, pensant que potser era un forat, però va xocar amb la paret rugosa de pedra volcànica. Semblava com si la resta de la sala s'estigués transformant per arribar a la profunditat en es trobava aquell pou de llum <text:span text:style-name="T7">(com? Hi ha el que sembla un forat, vale. Hi posa la mà i resulta que és la paret. D'acord. Però a quina profunditat vol arribar la resta de la sala? No ho acabo d'entendre).</text:span> Hauria jurat que el teixit rugós es movia, però quan es va acostar per constatar-ho no va notar res.</text:p>
      <text:p text:style-name="P3"><text:tab/>—Capità?—va dir mentre apartava la cortina.</text:p>
      <text:p text:style-name="P3"><text:tab/>L'ambient a dins la cabina d'aïllament era espès i carregat. L'olor de tancat la va <text:soft-page-break/>fer vacil·lar abans no es va decidir a fer la passa endins. La finestra circular que hi havia sobre el llit estava enteranyinada del mateix material. Només un raig irregular de llum aconseguia entrar des de l’exterior i il·luminava escassament una pila de mantes on semblava entaforat el capità. La forta respiració que procedia d’aquella pila li va posar la pell de gallina. Va mirar a la tauleta de nit, on hi havia una plata de menjar que ningú havia tocat. També una ampolla d’aigua amb un líquid de color taronja, segurament <text:span text:style-name="T18">suero</text:span> <text:span text:style-name="T7">sèrum</text:span>. N’havia begut tres dits.</text:p>
      <text:p text:style-name="P3"><text:tab/>—Núria? —va dir una veu ronca que no hagués reconegut mai.</text:p>
      <text:p text:style-name="P3"><text:tab/>—Hola. Com et trobes? —forçava un somriure.</text:p>
      <text:p text:style-name="P3"><text:span text:style-name="T1"><text:tab/></text:span>No li veia el rostre, tapat per una de les mantes. Tenia pànic de la criatura que una vegada havia estat el capità del Batten Bay <text:span text:style-name="T7">(que sap en què s'ha convertit? Com sap que s'ha convertit en una criatura si no l'ha vist mai?)</text:span>. Havia vist molts malalts però en aquelles circumstàncies no sabia què esperar-se. <text:span text:style-name="T7">(sembla que hagi vist altres malalts dalt del vaixell i que sàpiga quin aspecte tindrà el capità)</text:span> La tenebrositat de l'ambient li portaven al cap imatges d'una figura pàl·lida que no era d'aquesta món. Va fer una curta respiració per trencar el pensament que se l'emportava cap a un món de fantasia. </text:p>
      <text:p text:style-name="P3"><text:tab/>Algú li va tocar l'esquena i va fer un bot que li va gelar la sang. Tenia ganes de cridar, plorar i fugir. Al seu darrera, fred com l'acer, hi havia l'astronauta que mirava amb preocupació a la pila de roba on dormia el capità.</text:p>
      <text:p text:style-name="P3"><text:tab/>—Porta una estona delirant. M'ha parlat de la seva mare.</text:p>
      <text:p text:style-name="P3"><text:tab/>—Té febre?</text:p>
      <text:p text:style-name="P3"><text:tab/>En Hashvv va fer que sí amb el cap sense apartar la mirada de la teranyina que tapava la llum de fora.</text:p>
      <text:p text:style-name="P3"><text:span text:style-name="T1"><text:tab/></text:span>—L'hem de destapar. El portem a la dutxa? Aigua freda?</text:p>
      <text:p text:style-name="P3"><text:tab/>—He provat d'aixecar-lo, —va dir en Hashvv— però està tan dèbil que li trencaríem alguna <text:s/>cosa. Se m'ha estat a punt de desmuntar.</text:p>
      <text:p text:style-name="P3"><text:tab/> <text:s/>Des d'on era, la Núria només veia un floc de cabells al final d'una pila de mantes. Es va descordar l'anorac mentre notava com li baixava un regalim de suor pel front.</text:p>
      <text:p text:style-name="P3"><text:tab/>—T'haurem de treure això—va dir la Núria mentre estirava la primera flassada—. <text:soft-page-break/>Sé que tens fred, però t'hem de fer baixar aquesta febre..</text:p>
      <text:p text:style-name="P3"><text:tab/>—No el toquis!—va cridar en Hashvv.</text:p>
      <text:p text:style-name="P3"><text:tab/>Un tuf putrefacte li va arribar a la mascareta. Li havia deixat al descobert el rostre. De l'impacte es va quedar glaçada. Estava cridant, no enfora, sinó ben endins <text:span text:style-name="T7">(ella o el capità?)</text:span>. Un crit silenciós que aclaparava tota la força que li quedava a dintre. La criatura que tenia al davant ja no era una persona. Tenia la pell fosca i petrificada com les parets. El respirar, lent i sorollós, semblava trencar en cada brancada algun petit tros de pell que es desfeia en un polsim que es deixava anar sobre el llençol. Amb la mà dreta s'agafava el llavi, com si necessités ajuda per obrir-se-la. Les ungles li havien caigut i la pell s'evaporava en forma de sorra negrosa. Els ulls avellana eren l'últim rastre de la identitat de l'ànima que hores abans havia viscut en aquell cos. <text:span text:style-name="T7">Més descripció! Que això és impactant i necessitem fer-nos-en una bona imatge!) </text:span></text:p>
      <text:p text:style-name="P3"><text:tab/>La Núria va fer un pas enrere. La figura es va incorporar com va poder en un núvol de pols provant d'obrir la boca per dir alguna cosa. Va mirar l'astronauta que estava tant paralitzat com ella <text:span text:style-name="T7">(qui? Ella o el capità?)</text:span>. <text:s text:c="2"/></text:p>
      <text:p text:style-name="P3"><text:tab/>—Núrrrrr....iiaa —va arrencar una llarga estossegada.</text:p>
      <text:p text:style-name="P3"><text:tab/>L'horroritzava l'estat del capità. Li feia por que s'aixequés i li donés una abraçada mentre es desfeia. O potser que l'ataqués sense motiu. El seu cos li demanava marxar d'aquella cripta. Incapaç d'afrontar el que tenia al davant, va tancar els ulls i va fer dues passes <text:span text:style-name="T7">(«més» ja en portàvem una)</text:span> endarrere. Va creuar la cortina escoltant el seu nom convertir-se en un núvol de fonemes desestructurats. No es podia parar a ajudar a ningú, havia de fugir d'allà. Sentia que un perill molt gran li queia al damunt.</text:p>
      <text:p text:style-name="P3"><text:tab/>Quan va creuar la porta de sortida es va deixar caure sobre els peus, doblegant les cames <text:span text:style-name="T7">(quina angúnia! Diguem que es va agenollar)</text:span> i <text:span text:style-name="T18">arrepenjant</text:span> l'esquena a la paret del passadís <text:span text:style-name="T7">(no acabo d'entendre tots els moviments que fa amb el cos!)</text:span>. Tenia moltes ganes de plorar, però un instint més primitiu li pujava per l'esòfag: de nou una nàusea.</text:p>
      <text:p text:style-name="P5">Jo crec que si retoques tot el que t'he marcat i allargant les descripcions dels espais i dels personatges, quedarà molt trepidant i emocionant!</text:p>
      <text:p text:style-name="P17">20. Núria – 52</text:p>
      <text:p text:style-name="P3">S'havia posat la camisa blanca d'oficial. L'única de les tres que tenia que encara tenia <text:soft-page-break/>ben planxada a la segona lleixa de l'armari. Després d'haver-se cordat malament els botons dues vegades havia optat per acabar de fer-ho davant del mirall del lavabo, sense gosar mirar-se els ulls plorosos. Els dits, tremolosos, li fallaven al encertar el forat adequat per a cada marca daurada. Es va espolsar les espatlles on lluïa el rang i després es va posar la camisa per dins dels texans. Ningú li havia demanat que es posés aquella camisa però sentia que com a mínim li devia això al capità. </text:p>
      <text:p text:style-name="P3"><text:span text:style-name="T1"><text:tab/></text:span>Caminant sobre la moqueta que la portava cap a la coberta exterior va pensar en aquella criatura que havia vist feia ben poc. No tenia aspecte humà. Semblava més aviat algun monstre d'una pel·lícula de terror de baix pressupost. Alguna cosa li havia consumit la carn, rostit la pell i fregit els òrgans. Pensava en <text:span text:style-name="T7">ella</text:span> <text:span text:style-name="T7">(entenc que et refereixes a la criatura però jo no li diria «ella», sembla que parlis d'una dona. Seria «hi pensava» però tampoc queda bé amb la resta de la frase. Ho reestructuraria. Potser «Pensava en la possibilitat que allò fos...»)</text:span>, en la possibilitat que allò fos una malaltia, un virus que la pogués contagiar. Com <text:span text:style-name="T7">ell (com qui?)</text:span>, s'havia passat el dia vomitant. Els mariners la miraven a ella amb la mateix impotència que ella havia esguardat al capità. Havien passat moltes hores ja i els símptomes no havien tornat. Tot i així tenia por.</text:p>
      <text:p text:style-name="P3"><text:tab/>També pensava en ell. En les últimes paraules que sorgien d'aquell abisme d'ossos. Una veu que li eriçava la pell cada vegada que se li reproduïa al cap. No es podia imaginar el patiment que expressava aquell anhel perquè algú el pogués ajudar. L'havia cridat pel nom <text:span text:style-name="T7">(qui a qui?)</text:span> com si ella pogués, d'alguna manera, saber què estava passant. No era metge, ni biòloga, ni tampoc cap experta en ciències del més enllà. Era oficial en un vaixell que no es podia comunicar amb ningú.</text:p>
      <text:p text:style-name="P3"><text:span text:style-name="T1"><text:tab/></text:span>Quan va arribar a l'exterior ja hi era tothom. O al menys això li va semblar. En Pep vestia el mono de treball al costat del seu cap, en Martin i l'home baixet de Liverpool que encara no l'havia mirat a la cara en tot el viatge <text:span text:style-name="T7">(el seu cap és en Martin o estàs fent una enumeració?)</text:span>. En Roland, en Thomas, en Vinterg i en Gómez <text:span text:style-name="T7">(a vegades el poses amb accent obert i a vegades tancat, jo te'ls vaig tancant sempre)</text:span> acabaven de completar un semicercle sobre una taula al mig de la balconada (<text:span text:style-name="T7">a quin espai ens trobem?)</text:span>. Formant una segona fila hi havia una desena de mariners més, alguns amb la camisa, altres vestits de carrer. Tots es mantenien callats amb la mirada fixa en la caixa de fusta que coronava la taula desmuntable. L'havien col·locat a prop de la barana per raons evidents, però l'estretor de la coberta feia que la gent del darrere s'hagués d'acostar a la bora de la piscina buida per veure alguna cosa. Al darrere podia veure els tancs de gas i asseguts en unes gandules de càmping dos dels grumets que, <text:soft-page-break/>mig incorporats, miraven el terra. Un d'ells balancejava d'un peu a l'altre una pilota vermella de vòlei platja.</text:p>
      <text:p text:style-name="P3"><text:span text:style-name="T1"><text:tab/></text:span>Va fer-se un lloc a la segona fila, entre la Mary, que li va donar mà en senyal de condol, i un dels majordoms filipins que també portava el nom de Roland (com l'oficial) brodat a la camisa. Des del pis de dalt, contemplant la cerimònia hi havia en Hashvv, <text:span text:style-name="T18">arrepenjant</text:span> <text:span text:style-name="T7">descansant</text:span> el cap sobre la barana de l'escala. <text:span text:style-name="T18">Amb la mà picava, procurant no fer soroll, contra un dels barrots de manera sistemàtica</text:span> <text:span text:style-name="T7">Procurant no fer soroll, picava la mà contra un dels barrots de manera sistemàtica</text:span>. Un tic nerviós, va pensar la Núria. Va continuar repassant la gent que hi havia entre la multitud. Les cares eren d'abatiment. <text:s/>Portaven dies sense dutxar-se. Taques de greix que modelaven galtes, ulleres, cabells <text:span text:style-name="T18">greixosos</text:span> i mans que havien treballat més del que haurien d'haver-ho fet. Al cel no hi havia ni un núvol però a l'ambient es podia respirar una espessa boirina pesant que abatia el cap de tothom. Quan va mirar en Martin, els seus ulls es van creuar i ell, com despertant d'un llarg silenci, va aixecar el cap i va fer una llambregada al seu voltant. Després va obrir la boca.</text:p>
      <text:p text:style-name="P3"><text:tab/>—Christian was, as you all, I'm sure know, a .... —en Martin va iniciar la cerimònia.</text:p>
      <text:p text:style-name="P3"><text:span text:style-name="T1"><text:s text:c="3"/><text:tab/></text:span>La Núria no podia treure els ulls de la <text:span text:style-name="T7">capsa (una capsa és petita, això seria una caixa però ja ho dius després. Caldria reestructurar)</text:span>. No era una caixa de morts normal i corrent. Es tractava d'un caixa del magatzem <text:span text:style-name="T7">(Alguna cosa així com «no era una caixa de morts normal, sinó que s'havia aprofitat un dels baguls del magatzem»)</text:span>. Encara tenia l'etiqueta mal arrencada de la direcció d'entrega del port de Marsella. <text:span text:style-name="T18">Es va horroritzar al pensar com havien posat allà dins aquell home</text:span> <text:span text:style-name="T7">S'horroritzava només de pensar com havien posat allà dins aquell home</text:span>. Hi cabia en una caixa quadrada de metre per metre. S'havia desfet, i ja no era un cadàver sinó peces inconnexes d'un cos transformat en pols. Li havien comentat que alguns ossos encara estaven sencers, però la resta s'havia convertit en una pols infesta que havien recollit amb un escombra. Potser a la caixa també hi havia restes de menjar, algun paperet o ves a saber. Es va preguntar per la legalitat de tot aquella cerimònia. Hi havia hagut discussions, <text:span text:style-name="T7">i més que n'hi hauria, sobre el com i el què.</text:span> <text:span text:style-name="T18">I més que n'hi haurien. De com, de què</text:span>. La gent tenia molta por. Por al contagi, por a les formalitats o por a coses que transcendien les lleis de la ciència. Quan li havien dit que s'havia decidit enviar les restes del capità al fons del mar s'havia sentit alleugerida que aquella criatura ja no estigués trepitjant el seu mateix terra. Després havia pensat en la cambra del capità. En aquell mausoleu <text:soft-page-break/>d'horror que es continuava estenent per la cabina mentre seguien rendint honors al difunt.</text:p>
      <text:p text:style-name="P3"><text:span text:style-name="T1"><text:tab/></text:span>Quan va tornar a aixecar la mirada, en Hashvv ja no hi era. Ell s'estava encarregant de buscar la manera de contenir aquella estranya foscor que s'havia apoderat de la meitat del pis de dalt. Només ella, en Martin i l'astronauta sabien alguna cosa de la massa que s'obria pas per les parets. Havien decidit que el millor era no fer córrer més la veu, que la resta de la tripulació no sabés res d'aquell estrany incident. Per això el cadàver del capità estava en una capsa i per això acabaria en breu al fons del mar. Millor que ningú el veiés, que les preguntes ja volaven per la coberta, però cap era prou aproximada a l'horror del que pensaven que estava passant realment. <text:span text:style-name="T7">(ningú es pregunta que estigui en una capsa de metre per metre? Qui l'ha escombrat?)</text:span></text:p>
      <text:p text:style-name="P3"><text:span text:style-name="T1"><text:tab/></text:span>—Oh God almighty —en Martin es va senyar i va fer un pas endarrera.<text:span text:style-name="T1"> </text:span></text:p>
      <text:p text:style-name="P3"><text:span text:style-name="T1"><text:tab/></text:span>La Núria es va adonar que el que no havia tret el cap encara era el primer oficial, en John. Després de l'incident del lavabo s'havia esfumat del vaixell i en les últimes reunions no havia aparegut. <text:span text:style-name="T18">Va tenir un pensament cruel on li hagués agradat que el que estés dins d'aquella capsa fos ell i no el capità</text:span> <text:span text:style-name="T7">(«Cruelment va pensar que li agradaria que el que estigués dins la capsa fos ell i no el capità» Evitem tantes subordinades)</text:span>. En John, fos on fos, s'estaria acabant la reserva de rom, ginebra i whisky del vaixell.</text:p>
      <text:p text:style-name="P3"><text:tab/>Quan en Pep, en Roland i en Gómez es van acostar per agafar la capsa, la Núria es va colar dins el cercle de mariners i ràpidament es va <text:span text:style-name="T18">fer</text:span> <text:span text:style-name="T7">col·locar</text:span> en un dels vèrtexs del fèretre. En Pep la va saludar amb el cap i en Martin li va dedicar un somriure. La tapa era una mica més petita que la capsa i per la bora, clavada a consciència hi havia una escletxa per on no va poder evitar mirar l'interior. Va fer una llambregada fugaç que li va revelar un tros de mandíbula entre pols i ossos <text:span text:style-name="T7">(hi ha llum per veure tan clarament què hi ha a dintre?)</text:span>. Horroritzada per la visió que acabava de tenir va aixecar la capsa de la taula al uníson amb la resta de companys. No pesava gens per ser el cos d'una persona, com si només quedessin les cendres d'aquella persona que mai havia estat cremada. Va notar en l'expressió d'en Pep la mateix sorpresa davant la lleugeresa del capità.</text:p>
      <text:p text:style-name="P3"><text:span text:style-name="T1"><text:tab/></text:span>Es van quedar els quatre parats aguantant <text:span text:style-name="T18">la capsa</text:span> <text:span text:style-name="T7">(el taüt? I així ens deixem de tanta capsa?)</text:span> mentre esguardaven l'oceà al seu davant. En Martin es va girar. Amb fermesa militar, va aixecar el front i amb els ulls tancats va començar a entonar les <text:soft-page-break/>primeres paraules de l'<text:span text:style-name="T5">Eternal Father, Strong to Save</text:span>. Se li van unir unes quantes més veus tímides que acompanyaven aquell himne dels mariners. Tothom se sabia la melodia, pocs la lletra. L'atmosfera que s'estava creant va emocionar el cor de la Núria. En Pep va mirar els companys i els va convidar a avançar fins al límit de la coberta, on entre barrots trencats de la barana, hi havia un forat causat per la tempesta des d'on els seria fàcil <text:span text:style-name="T7">llençar-la</text:span> <text:span text:style-name="T18">la caixa</text:span>. Ella anava al darrere i va ser la primera que va deixar anar les restes de l'home. Pocs segons després van sentir el cop contra l'aigua i el so d'alguna cosa que picava contra el casc, xuclada pel remolí que creava el monstre mercant.</text:p>
      <text:p text:style-name="P3"><text:tab/>L'himne va continuar mentre la Núria s'enretirava del mig per agafar un lloc a prop dels dos grumets que es miraven la cerimònia des de la distància. No cantaven, es limitaven a parlar en veu baixa l'un amb l'altre. Un d'ells no podia parar de moure la cama, nerviós.</text:p>
      <text:p text:style-name="P3"><text:tab/>—Sembla un putu motí, això. L'han esquarterat?—deia el que portava ulleres amb un accent afrancesat. </text:p>
      <text:p text:style-name="P3"><text:tab/>—O el tenen tancat a baix... i tot això és una <text:span text:style-name="T18">patranya</text:span> <text:span text:style-name="T7">bola</text:span>—va dir l'altre.</text:p>
      <text:p text:style-name="P3"><text:tab/>—Estem fotuts, t'ho dic, jo. Estem fotuts.</text:p>
      <text:p text:style-name="P3"><text:tab/>Les coses es podien descontrolar molt, va pensar. Portaven dies aïllats de qualsevol comunicació però fins aquell moment, més o menys, l'ordre s'havia mantingut gràcies a una disciplina clara. I també la consciència que aquell estat de desastre en què es trobaven s'acabaria aviat, potser quan es creués algun vaixell o avió de salvament. Això no havia passat i cada vegada semblava més poc probable que passés. Estaven sols i havien d'arribar, fos com fos, en algun port com més aviat millor o les conseqüències en la moral serien catastròfiques. La mort del capità era un problema, el lideratge recauria en el següent de la cadena de comandament, segurament el primer enginyer, veient que el primer oficial portava desaparegut massa temps perdut en la seva embriaguesa. Ocultar el que estava passant, tancar l'habitació del capità, evitar que la gent hagués vist el cadàver, potser només estava portant que la gent tingués idees pitjors de les que la realitat oferia. Que el capità hagués mort d'un virus era un problema, però potser era més problemàtic encara que la tripulació es pensés que algú havia matat o tancat al capità. Es crearien faccions i la desconfiança creixeria. Va sentir que havia de parlar amb en Martin, estaven prenent el camí equivocat amb tant de secretisme. Tot i que saber que al vaixell passaven coses que <text:soft-page-break/>s'escapaven del que s'entendria com a normalitat també era un problema i podia fer que la gent perdés la calma i entrés en pànic. Informació o desinformació? No culpava aquells nois per tenir teories conspiradores. Ella també les hauria tingut.</text:p>
      <text:p text:style-name="P3"><text:tab/>—S'ha acabat aquesta... aquesta... ?</text:p>
      <text:p text:style-name="P3"><text:span text:style-name="T1"><text:tab/></text:span>Un núvol d'alcohol va irrompre a la coberta exterior. La Núria va sentir nàusees i es va girar. A l'últim esglaó de l'escala hi havia e<text:span text:style-name="T7">n John, el primer oficial</text:span> <text:span text:style-name="T7">(jo perquè vaig llegint de tant en tant i desordenat, però estem en un punt que encara coneixem tan poc els personatges com per anar indicant el seu rang?)</text:span>, a punt de posar el peu a la coberta. Anava amb el vestit de gala, tot blanc, amb la camisa que marcava el seu rang i la gorra de capità al cap. Al pit tenia descordats la majoria dels botons i li sobresortia una mata de pèl que amagava una cadena d'or. Mirava al mar amb prepotència i arrogància mentre tossia i intentava mostrar una compostura que en aquell moment estava alterada per la beguda. A les mans portava una sèrie de documents i de la butxaca del pantaló en sortia el cap d'una ampolla de vidre. S'havia guarnit per a la ocasió, amb dificultats, ja que tot i la pulcritud del vestit, tenia taques d'humitat aquí i allà, mostres d'un procés barruer. La Núria se l'imaginava cordant-se els pantalons per terra encara havent d'empassar l'últim glop de whisky. Es va aferrar amb totes les forces al barrot de barana que tenia al costat. Sentia moltes ganes de clavar un cop de puny a la galta mal afaitada d'aquell prepotent que se li havia pixat a sobre. <text:span text:style-name="T18">Li bullia a dins alguna cosa que podria haver tirat al primer oficial també per la borda</text:span>. <text:span text:style-name="T7">La sang li bullia tant en aquell moment que hauria estat capaç de tirar aquell primer oficial també per la borda.</text:span></text:p>
      <text:p text:style-name="P3"><text:tab/>—Arribes tard, John. —va dir en Martin.</text:p>
      <text:p text:style-name="P3"><text:tab/>—Arribes tard, capità. —va llençar una mirada desafiant al primer enginyer.</text:p>
      <text:p text:style-name="P3"><text:tab/>La Núria es va imaginar a en Martin clavant una plantofada amb la mà oberta a l'oficial. Tenia una mà tan gran que de ben segur l'hauria estabornit. Si ho feia, ella seria la següent i ho faria amb més ganes que poques coses havia fet a la vida. En Martin, però, va fer un pas enrere i va deixar passar al que s'estava convertint en el nou líder del vaixell. </text:p>
      <text:p text:style-name="P3"><text:tab/>—Us vull a la cantina, farem un reunió ara mateix —va dir en John tot assenyalant els oficials que veia a la coberta. </text:p>
      <text:p text:style-name="P3"><text:tab/>La Núria va notar com <text:span text:style-name="T18">l'oficial</text:span> <text:span text:style-name="T7">en John</text:span> <text:span text:style-name="T7">la mirava</text:span> <text:span text:style-name="T18">s'havia quedat parat mirant-la a </text:span><text:soft-page-break/><text:span text:style-name="T18">ella</text:span>. Ella no aixecava el cap, es concentrava en un dels punts que hi havia al terra. En John va cridar i va picar de mans, fent que la majoria de mariners es dispersessin. Al seu costat va notar com els dos grumets aixecaven el cul de les gandules. En Pep i en Martin seguien allà. Veia les sabates blanques del nou capità com s'acostaven cap a ella <text:span text:style-name="T7">fins que es va aturar davant seu</text:span>.<text:span text:style-name="T18"> Ella s'aferrava cada vegada més fort al barrot</text:span>. <text:span text:style-name="T18">Es va parar davant seu.</text:span></text:p>
      <text:p text:style-name="P3"><text:tab/>—Vull que et treguis aquesta camisa —l'alè era horrorós. Una barreja d'alcohol i putrefacció.</text:p>
      <text:p text:style-name="P3"><text:span text:style-name="T1"><text:tab/></text:span>El tenia a un pam de la seva cara, desafiant-la d'ull a ull. La Núria va tossir de fàstic, després va quedar-se'l mirant. No faria ni una passa endarrere. Al seu costat en Pep <text:span text:style-name="T18">va fer una passa</text:span> <text:span text:style-name="T7">es va acostar</text:span> cap a ells mentre en Martin, en aquell moment on s'havien quedat sols (<text:span text:style-name="T7">com que s'havien quedat sols?)</text:span>, va decidir abordar el tema de nou.</text:p>
      <text:p text:style-name="P3"><text:tab/>—John —va dir—, ets el capità, això ningú ho posa en dubte. Però, per què no fem la reunió d'aquí una estona. T'aniria bé descansar, dutxar-te i hidratar-te una mica. La gent necessita un cop de moral, no un capità borratxo que cometrà algun error.</text:p>
      <text:p text:style-name="P3"><text:span text:style-name="T1"><text:tab/></text:span>—Algun error? —es va girar, <text:span text:style-name="T7">tentinejant</text:span> <text:span text:style-name="T18">tambalejant</text:span> cap a ell—. Estic bé, ningú em dirà quan i quan no he de beure o dormir. Ves a la cantina i ara parlarem de com arribar a les Açores. I... m'explicaràs què ha passat amb en Christian.</text:p>
      <text:p text:style-name="P3"><text:tab/>La Núria estava carregant el puny. Només una empenteta i aquell home que es mantenia dret com una baldufa només gràcies a una força divina de misteriosa procedència acabaria al fons del mar. Potser no pensava amb claredat, sentia que era l'instint més profund de supervivència el que la comandava. No només per ella, li estaria fent un favor a tot el vaixell. En Pep li va agafar el braç i la va mirar. A l'expressió del rostre va poder veure que ell la comprenia, que potser havia pensat el mateix però que no era el lloc ni el moment per fer una bogeria com aquella.</text:p>
      <text:p text:style-name="P3"><text:tab/>—Núria —es va tornar a girar cap a ella—. Vull que et treguis aquesta camisa que no et mereixes i et tanquis a l'habitació fins a nova ordre. M'entens? No et vull veure. </text:p>
      <text:p text:style-name="P3"><text:tab/>La violència de la saliva que li escopia aquell home mentre parlava li va tensar encara més el braç. En John es va girar i va enfilar les escales que portaven cap al pont.</text:p>
      <text:p text:style-name="P3"><text:soft-page-break/><text:tab/>—La pròxima vegada intenta apuntar dins la tassa —va dir ella, en veu baixa.</text:p>
      <text:p text:style-name="P3"><text:tab/>En John es va aturar al tercer esglaó. L'havia sentit. Potser no tenia energia per continuar amb aquella discussió, o potser estava penedit d'allò tant barruer, perquè després de cinc segons quiet va continuar amunt, com si no hagués sentit res.</text:p>
      <text:p text:style-name="P3"><text:tab/>—Aneu, aneu —els va dir a en Martin i en Pep —. No us preocupeu per mi. Després m'expliqueu com ha anat la reunió.</text:p>
      <text:p text:style-name="P3"><text:tab/>Es va quedar sola a la coberta on havien acomiadat al capità Christian. Va asseure's a la gandula i va tancar els ulls. Al cap li van venir els versos que feia menys de cinc minuts en Martin i el seu cor de mariners havien més o menys articulat. </text:p>
      <text:p text:style-name="P3"/>
      <text:p text:style-name="P4"><text:span text:style-name="T24">O Savior, whose almighty word</text:span><text:span text:style-name="T5"><text:line-break/></text:span><text:span text:style-name="T24">The winds and waves submissive heard,</text:span><text:span text:style-name="T5"><text:line-break/></text:span><text:span text:style-name="T24">Who walked upon the foaming deep,</text:span><text:span text:style-name="T5"><text:line-break/></text:span><text:span text:style-name="T24">And calm amid the rage did sleep;</text:span><text:span text:style-name="T5"><text:line-break/></text:span><text:span text:style-name="T24">O hear us when we cry to Thee</text:span><text:span text:style-name="T5"><text:line-break/></text:span><text:span text:style-name="T24">For those in peril on the sea. </text:span><text:span text:style-name="T25">Traducció??</text:span><text:line-break/></text:p>
      <text:p text:style-name="P12"><text:tab/>Qui l'escoltava a ella? </text:p>
      <text:p text:style-name="P17">22. Núria – 57, 58, 59</text:p>
      <text:p text:style-name="P3">Les formes que tenia al davant quedaven desenfocades per l'espessa boira que li sobrevolava la cara. Es va recordar d'una vegada quan era petita que havia agafat les ulleres a la iaia Fina. Havia estat en un dinar d'estiu quan a les quatre, amb una calor que ho tenyia tot de taronja, tothom feia la becaina al menjador de la casa d'Òrrius. A les bessones els feia molta gràcia la iaia Fina: el cabell recollit en un monyo, les ulleres vermelles penjades del coll i un somriure que venia acompanyat d'una carícia a la galta. De grans volien ser com ella, no com la mare, que sempre les renyava i anava atabalada amunt i avall. Potser per la voluntat inconscient d'acostar-se una mica més a ella es van tancar a les golfes per examinar aquella peça màgica.</text:p>
      <text:p text:style-name="P3"><text:span text:style-name="T1"><text:tab/></text:span>—Emprova-te-les tu primer —va dir la Olga, il·lusionada.</text:p>
      <text:p text:style-name="P3"><text:tab/>La Núria se les va posar. </text:p>
      <text:p text:style-name="P3"><text:tab/>El món s'havia convertit en una massa amorfa on es confonien els colors i les <text:soft-page-break/>profunditats. Els detalls s'allisaven com una manta irregular. Va afanyar-se a treure-se-les per comprovar que tot seguia allà mateix. Quan va veure que no passava res va continuar l'exploració a la qual la portaven aquells vidres màgics. Les piles de revistes antigues que s'amuntegaven al fons de l'habitació pujaven com columnes fermes cap al cel. La finestra del darrere, que deixava entrar un cau de llum a través de l'obertura circular, semblava obrir-se amb el moviment del cap. Va fixar-se en la seva germana que l'agafava de la mà potser pensant que perdria l'equilibri. El vestit blau de vores blanques perdia tot el detall darrera d'aquells vidres. No tenia trames, ni bores. El rostre de l'Olga es desfeia en una massa de carn i pèl. Havia sentit una esgarrifança quan va percebre que la bessona se li convertia en algú qualsevol. <text:s/><text:span text:style-name="T7">Bé! M'agraden els records! Així coneixem més els personatges! Jo en posaria més al llarg de la trama!</text:span></text:p>
      <text:p text:style-name="P3"><text:span text:style-name="T1"><text:tab/></text:span>Feia més de trenta d'anys d'aquell dia però la Núria es va sentir teletransportada a aquell moment. Altra vegada vagava per una realitat de masses amorfes, profunditats inconsistents i colors massa brillants. </text:p>
      <text:p text:style-name="P3"><text:tab/>Desorientada com estava va haver de fer un esforç per recordar que l'última cosa que havia fet era estirar-se a descansar una estona a la seva cabina del Batten Bay. La claror de l'estança, però, no es corresponia a cap de les del vaixell. </text:p>
      <text:p text:style-name="P3"><text:tab/>Va provar d'apropar-se la mà a la cara per gratar-se l'ull. Tenia ganes de treure's de sobre el tel que en aquell moment feien els vidres màgics. De seguida, però, es va adonar que tenia el canell lligat <text:span text:style-name="T7">en el que semblava</text:span>, pel tacte, una tira de cuir. Amb els dits va poder palpar una sivella i diferents foradets, com si es tractés d'un cinturó. Va provar de moure els peus i es va adonar que estava immobilitzada <text:span text:style-name="T7">en la que semblava (EP!)</text:span> una llitera d'hospital psiquiàtric. El pànic es va apoderar d'ella i va voler cridar. Havia de demanar ajuda a algú, en Gómez <text:s/>(<text:span text:style-name="T7">he tornat a tancar l'accent)</text:span>, en Pep, ells no haurien permès mai que la lliguessin d'aquesta manera. El crit, però, va quedar ofegat per un llarg tub de plàstic que li sorgia de la gola <text:span text:style-name="T7">(què és aquest tub de plàstic??)</text:span>. Va moure la cara i va notar com, per sota el nas, tenia una enorme mascareta mèdica. Li costava respirar, segurament presa de la impotència en què es trobava. Li va venir al cap un conte d'Edgar Allan Poe on un pèndol gegant afilat anava baixant sobre un pobre mortal lligat de peus i cames. Va tancar els ulls buscant un lloc feliç on recuperar <text:span text:style-name="T18">la cordura</text:span> (<text:span text:style-name="T7">el seny, la sensatesa, l'enteniment...)</text:span>.</text:p>
      <text:p text:style-name="P3"><text:span text:style-name="T1"><text:tab/></text:span>En John havia anat massa enllà. L'havia cridat, pixat, arraconat, destituït i finalment la volia morta. No entenia com, però allò era la tortura xina que en John li <text:soft-page-break/>havia preparat. Potser li farien <text:span text:style-name="T7">(plural? És en John sol o hi ha més gent?)</text:span> inhalar algun gas mortal, o deixarien passejar-se un escarbat grotesc que li plantaria una munió d'ous als pulmons. <text:span text:style-name="T7">No ho entenc. Mascareta de paper de metge, sembla que sigui. S'ha d'explicar millor que és una mascareta amb el tub).</text:span></text:p>
      <text:p text:style-name="P8"><text:span text:style-name="T4"><text:tab/></text:span><text:span text:style-name="T30">Quan va tornar a obrir els ulls </text:span><text:span text:style-name="T31">es va</text:span><text:span text:style-name="T30"> adonar que algunes de les formes que tenia al davant es movien per l'habitació. Li donaven voltes a un punt central del sostre d'on queia un potent feix de llum blanc que la cegava. De la galta entumida li regalimaven llàgrimes de frustració. Tenia el cos adolorit del simple intent de moure's com si hores abans li haguessin clavat una pallissa de la qual no recordava res.</text:span></text:p>
      <text:p text:style-name="P3"><text:tab/>Les formes es fonien amb la llum com si algú estigués jugant a mirar pel cul d'una ampolla i la realitat fos un cercle on tot donava voltes. </text:p>
      <text:p text:style-name="P3"><text:tab/>—Està desperta —va dir de manera pausada una veu llunyana.</text:p>
      <text:p text:style-name="P3"><text:tab/>La Núria va buscar la veu entre les ombres entortolligades. <text:span text:style-name="T29">A p</text:span>oc a poc, allò que es movia al seu damunt es va convertir, d'una manera gens clara, en <text:span text:style-name="T29">un</text:span> rostre de noia jove. Algú que no havia vist mai que l’esguardava amb preocupació. De la buidor de l'entorn, llavors, va copsar un so electrònic que es repetia periòdicament en la direcció on aquell rostre mirava. Va notar una forta punxada al costat dret i es va quedar glaçada. El dolor era tan penetrant com si algú l'estigués <text:span text:style-name="T7">empalant </text:span><text:span text:style-name="T8">(? amb una pala?)</text:span> amb una llança de ben lluny <text:span text:style-name="T9">(no entenc què vol dir)</text:span>. Li va recordar a l'últim que havia tingut el dia anterior a coberta, el qual l'havia portat a vomitar <text:span text:style-name="T9">(aquí parles del dolor dues vegades sense enomanar-lo, potser enllaçaria les dues últimes frases per aprofitar el subjecte</text:span><text:span text:style-name="T43">)</text:span>. Just abans de veure <text:span text:style-name="T43">e</text:span>l capità per última vegada <text:span text:style-name="T9">(aquesta frase no té verb. Ja entenc què vols dir però abuses dels punts i t’acaben sortint frases sense verb. El lector ho llegeix a l’espera que hi hagi un verb)</text:span>. Només que el dolor que la portava incordiant durant dies sempre havia procedit del mateix costat. De l'esquerra. <text:span text:style-name="T9">(veus: frases massa curtes, sense verbs, aprofitant sempre subjecte «el dolor» que queda massa lluny. Jo reordenaria tot aquest paràgraf)</text:span></text:p>
      <text:p text:style-name="P3"><text:span text:style-name="T1"><text:tab/></text:span>—Olga, em sents? —va dir la noia d'ulls verdosos.</text:p>
      <text:p text:style-name="P3"><text:span text:style-name="T1"><text:tab/></text:span>En aquell moment va obrir els ulls, de veritat, xopa de suor. Com si li haguessin caigut les ulleres que ho desenfocaven tot al terra, va adonar-se que només s'havia quedat adormida en un sofà del vaixell. Al damunt del cap hi tenia un quadre marítim, a la tauleta restes del sopar. Va inspirar profundament per orientar-se bé i recobrar la compostura. Allò que acabava de somiar era massa real. Se sentia com si acabés de <text:soft-page-break/>sortir d'una possessió. Havia estat durant uns minuts dins la pell de la seva germana, segurament patint el que ella havia patit a l'hospital. Va tancar els ulls per recordar qualsevol detall, potser els ulls verds d'una infermera que la mirava de molt a prop. Era de les poques coses que no van quedar diluïdes en el mirall estrany. A part dels ulls, però, no va aconseguir moldejar-li el rostre. Tot plegat, era, de ben segur, una construcció del seu subconscient per tal de fer-li recordar que per molt que ella estigués patint, la seva bessona ho havia fet més. O potser només era la culpa que li volia clavar una bufetada. Trista, es va aixecar del sofà arrepenjant el braç al reposa-braços de tela vermella.</text:p>
      <text:p text:style-name="P3"><text:tab/>Recordava que s'havia ajagut a descansar una hora després de donar voltes pel vaixell sense tenir clar què fer. Si es tancava a l'habitació acabaria boja, va pensar. A la sala d'estar dels passatgers normalment no hi passava cap oficial, així que era el lloc adient per reposar.</text:p>
      <text:p text:style-name="P3"><text:tab/>El dolor que havia sentit durant la becaina no havia desaparegut del tot i com si algú li estigués clavant agulles una a una se li reproduïa al costat dret, entre dues costelles. Per intuïció, però, va aixecar-se la samarreta per la banda esquerra, on la cicatriu seguia igual de viva. Tot i que no li feia mal no tenia bon aspecte. Les vores de la ferida s'havien ennegrit amb sang seca i la brutícia de la pell se li començava a enganxar, així com algun filament solitari de cotó. </text:p>
      <text:p text:style-name="P3"><text:span text:style-name="T1"><text:tab/></text:span>De l'altra costat va sentir, de nou, l'alarma de que alguna cosa no anava bé. Aquesta vegada va ser una nova fiblada punxant que li va fer deixar anar un esglai. Alarmada es va mirar el punt de dolor. Entre dues costelles hi havia una ferida idèntica a la que tenia a l'altra costat. Semblava recent i d'ella n'emanaven les primeres gotes, tímides, de sang. Era la mateix que al somni havia fet aparició. La de l'Olga. La idea que la cicatriu d'ella també es podia estar obrint la va fer perdre l'equilibri i va haver de reposar el cul al respatller del sofà.</text:p>
      <text:p text:style-name="P3"><text:span text:style-name="T1"><text:tab/></text:span>Quan va tornar a recobrar la serenitat va entrar al bany i es va curar com va poder la ferida. Després va sortir a coberta, on l'aire fresc del vespre la revifaria. Les últimes llums del dia tintaven cel i mar d'un vermell plàcid. Es va tocar la butxaca, per comprovar que encara tenia el telèfon. El va treure i va marcar, sense esperança, el número de casa. Es volia imaginar a la bessona asseguda al sofà amb un llibre a les mans, però el somni que no podia deixar de revisitar li inidicava que segurament la seva germana seguia a l'hospital. Potser a la UCI. Potser tenint atacs al costat dret, <text:soft-page-break/>com ella.</text:p>
      <text:p text:style-name="P3"><text:span text:style-name="T1"><text:tab/></text:span>El telèfon fer una serie de pitades i després va callar. No hi havia cobertura.</text:p>
      <text:p text:style-name="P3"><text:span text:style-name="T1"><text:tab/></text:span>La Núria va quedar mirant-se al que quedava de sol. Només era un petit fil al final de l'estora vermella d'aigua. I mica en mica anava desapareixent. Però no desapareixia, sinó que la deixava sola en aquella banda de món. Si el volia veure només havia d'agafar la barca i navegar i navegar fins a un punt on el sol encara seguia dalt del cel. </text:p>
      <text:p text:style-name="P3"><text:span text:style-name="T1"><text:tab/></text:span>Com la vida que hi havia a l'altr<text:span text:style-name="T43">e</text:span> costat de l'oceà. Una vida que la colpejava en somnis i pensaments tot buscant la manera que s'adonés que no hauria d'haver marxat. Pensava que la culpa minvaria, que podria esquivar el que el subconscient li repetia dia si i dia no. Potser ho ha<text:span text:style-name="T43">uria</text:span> pogut aconseguir si la cosa no hagués arribat al físic en forma de cicatrius que es tornaven a obrir. N'estava convençuda, en aquell moment, que s'havia equivocat i el camí escollit només la destruïria. Encara no era massa tard, es va dir. Com el sol, l'Olga seguia a l'hospital. N'estava convençuda. I ella allà dalt ja no hi feia res. Potser el vaixell no arribaria mai a port, o potser el vaixell sí, però ella no. En John e<text:span text:style-name="T43">m</text:span>bogiria, el virus es propagaria. Moririen tots abans d'arribar a qualsevol lloc i si arribaven vius segur que els tancarien en observació durant mesos. No podia passar tot allò. Ja n'hi havia prou de lluitar a contracorrent.</text:p>
      <text:p text:style-name="P3"><text:span text:style-name="T1"><text:tab/></text:span>Va mirar al cel on la lluna, gairebé transparent, ja treia el cap. Ja no hi feia res a dalt del vaixell. Havia de tornar a terra. L'Olga la necessitava. El somni que havia tingut no era un atac de culpabilitat. L'obertura de la cicatriu no era una coincidència. Podia sentir com la connexió íntima que la lligava a la persona més propera s'estava desfent. Una sensació que no podria explicar mai a ningú, plena d'energia vibrant, que l'acompanyava en els alt<text:span text:style-name="T44">s </text:span>i baixos emocionals de la seva bessona com si els dos cors estiguessin lligats per un cordill. Un cordill que es desllorigava.</text:p>
      <text:p text:style-name="P3"><text:tab/>Ja n'hi havia prou. </text:p>
      <text:p text:style-name="P3"><text:span text:style-name="T1"><text:tab/></text:span>Va pujar les escales que la portaven al pont. Notava el metall de la barana més fred que de costum, com si els seus sentits, ara que per fi havia pres una decisió, se li haguessin aguditzat i fos més conscient de tot el que l'envoltava. Cada passa era diferent que l'anterior. En alguns esglaons la pintura havia desaparegut, en altres es podia veure la línia groga que marcava el tros que lliscava, en altres l<text:span text:style-name="T44">a </text:span>humitat havia creat petits bassals que tremolaven amb el vaixell.</text:p>
      <text:p text:style-name="P3"><text:soft-page-break/><text:tab/>Era poc probable que en John fos al pont a aquelles hores. Segurament estava sopant a la cantina, amb la copa plena fins dalt i escoltant comentaris punxants del primer enginyer. La cadira on ella havia sopat cada vespre devia estar ocupada per algun dels grumets que aquella nit podria seure més a prop de la gent que admirava. Es va preguntar si algú l'estaria trobant a faltar. Potser en Pep o en Martin, com a mínim.</text:p>
      <text:p text:style-name="P3"><text:span text:style-name="T1"><text:tab/></text:span>En l'estona que va trigar a enfilar els tres pisos el sol va acabar de desaparèixer per l'horitzó i la lluna es va fer la reina del firmament. Es buscava qualsevol manera d'estalviar energia i per tant <text:span text:style-name="T45">els</text:span> llums exteriors, excepte les d'emergència, estaven totes apagades. Li seria més senzill moure's sense ser vista. A través de la gran finestra lateral del pont va poder veure una silueta que, <text:span text:style-name="T7">arrepenjant</text:span> les mans sobre un bloc de panells, mirava a l'horitzó. Sigil·losament es va acostar a la porta, que estava oberta de bat a bat i va mirar a l'interior. El mariner solitari no era en John, però no reconeixia qui era. </text:p>
      <text:p text:style-name="P3"><text:tab/>—Núria? —va dir algú a dos passos d'ella, en un angle mort que no havia esguardat.</text:p>
      <text:p text:style-name="P3"><text:tab/>Tant el mariner que mirava a l'horitzó com aquella nova veu es van girar cap a ella. Dissimuladament va incorporar-se i va <text:span text:style-name="T7">arrepenjar</text:span> el braç al marc de la porta, aparentant normalitat. Cap d'aquells dos que la mirava era en John, però no aconseguia veure qui eren. El cap d'un parell de segons d'un silenci incòmode on va dubtar si marxar corrents va intuir el rostre d'en Gómez a tres metres d'ella, just al darrer<text:span text:style-name="T46">e</text:span> d'una taula plena de papers.</text:p>
      <text:p text:style-name="P3"><text:tab/>—Gómez, bona nit —va entrar, dissimulant la incomoditat del moment—. Com va?</text:p>
      <text:p text:style-name="P3"><text:tab/>—Bé, no estàs a la cantina sopant?</text:p>
      <text:p text:style-name="P3"><text:tab/>—No tinc massa gana, avui. Tot bé?</text:p>
      <text:p text:style-name="P8"><text:span text:style-name="T30"><text:tab/>En Gómez li va explicar que seguien rumb a les Açores sense cap novetat. L'altr</text:span><text:span text:style-name="T32">e</text:span><text:span text:style-name="T30"> oficial, que no va aconseguir identificar, semblava que havia perdut interès </text:span><text:span text:style-name="T32">en</text:span><text:span text:style-name="T30"> la seva arribada ja que tornava a tocar botons del panell que tenia al davant. La Núria va fer una llambregada al voltant amb la vista ja més acostumada a la foscor que la rodejava. Allò no s'assemblava en res al pont que havia vist quan havia pujat feia uns dies. Semblava més aviat un hospital de campanya, el parabrises fet amb plàstics que </text:span><text:soft-page-break/><text:span text:style-name="T30">cra</text:span><text:span text:style-name="T32">qu</text:span><text:span text:style-name="T30">ejavent amb el moviment del vent, andròmines cremades per tots els racons, els panells principals oberts amb cables que sobresortien i </text:span><text:span text:style-name="T33">empalmes </text:span><text:span text:style-name="T34">(castellanisme. En català: connexions)</text:span><text:span text:style-name="T30"> entre màquines fets amb cinta americana.</text:span></text:p>
      <text:p text:style-name="P3"><text:span text:style-name="T1"><text:tab/></text:span>—Tens per aquí les cartes ? —va preguntar ella.</text:p>
      <text:p text:style-name="P3"><text:tab/>L'oficial portava a les mans un llanterna <text:span text:style-name="T48">de</text:span> piles que va encendre. Va enfocar sobre els papers que tenia al damunt de la taula. La Núria s'hi va acostar, va agafar un paper en blanc i va traçar una línia <text:span text:style-name="T48">i</text:span> va anar apuntant les diferents posicions des del dia de la tempesta. </text:p>
      <text:p text:style-name="P3"><text:tab/>—Per què ho vols? Hem comès algun error?</text:p>
      <text:p text:style-name="P3"><text:tab/>—No, no. Només vull comprovar que estem a la posició <text:span text:style-name="T46">que</text:span> toca. No et preocupis.</text:p>
      <text:p text:style-name="P3"><text:tab/><text:span text:style-name="T48">Quan va</text:span> sortir del pont va discernir en Roland al timó del vaixell. Un fil de fum sorgia d'entre els seus llavis. La va saludar amb un moviment de cap inexpressiu. <text:span text:style-name="T10">(jo allargaria aquesta situació, explica més què fa, on és.... allarga-ho una mica)</text:span></text:p>
      <text:p text:style-name="P3"><text:span text:style-name="T1"><text:tab/></text:span>Hi havia un punt del Batten Bay on ningú mai trepitjava el terra <text:span text:style-name="T10">(trepitjar el terra? O vols dir «un punt on ningú mai hi posava els peus?)</text:span>. Era el punt més alt, on hi havia el que quedav<text:span text:style-name="T48">a</text:span> de les antenes de telecomunicacions. Quan hi va arribar va asseure's amb els peus penjant pel lateral. Si els dos oficials sortien a fumar i miraven les estrelles segurament es toparien amb les soles brutes de les seves <text:span text:style-name="T47">v</text:span>ambes.</text:p>
      <text:p text:style-name="P8"><text:span text:style-name="T4"><text:tab/></text:span><text:span text:style-name="T30">Va </text:span><text:span text:style-name="T33">arrepenjar</text:span><text:span text:style-name="T30"> l'esquena al terra metàl·lic de la torre. Al damunt el sostre entelat d'estrelles que s'e</text:span><text:span text:style-name="T37">s</text:span><text:span text:style-name="T30">tenien de l'est a l'oest </text:span><text:span text:style-name="T34">(frase sense verb. Queda penjada)</text:span><text:span text:style-name="T30">. Va localitzar l'estrella polar, les </text:span><text:span text:style-name="T37">o</text:span><text:span text:style-name="T30">sses i el </text:span><text:span text:style-name="T38">C</text:span><text:span text:style-name="T30">inturó d'</text:span><text:span text:style-name="T38">O</text:span><text:span text:style-name="T30">rió. Antigament els navegants s'havien fiat només d'aquells punts, sempre concordats, per traçar la posició on eren. La seva idea era la de recuperar aquell antic art per tornar al punt on tot havia començat. Hauria de refrescar trigonometria i l’orientació adquirida durant la carrera però si les coordenades que tenia apuntades al paper i </text:span><text:span text:style-name="T38">els</text:span><text:span text:style-name="T30"> corrents l'afavorien no li seria difícil tornar-hi. Amb les mans aguantava </text:span><text:span text:style-name="T38">cap al cel el</text:span><text:span text:style-name="T30"> full ple de números i </text:span><text:span text:style-name="T38">s’imaginava</text:span><text:span text:style-name="T30"> com navegaria mar enllà. La idea, un pèl esbojarrada, podia sortir bé. Depenia en gran mesura en la sort, més del que li agradaria. L'oceà era una massa en constant moviment i res es quedaria quiet a l'espera que ella ho passés a recollir. Per això hauria d'aconseguir embarcar al bot un radar per quan estigués prou a prop. Si la sort estava de la seva banda des d'aquell punt li seria fàcil localitzar una peça metàl·lica </text:span><text:soft-page-break/><text:span text:style-name="T30">surant sobre la superfície, encara que s'hagués mogut unes quantes milles a causa del corrent.</text:span></text:p>
      <text:p text:style-name="P3"><text:span text:style-name="T1"><text:tab/></text:span>De cop va sentir una flaire que li va resultar familiar. La transportava a la gespa del davant de la universitat, estirada igual que en aquell moment, però no sola, sinó rodejada de gent jove amb ganes de menjar-se el món. En Ramon, el noi de les camises llampants, provava d'explicar molt expressivament la pel·lícula que havia vist la nit anterior mentre la Joana el mirava amb un porro a les mans. Recordava com li havia passat el porro aquella noia baixeta de nas aguilenc mentre no podia treure els ulls del company de classe. Era la mateix<text:span text:style-name="T49">a</text:span> olor que sentia en aquell moment pujant per l'escala i que hores abans havia sentit a l'habitació de l'Andreu.</text:p>
      <text:p text:style-name="P3"><text:tab/>Es va incorporar amb neguit, com si algú l'hagués descobert en un moment de fragilitat. Va replegar els papers que tenia a les mans procurant que no es veiés res del que hi havia escrit.</text:p>
      <text:p text:style-name="P3"><text:tab/>L'Andreu va aparèixer al capdamunt de les escales. Es va parar quan només li veia el cap. Els ulls dels dos es van quedar clavats durant uns segons abans ningú f<text:span text:style-name="T49">e</text:span>s res. Ell portava el porro que el delatava a la boca. Per l'expressió semblava que no esperava trobar a ningú allà on anava.</text:p>
      <text:p text:style-name="P3"><text:tab/>—Perdona —va dir ell fent una passa a l'esglaó que tenia al darrer<text:span text:style-name="T49">e</text:span>.</text:p>
      <text:p text:style-name="P3"><text:tab/>—Andreu —va reaccionar la Núria—, me'n deixes una calada?</text:p>
      <text:p text:style-name="P3"><text:tab/>A la Núria li va semblar que passaven hores abans el noi no va decidir-se a pujar. S'havia quedat palplantat amb un peu a cada esglaó i la mirada petrificada. Potser tenia por que tot allò anés amb ironia <text:span text:style-name="T49">i li</text:span> va repetir la pregunta, deixant clar que li venia molt de gust fumar. I li venia molt de gust sentir aquella sensació <text:span text:style-name="T49">d</text:span>e placidesa que només una bany calent o una cervesa després d'una dia a la muntanya podia donar. Un porro era el més semblant que tindria a acostar-se a un moment de pausa entre un món que es <text:span text:style-name="T11">desmoronava</text:span> <text:span text:style-name="T12">(s’ensorrava)</text:span><text:span text:style-name="T49"> i</text:span> la rampa que la portava al precipici del que faria a continuació. Finalment l'Andreu, caut, va pujar i es va asseure al seu costat, també deixant que les cames pengessin pel barret del pont. La Núria li va agafar el porro de les mans i en va fer una llarga calada.</text:p>
      <text:p text:style-name="P3"><text:tab/>—Has vist <text:span text:style-name="T49">e</text:span>l meu pare o la meva germana? —va dir ell sense perdre alg<text:span text:style-name="T49">u</text:span>n punt <text:s/>de l'oceà.</text:p>
      <text:p text:style-name="P3"><text:tab/>—No. El teu pare fa dies que no el veig. La petita... també, <text:span text:style-name="T11">els has perdut? </text:span><text:span text:style-name="T12">(els </text:span><text:soft-page-break/><text:span text:style-name="T12">has perdut als dos? O «l’has perdut» només la germana?)</text:span></text:p>
      <text:p text:style-name="P3"><text:span text:style-name="T1"><text:tab/></text:span>L'Andreu va assentir.</text:p>
      <text:p text:style-name="P3"><text:tab/>Tot i que se sentia temptada d'entrar als problemes de l'Andreu sabia que ja en tenia prou <text:span text:style-name="T11">al seu plat</text:span>. Tenia clar <text:span text:style-name="T11">el seu pla</text:span> <text:span text:style-name="T49">(</text:span><text:span text:style-name="T12">sona massa igual. Fes algun canvi. Jo trauria «el plat»)</text:span><text:span text:style-name="T49"> </text:span>i en breu deixaria tot aquella gent, per sempre segurament. Va mirar <text:span text:style-name="T49">e</text:span>l noi que tenia al costat. Li tremolava la mà quan es portava la cigarreta als llavis. No feia fred, segurament estava tan nerviós com ella.</text:p>
      <text:p text:style-name="P3"><text:tab/>—Em sap greu haver-te robat la lluna, bé, el dibuix... ja m'entens.</text:p>
      <text:p text:style-name="P3"><text:tab/>—No et preocupis. Te'l regalo. Cuida de la teva germana quan la trobis —va dir la Núria <text:span text:style-name="T49">mentre s’incorporava. </text:span></text:p>
      <text:p text:style-name="P8"><text:span text:style-name="T30"><text:tab/>Va </text:span><text:span text:style-name="T39">baixar</text:span><text:span text:style-name="T30"> del punt més alt de manera pausada. No va esperar a rebre cap </text:span><text:span text:style-name="T39">resposta</text:span><text:span text:style-name="T30"> de l'Andreu. Sentint el fred dels barrots de l'escala va pensar si aquell comentari havia sonat </text:span><text:span text:style-name="T39">excessivament com un</text:span><text:span text:style-name="T30"> acomiadament. Va mirar avall i va perdre de vista els ulls cansats del noi perdut. L'expressió, però, se li va quedar gravada. S'havia quedat amb la boca oberta potser a punt de dir alguna cosa. </text:span></text:p>
      <text:p text:style-name="P3"><text:tab/>A cada passa que feia per la coberta sentia que deixava més enrere aquella família que l'havia acollit al mar. En Gómez, en Roland, en Pep, en Martin. No volia girar el cap i veure per última vegada el pont que desapareixia al so de les onades que picaven lleugeres contra el casc.</text:p>
      <text:p text:style-name="P8"><text:span text:style-name="T4"><text:tab/></text:span><text:span text:style-name="T39">Ara</text:span><text:span text:style-name="T30"> que ja havia decidit marxar, tenia ganes de fer-ho </text:span><text:span text:style-name="T39">a</text:span><text:span text:style-name="T30">l més aviat possible, així que </text:span><text:span text:style-name="T39">un cop va haver arribat </text:span><text:span text:style-name="T30">a la cabina va anar per feina. No portaria res més del necessari. Va omplir una bossa d'esport amb mitja dotzena de peces de roba interior, quatre samarretes, dos pantalons i tots els jerseis que va trobar. També hi va posar el necesser i la bossa que utilitzava de moneder al vaixell, on </text:span><text:span text:style-name="T39">guardava</text:span><text:span text:style-name="T30"> la documentació, diners, el telèfon per satèl·lit i una munió de coses de les quals havia perdut el compte. Es va mirar les pintures desordenades sobre l'escriptori. Només en aquell instant es va permetre parar un segon i respirar. El valor emocional d'aquells potets semblava no jugar cap paper en la bogeria que estava a punt d'iniciar però tanmateix era dur pensar que no podria córrer cap a aquell refugi quan les necessités. </text:span><text:span text:style-name="T33">Si ho deixava endarrere què seria d'ella perduda al mig del mar? </text:span><text:span text:style-name="T35">(no entenc aquesta última frase)</text:span></text:p>
      <text:p text:style-name="P8"><text:span text:style-name="T4"><text:tab/></text:span><text:span text:style-name="T30">L'emoció va </text:span><text:span text:style-name="T39">ser més forta</text:span><text:span text:style-name="T30"> i tres potets </text:span><text:span text:style-name="T39">i un pinzell</text:span><text:span text:style-name="T30"> van acabar en una bossa de plàstic que va entaforar entre els jerseis de tèxtil sintètic. Hi </text:span><text:span text:style-name="T39">va</text:span><text:span text:style-name="T30"> posar també una llibreta </text:span><text:soft-page-break/><text:span text:style-name="T30">de làmines </text:span><text:span text:style-name="T39">amb</text:span><text:span text:style-name="T30"> alguns esbossos de temps passats.</text:span></text:p>
      <text:p text:style-name="P3"><text:tab/>Es va cordar l'abric i des de la porta va contemplar el que quedava a l'habitació. Un llit desfet amb algunes peces de roba bruta al damunt, <text:span text:style-name="T50">a</text:span>lguns llibres, carpetes, <text:span text:style-name="T50">l</text:span>a pila de roba bruta dins la cistella al peu del llit, <text:span text:style-name="T50">l</text:span>a maleta vermella <text:span text:style-name="T50">i u</text:span>na ampolla d'aigua mig buida.</text:p>
      <text:p text:style-name="P8"><text:span text:style-name="T4"><text:tab/></text:span><text:span text:style-name="T30">Caminava pel passadís procurant no fer gaire soroll, tot i que amb les botes dures que portava posades li resultava complicat. </text:span><text:span text:style-name="T33">Tothom </text:span><text:span text:style-name="T35">devia </text:span><text:span text:style-name="T33">estar dormint i li hagués estranyat trobar-se a ningú.</text:span><text:span text:style-name="T30"> </text:span><text:span text:style-name="T35">(em pots situar una mica quina hora és) Grinyola una mica. «A aquella hora tothom devia dormir i seria molt estrany trobar-se a ningú»</text:span></text:p>
      <text:p text:style-name="P8"><text:span text:style-name="T4"><text:tab/></text:span><text:span text:style-name="T30">A fora, el vent gelat li va aixecar les solapes de l'abric i li va inflar la caputxa vermella. No recordava que f</text:span><text:span text:style-name="T39">e</text:span><text:span text:style-name="T30">s tant de fred quan havia entrat feia mitja hora. El pensament que la travessia seria dura li va colpejar la consciència. Tenia prou roba d'abric, però seria dur. Li </text:span><text:span text:style-name="T39">feia mal</text:span><text:span text:style-name="T30"> l'espatlla d'arrossegar la bossa de roba. No era massa pesada, però se sentia feble, </text:span><text:span text:style-name="T39">c</text:span><text:span text:style-name="T30">om si tota aquella energia que la portava a abandonar el vaixell l'estigués esgotant.</text:span></text:p>
      <text:p text:style-name="P8"><text:span text:style-name="T30"><text:tab/>El bot que la transportaria fins al Soyuz l'esperava a la popa del vaixell. Penjava de dues politges de corda gruix</text:span><text:span text:style-name="T39">u</text:span><text:span text:style-name="T30">da que va accionar només arribar. </text:span><text:span text:style-name="T33">Va deixar l'embarcació a l'alçada de la barana. Era una petita barca </text:span><text:span text:style-name="T35">de</text:span><text:span text:style-name="T33"> motor tancada </text:span><text:span text:style-name="T35">(què vol dir «tancada»?)</text:span><text:span text:style-name="T33">. S'entrava per la part superior, mitjançant una escotilla.</text:span><text:span text:style-name="T30"> </text:span><text:span text:style-name="T36">(frases massa curtes. Les pots unir en una sola frase i així fer la lectura més fluïda?)</text:span><text:span text:style-name="T40"> </text:span><text:span text:style-name="T30">Podria haver agafat altres bots de més fàcil accés, però no es veia sobrevivint </text:span><text:span text:style-name="T40">gaires</text:span><text:span text:style-name="T30"> dies a la intempèrie. Necessitava el bot més sofisticat del Batten Bay. </text:span></text:p>
      <text:p text:style-name="P3"><text:tab/>Va accedir a l'escotilla i va baixar els tres esg<text:span text:style-name="T51">l</text:span>aons <text:span text:style-name="T13">(l’escotilla és només un forat? O és un tub? Què són aquests esglaons?) </text:span>que la van portar a l'interior de la barca que es balancejava amb el moviment suspès de les politges. L'interior era fosc<text:span text:style-name="T11">. </text:span><text:span text:style-name="T13">(i si traiem aquest punt i seguim la frase «però distingia una vintena de seients...») </text:span><text:span text:style-name="T11">Hi havia una</text:span> vintena de seients embancats i una petita cabina on hi havia el timó. Va deixar la bossa al primer banc i es va acostar <text:span text:style-name="T51">a la proa</text:span> agafant-se a dreta i esquerra. Al nas <text:span text:style-name="T13">(què és el nas?)</text:span> hi havia un armariet que contenia tres garrafes d'aigua, mantes, salvavides i un paquet amb racions d'emergència. També una pistola de bengales amb tres projectils.</text:p>
      <text:p text:style-name="P8"><text:span text:style-name="T4"><text:tab/></text:span><text:span text:style-name="T30">Entre les racions de menjar hi havia una blíster de menjar precuinat amb un color no gaire saludable. La resta eren llaunes de conserva amb dates de caducitat molt llunyanes. No calia res per cuinar-ho, només alguna cosa per obrir-ho. Remenant </text:span><text:soft-page-break/><text:span text:style-name="T30">pels racons de l'armari tot estirant el braç va trobar una llantera i un petit estoig </text:span><text:span text:style-name="T40">amb</text:span><text:span text:style-name="T30"> una navalla multiusos i algunes eines bàsiques, com un tornavís i una clau anglesa. Semblava que ho tenia tot a punt.</text:span></text:p>
      <text:p text:style-name="P8"><text:span text:style-name="T30"><text:tab/>Des de la cabina, a peu dret, podia veure a través del parabris</text:span><text:span text:style-name="T40">a</text:span><text:span text:style-name="T30"> l'altura que la separava del mar. Va sentir una mica de v</text:span><text:span text:style-name="T40">ertigen</text:span><text:span text:style-name="T30">, així que va apartar la mirada. Al costat del timó hi va deixar els papers que portava a la butxaca amb els càlculs i indicacions per arribar al Soyuz. Va mirar la pantalla del petit radar que tenia incorporada la barca. Depenia que aquella pantalla de leds li ensenyés en el moment indicat un punt verd prou a prop.</text:span></text:p>
      <text:p text:style-name="P3"><text:tab/>Havia de carregar bidonets <text:span text:style-name="T13">(per què fas servir un diminutiu?)</text:span><text:span text:style-name="T51"> </text:span>de fuel al vaixell si no volia tenir una <text:span text:style-name="T11">escapda massa curta </text:span><text:span text:style-name="T14">(</text:span><text:span text:style-name="T11">«</text:span><text:span text:style-name="T14">un viatge massa curt»)</text:span>. El dispòsit teòricament era ple i hi havia dos bidons a dins la barca <text:span text:style-name="T52">però en</text:span> carregaria dos més <text:span text:style-name="T52">per anar més tranquil·la.</text:span> <text:span text:style-name="T52">T</text:span>robaria <text:span text:style-name="T52">els bidons </text:span>a la mateix coberta, a l'estantaria de ferro al costat de la porta que portava al motor del Batten Bay. Això si la tempesta no els havia enviat ben lluny.</text:p>
      <text:p text:style-name="P8"><text:span text:style-name="T30"><text:tab/>Al tornar a posar el peu sobre la barana i fer un saltiró fins a la coberta va veure com la joguina amb la qual es volia enfrontar a l'oceà ballava descontroladament grinyolant entre les politges. El soroll podia despertar </text:span><text:span text:style-name="T41">algú</text:span><text:span text:style-name="T30"> amb el so</text:span><text:span text:style-name="T41">n</text:span><text:span text:style-name="T30"> lleuger. No es podia permetre que en aquell moment que ja ho tenia tot apunt la seva idea es desmuntés per una tonteria com aquella.</text:span></text:p>
      <text:p text:style-name="P3"><text:tab/>—Núria?</text:p>
      <text:p text:style-name="P3"><text:span text:style-name="T1"><text:tab/></text:span>En Pep la mirava amb una cigarreta als llavis. No li veia la cara, només la panxa coberta amb el mono de treball i la silueta de la barba despentinada a contrallum. Sorgia de darrer<text:span text:style-name="T53">e</text:span> la columna on hi havia la porta que portava al motor. </text:p>
      <text:p text:style-name="P3"><text:span text:style-name="T1"><text:tab/></text:span>Va sentir horror. Les cames se li van petrificar sobre l'acer.</text:p>
      <text:p text:style-name="P3"><text:tab/>—Què fas? —en Pep s'acostava pausadament amb l'expressió de sorpresa dibuixada a la cara—. Què hi feies al bot?</text:p>
      <text:p text:style-name="P3"><text:tab/>La Núria va mirar al bot dansant i després a l'oficial.</text:p>
      <text:p text:style-name="P3"><text:tab/>—No pensaves marxar sense avisar, no? —va bromejar.</text:p>
      <text:p text:style-name="P3"><text:tab/>Podia marxar sense els bidons de benzina addicionals. En aquelles circumstàncies només volia tornar a posar els peus sobre el camí a la salvació. Va fer <text:soft-page-break/>una passa enrere sense donar l'esquena a l'oficial <text:span text:style-name="T16">(només fent una passa ja és dalt del bot? Que no hi ha l’escotilla?)</text:span> Sentia que se li havia esfumat la sang de la cara. </text:p>
      <text:p text:style-name="P3"><text:tab/>—Què et passa?</text:p>
      <text:p text:style-name="P3"><text:tab/>—He de marxar, Pep —va dir mentre accionava la palanca que feia baixar el bot al mar—, la meva germana em necessita.</text:p>
      <text:p text:style-name="P3"><text:tab/>—Però què dius? —la incredulitat li monopolitzava el to.</text:p>
      <text:p text:style-name="P3"><text:tab/>—Aquí no hi faig res, he de marxar.</text:p>
      <text:p text:style-name="P3"><text:tab/>—Núria, tranquil·la, no pots marxar. No arribaràs enlloc.</text:p>
      <text:p text:style-name="P3"><text:tab/>—No em puc quedar aquí. La meva germana. El capità. He de marxar.</text:p>
      <text:p text:style-name="P3"><text:tab/>—Núria, ens en sortirem, no facis cap tonteria.</text:p>
      <text:p text:style-name="P3"><text:tab/>En Pep la va agafar p<text:span text:style-name="T53">el</text:span> braç, ella se'n va intentar deslliurar quan va sentir com la barca va impactar amb l'aigua.</text:p>
      <text:p text:style-name="P3"><text:tab/>—Deixa'm anar. He de marxar.</text:p>
      <text:p text:style-name="P3"><text:tab/>Va notar que en Pep l'apretava encara més fort. El va mirar als ulls. La mirava com si estigués parlant amb algú que no sabia el que es feia. Com si ella hagués perdut l'oremus. Potser es pensava que es volia suïcidar o que temia que la perseguien monstres invisibles. Estava molt espantat i s'aferrava a ella. </text:p>
      <text:p text:style-name="P3"><text:tab/>—Deixa'm anar. No et preocupis.</text:p>
      <text:p text:style-name="P3"><text:tab/>—Núria, pensa un moment el que estas fent.</text:p>
      <text:p text:style-name="P3"><text:tab/>—L'Olga m'espera i aquí no hi faig res, tinc un pla. No et preocupis.</text:p>
      <text:p text:style-name="P3"><text:tab/>—Núria, no diguis tonteries.</text:p>
      <text:p text:style-name="P3"><text:tab/>Va notar com en Pep l'arrossegava, primer tímidament, cap a la part més allunyada de la barana. Ella va aferrar l'altr<text:span text:style-name="T53">e</text:span> braç a una columna.</text:p>
      <text:p text:style-name="P3"><text:tab/>—Deixa'm anar!</text:p>
      <text:p text:style-name="P3"><text:span text:style-name="T1"><text:tab/></text:span>Però ell no la deixava anar. Molt endins sabia que ho feia pel seu bé, però en Pep no entenia tot el que estava en joc en aquell moment. D'una manera impulsiva i per primera vegada a la seva vida va carregar el puny contra una persona. Li va clavar un cop al nas que va deixar l'oficial desconcertat. La va deixar anar instintivament per tapar-se la sang que li sorgia de les fosses nassals. <text:span text:style-name="T11">Els ulls mostraven desconcert. </text:span><text:span text:style-name="T16">En </text:span><text:soft-page-break/><text:span text:style-name="T16">un moment trepidant com aquest no pots acabar amb aquesta frase que és excessivament pausada).</text:span></text:p>
      <text:p text:style-name="P8"><text:span text:style-name="T4"><text:tab/></text:span><text:span text:style-name="T30">—Ho sento —va dir ella </text:span><text:span text:style-name="T42">mentre retrocedia</text:span><text:span text:style-name="T30">.</text:span></text:p>
      <text:p text:style-name="P3"><text:tab/>D'un salt es va tirar cap a l'escala de corda que queia per la borda. Baixava els esgalons de dos en dos, a través de la paret d'acer de més de cinc metres. A aquella alçada li donava la sensació que el vaixell anava molt més ràpid que quan era a dalt. Sentia el vent, l'aigua, la olor. Als seus peus la barca havia perdut una dels caps de la politja i només seguia enganxada al Batten Bay per la prou. Havia de donar-se pressa. Va notar la força d'algú que intentava pujar l'escala. En Pep la volia treure d'allà. </text:p>
      <text:p text:style-name="P3"><text:tab/>—Núria! No marxis! —la veu del seu amic va sorgir de la coberta superior.</text:p>
      <text:p text:style-name="P3"><text:tab/>Ella va continuar baixant i quan va estar a menys d'un metre va deixar-se anar sobre la teulada del bot. Va desenganxar el cap de la proa tant ràpid com va poder.<text:tab/></text:p>
      <text:p text:style-name="P3"><text:tab/>—Núria!</text:p>
      <text:p text:style-name="P9"><text:span text:style-name="T2"><text:tab/></text:span><text:span text:style-name="T22">Va entrar per l'escotilla i va encendre el motor. Mentre fugia va mirar per la finestra del darrere. A la popa del Batten Bay hi havia la silueta de l'oficial que la mirava de lluny mentre cridava desesperadament. I s'anava fent petit.</text:span></text:p>
      <text:p text:style-name="P17">25. Núria – 63</text:p>
      <text:p text:style-name="P3">Un floc de cabell mal endreçat se li passejava pel rostre. El lligava al darrera l'orella mentre aferrava com podia el timó. Repetia aquell ritual una i altra vegada portada per una innercia que no qüestionava. S'embrutia l'orella i el cabell amb una massa greixosa que emanava de tot el que tocava dins la cabina. La neteja i manteniment dels bots salvavides es feia per sobre, com si ningú hi hagués de pujar mai al damunt. Ella mateixa, en els seus anys d'aprenent, havia entés que passar la fregona allà dins era una pèrdua de temps.</text:p>
      <text:p text:style-name="P3"><text:span text:style-name="T1"><text:tab/></text:span>Els ulls mig clucs provaven de discernir la línia de l'horitzó per una finestra de menys d'un pam. Les ones eren altres i es barrejaven amb un cel fosc. Es va gratar l'ull, en aquell moment deuria semblar un pallasso mal maquillat. El timó va fer un cop fort i va haver de tornar a posar-hi les dues mans al damunt. Es va preguntar si podria dormir en algun moment. Portava hores des que havia abandonat el Batten Bay i la mar no s'acabava de calmar. En altres circumstàncies potser s'atreviria a marcar una rumb i descansar una estona. No ho podia fer ara: la broma li podia sortir molt cara si sense <text:soft-page-break/>adonar-se'n el vaixell canviés el rumb que tenia fixat als papers. Els havia deixat al damunt de la taula. A poc més de tres pams des d'on comandava la barqueta. La foscor li impedia veure'ls. Només quan s'obligava remuntar una onada, la claror de la lluna, que s'escolava per la finestra, els mostrava tal com els havia deixat: amb un parell de llibres de mecànica al damunt. Si perdia aquells papers estaria perduda en un desert d'aigua. Intentava no pensar massa en com de fràgil era tot plegat en aquell moment. Les probabilitats d'arribar a la sonda espacial, a una ràdio, eren la única sortida possible d'aquella viatge que havia emprés. No s'imaginava cap altre escenari que aquell. Navegaria durant dies, si calia, però al final toparia amb la sonda. La trobaria gràcies a les coordenades apuntades a les fulles de paper, gràcies al radar que tenia el bot i gràcies a la intuïció que l'havia portat fins aquí. No en tenia cap dubte. No en podia tenir cap.</text:p>
      <text:p text:style-name="P3"><text:span text:style-name="T1"><text:tab/></text:span>De la bossa de plàstic que tenia penjada d'una de les palanques laterals en va treure una poma verda. En va fer una mossegada i la boca se li va desfer en saliva. El sucre d'una sola dentada se li va escampar per tots els racons. Una estrebada d'energia li va obrir els ulls. La lluna la mirava mentidera entre gotes d'aigua que regalimaven per la finestreta lateral.</text:p>
      <text:p text:style-name="P3"><text:span text:style-name="T1"><text:tab/></text:span>Si l'Olga no hagués emmalaltit mai ella no hauria agafat la baixa laboral i mai hauria pujat al Batten Bay. Si dos anys abans les coses haguessin anat diferent potser en aquell moment seria la capitana d'un vaixell de la marina mercant atracant el port de Hong-Kong. Potser tindria una fill amb l'Oriol i la idea de distanciar-se no hauria passat pels seus cap. L'aniria a buscar a l'escola mentre estigués a terra, provaria d'estar menys temps al mar, potser aconseguir una feina menys sacrificada. Podria haver estat pilot del port de Barcelona, o tripulant dels creuers que a diari anaven a les Balears. Si hagués tingut un fill tot seria diferent, segurament. Per això l'Oriol ja no en volia saber res d'ella, ell volia un fill. Potser per retenir-la a terra més temps.</text:p>
      <text:p text:style-name="P3"><text:span text:style-name="T1"><text:tab/></text:span>Va semblar veure una estrella fugaç entre onades. El rostre li va formar un gran somriure. Un estel. Sort que era allà per poder-lo veure. Va ser un instant, però tan carregat de màgia que la cadena de pensaments es va trencar. Era just al pont on volia ser. Al mig del mar vivint una aventura com els seus herois de la infantesa. Com en les noveles de Stevenson, Conrad o London. Sola davant tot. Només ella. El mar. Un objectiu. Seria una bona història a explicar als nets algun dia. </text:p>
      <text:p text:style-name="P3"><text:span text:style-name="T1"><text:tab/></text:span>Una tremolor sobtada va sacsejar el volant, després va fer un sotrec i silenci.</text:p>
      <text:p text:style-name="P3"><text:soft-page-break/><text:tab/>—No! —va donar un cop contra el timó de plàstic, després el va deixar anar.</text:p>
      <text:p text:style-name="P3"><text:tab/>No l'aclaparava un pànic desesperant, sinó la idea que havia d'aprofitar aquell instant d'impàs per parar. Va reposar el cul sobre la bora de la taula. Va estirar els braços, després les cames. Fins aquell moment no se n'havia adonat de la tensió que tenia al cos. Els muscles de les seves extremitats eren pedra que necessitava relaxar-se o se li trencaria. Amb les puntes dels dits ben allunyades d'ella va pensar que no es podria tornar a aixecar. Tenia les mans adolorides de tan d'apretar contra els instruments de navegació, però res a veure amb el que sentia en aquell moment des de la ingles fins als talons. Va repassar-se les cuixes amb les puntes dels dits. S'acariciava la carn comprimida amb por de fer-se mal si s'apretava massa.</text:p>
      <text:p text:style-name="P3"><text:tab/>La claror espectral de la lluna va penetrar a través de les escasses finestretes. La Núria va aixecar el cap. Al seu davant tenia les cinquanta butaques on s'hauria encabit la tripulació en cas de catàstrofe. Un passadís estret separava a babord i estribord. Caiguts a mig camí hi havia tres salva-vides ataronjats. Havien caigut de l'armariet que dominava el sostre de la barca d'emergència. En caurien més, el moviment de les ones marejava la porta. Des de la punta de popa des d'on maniobrava podia veure la jaqueta reposada sobre la primera butaca de proa. Algun mariner, fent l'inspecció, se l'havia descuidat. Potser algú que mereixeria ser allà amb ella, no al vaixell on els havia abandonat. Es va imaginar la figura del capità assegut allà. Al seu costat en Martin, en Roland, en Pep. Les files de butaques s'anaven omplint de persones amb les quals havia conviscut aquells dies. El noi jove, el seu pare, la Mary. Tots miraven endavant, cecs, immutables. Amb les jaquetes salva-vides ben cordades i el rostre seriós es deixaven portar cap on ella els portés. Sense queixar-se.</text:p>
      <text:p text:style-name="P3"><text:tab/>La següent onada la va treure del somni. Va haver de arrepenjar les mans contra la paret per no caure desequilibrada per l'esglaó al pati de butaques que l'horroritzava. Va fer un parell de passes endarrere i va acostar-se al panell de control. L'agulla de combustible havia caigut fins al zero. Va picar amb l'ungla contra la peça de plàstic que protegia el comptador, però aquesta no es va moure. S'havia buidat.</text:p>
      <text:p text:style-name="P3"><text:span text:style-name="T1"><text:tab/></text:span>Estava preparada per aquella situació, no era tan il·lusa de pensar que amb un sol diposit podria arribar a la costa. Per això s'havia assegurat que la barca disposava de suficients litres de combustible com per navegar durant uns dies tot i que li hagués agradat carregar-ne més. El que no comptava era en el seu cansament després de la tensió de hores de navegació sola, malnutrició i atrofiament muscular. El bidó pesava <text:soft-page-break/>molt més del que esperava.</text:p>
      <text:p text:style-name="P3"><text:span text:style-name="T1"><text:tab/></text:span>L'entrada del diposit era situada a la coberta superior, a l'exterior del sostre de la nau. Pujar el bidó per les escales li va costar horrors. A fora, feia una brisa tranquil·la, molt menys aspre del que s'imaginava amb els cops de vent que sentia des de l'interior de l'embarcació. </text:p>
      <text:p text:style-name="P3"><text:tab/>Quan va desenroscar-ne la tapa es va embrutar les mans. Va tapar-ho com va poder, per no perdre'n ni una gota més. Després, més calmada, va abocar-ne el contingut al diposit de la barca. El balandreig la fa errar en un parell d'ocasions on el combustible li va caure sobre les sabates. </text:p>
      <text:p text:style-name="P3"><text:span text:style-name="T1"><text:tab/></text:span>La mar era una altre quan va haver acabat. Com si Neptú hagués anat a dormir li donava la sensació de trobar-se al mig d'un llac. Pla. Reflexiu. Al cel no hi havia ni un sol núvol. Només una lluna immensa aclaparant l'atenció. La Núria va deixar el bidó al terra i es va arrepenjar amb l'esquena contra el casc. Podria dormir. Potser era una bona idea. La nit era plàcida en aquell moment, no ho seria en unes hores. O potser sí. Les parpelles del ulls se li resistien mentre provava de discernir els cràters de la lluna. Veia la lluna tal com l'havia descrit en aquell dibuix que ara estava a les mans del noi del Batten Bay.</text:p>
      <text:p text:style-name="P3"><text:span text:style-name="T1"><text:tab/></text:span>Per primera vegada en hores se sentia en calma, sola, relaxada. Els pensaments no l'aclaparaven. Va pensar en com havia abandonat a tothom al carguer. No havia tingut temps de despedir-se de qüasi ningú i la única conversa directe que havia tingut sobre el tema l'havia deixat una regust amarg al coll. Havia estat en Pep. L'amic de l'Oriol, el seu marit. S'havien discutit, potser hagués marxat amb ella si li hagués presentat les coses d'una altra manera. Ella ho hagués preferit. La vida al mar és dura, no li hagués anat malament un company de viatge. Estava convençuda que arribaria a bon port, no en tenia cap dubte. El que no tenia gens clar era què passaria amb el Batten Bay. El carguer estava destinat al fons dels oceans. Quan aquesta crisi acabi se'n buscarien responsabilitats. Tant l'empresa en quan a totes les pèrdues que representava perdre un vaixell d'aquella magnitut, com les autoritats per la persecució que penal que s'havia de fer allà dalt. Havia mort un home de la manera més estranya. I el primer oficial, si sobrevivia tot allò seria acusat d'homicidi per improdencia per tots els passos que havia fet per posar en perill la tripulació. Ella se n'asseguraria.</text:p>
      <text:p text:style-name="P3"><text:tab/>Amb els ulls clucs, estirada sobre el bot i a punt d'entrar al món dels somnis se'n va adonar que era la única esperança de tota aquella gent. Ella era la salvadora del <text:soft-page-break/>Batten Bay i havia d'aconseguir arribar a una ràdio quan més aviat millor.</text:p>
      <text:p text:style-name="P3"/>
      <text:p text:style-name="P4">***</text:p>
      <text:p text:style-name="P3"><text:tab/>Quan va tornar a obrir els ulls el sol del mig matí li escalfava les galtes. L'oceà seguia igual de plàcid. De lo cansada que estava quan es va adormir se sentia com si hagués dormit entre llençols de seda. La barca seguia en algún punt de l'oceà Atlàntic, amb el tanc de combustible ple i encara forces bidons de recanvi. Tenia menjar, aigua, cartes i una línia traçada que només havia de seguir. No tenia temps per perdre, però se sentia bé allà al mig. Amb forces ganes i esperança. Quan arribés al Soyuz en trauria la radio-baliza i tot el que fés falta. Quan la marina nord-americana, o rusa o de la Otan o de qui fos, anés a buscar en Hashvv la trobaria a ella. I podria tornar a Barcelona.</text:p>
      <text:p text:style-name="P3"><text:tab/>Va sentir un crit agut a l'altra costat del casc que li va glaçar la pell. Va abaixar el cap i es va arrapar contra la barca per tal de no ser detectada per aquesta criatura. Es va esgarrifar al pensar que potser la foscór l'havia seguit a ella i després d'acabar amb el capità ella seria la següent víctima de l'estranya criatura. O potser era el fantasma encantat del capità que la seguia per haver abandonat a la tripulació. </text:p>
      <text:p text:style-name="P3"><text:tab/>No es va moure ni un centímetre, esperava tornar-la a sentir abans de fer res.</text:p>
      <text:p text:style-name="P3"><text:tab/>L'au va tornar a deixar anar un gemec que va tranquilitzar a la Núria. Va donar-se la volta i com una serp es va acostar fins al mig de la barca, des d'on podia veure a l'altra costat. Una gran gavina es banyava al costat de la barca. Era blanca, amb una gran taca negra sobre l'esquena i semblava estar gaudint de l'ombra que la barca li proporcionava respecte el sol. La Núria la va mirar amb incredulitat. O bé aquella gavina estava tant perduda com ella o bé es trobava més a prop de terra del que es pensava.</text:p>
      <text:p text:style-name="P3"><text:tab/>Va baixar a dins sense fer massa soroll, per tal de no espantar l'animal. Penjats al costat del volant hi va trobar uns binocles. Els va agafar i va treure el cap per l'escotilla. Si aquella gavina venia de terra o alguna embarcació propera potser la podria veure. Va llambregar amb cura tot el seu voltant. Ones, aigua i sol.</text:p>
      <text:p text:style-name="P3"><text:tab/>Va tornar a sortir i es va asseure al damunt de la barca, des d'on podia veure l'animal, que tenia el cap sota l'aigua, segurament buscant l'esmorzar. Potser aquella gavina estava igual que ella, havia trobat una companya de viatge.</text:p>
      <text:p text:style-name="P3"><text:soft-page-break/><text:tab/>La gavina va treure el cap i va notar la preséncia de la Núria. Es van quedar mirant uns instants. Després, l'au es va espolsar les ales sobre l'aigua, va omplir-se el pit i es va elevar batent les ales. </text:p>
      <text:p text:style-name="P3"><text:tab/>La Núria va sentir una buidor molt forta per aquell abandó.</text:p>
      <text:p text:style-name="P3"><text:tab/>Sense pedre l'animal de vista va tornar al volant, va encendre el motor i bonament com va poder va intentar seguir el rumb que l'ocell havia pres. Potser la portaria a algún lloc amb sentit. Mig cegada pels reflexos del sol no va ser capaç de seguir-la gaires minuts fins que la perdre. S'havia esfumat. Va encendre el radar per veure si hi havia alguna embarcació propera. Res.</text:p>
      <text:p text:style-name="P3"><text:tab/>Resignada va tornar a agafar les indicacions per desfer el camí cap al Soyuz. Va posar rumb 32º.</text:p>
      <text:p text:style-name="P17">30. Núria – 73</text:p>
      <text:p text:style-name="P9"><text:span text:style-name="T2"><text:tab/></text:span><text:span text:style-name="T22">Va girar la clau i el motor va parar en sec. Les mans subjectes amb força sobre el volant li van permetre no caure en la forta estrebada. Tant el radar de joguina que tenia a bord com les impressions que va fer del trajecte li indicaven que havia arribat al punt on tot havia començat a anar malament. No havia estat fàcil traçar una ruta inversa al que havien fet durant els últims dies. La confusió sobre el punt on es trobaven i la poca informació que tenia l'havia fet tornar boja, però els anys de formació i la llibreta de maniobres que havia robat del pont l'havien ajudat a, pas a pas, desfer un camí que els estava portant a l'infern. Si era capaç de trobar el Soyuz potser tindria una nova oportunitat de traçar una ruta diferent des d'aquell punt. </text:span></text:p>
      <text:p text:style-name="P9"><text:span text:style-name="T2"><text:tab/></text:span><text:span text:style-name="T22">Es va servir un dit d'aigua a la tassa rovellada. El glop li va escurar la gola però no li va treure la sed. Va esguardar les tres garrafes d'aigua que l'acompanyaven. Només en quedava una de plena. No volia pensar en com s'ho faria quan s'hagués acabat les reserves. No era el moment.</text:span></text:p>
      <text:p text:style-name="P9"><text:span text:style-name="T2"><text:tab/></text:span><text:span text:style-name="T22">Amb el motor parat, la barca encara balandrejava amb més violència que mai. Va posar una mà sobre el volant i amb l'altra va despenjar l'anorac. Se'l va cordar fins a dalt. Sentia el vent gèlid com xiulava per l'obertura de l'escaleta. Abans d'abordar cap esglaó es va enfundar al cap una gorra de mariner fins a les celles.</text:span></text:p>
      <text:p text:style-name="P9"><text:span text:style-name="T2"><text:tab/></text:span><text:span text:style-name="T22">Es va impulsar amunt amb la idea pessimista que el Soyuz no seria, de cap manera, allà. <text:s text:c="2"/>Si no hi era la seva condemnació ja era ferma. Mentre pujava els esglaons va sospesar el que havia fet els últims dies. Si hagués sabut que el Soyuz no </text:span><text:soft-page-break/><text:span text:style-name="T22">l'esperava enlloc, hagués marxat igualment del Batten Bay? N'estava convençuda. Aquella olla en ebullició estava a punt d'acabar amb la paciència d'algú i les follies haguessin començat a aparèixer. Tots els que estaven a bord d'aquell vaixell estaven condemnats. Només el que s'arrisca sobreviu, va pensar.</text:span></text:p>
      <text:p text:style-name="P12"><text:tab/>Quan es va agafar amb la mà a la barana exterior va notar el fred que feia a fora. Un vent intens que li va gelar les galtes quan va sortir pel forat.</text:p>
      <text:p text:style-name="P9"><text:span text:style-name="T2"><text:tab/></text:span><text:span text:style-name="T22">La lluna il·luminava una mar moguda. Les dunes d'aigua que l'empaitaven la feien sentir insignificant. Intensificaven la idea que mai sortiria d'aquell embolic. Una bafanada d'aire humit va escopir-li a la cara.</text:span></text:p>
      <text:p text:style-name="P12"><text:tab/>Va tancar l'escotilla al seu darrera. A quatre grapes es va moure fins a la proa de l'embarcació. Des d'allà, asseguda amb els peus penjant per la borda va guaitar el que la rodejava. Estava en el mateix punt on dies abans un meteorit havia canviat el curs del Batten Bay. No hi havia cap rastre, a simple vista, de la violència que els havia acompanyat aquella nit. Podia estar en qualsevol altre punt de l'oceà que no en notaria la diferència.</text:p>
      <text:p text:style-name="P12"><text:tab/>Li va venir al cap l'Andreu, aquella nit l'havia trobat a punt de llençar-se al mar. Borratxo i perdut. Què podia haver portar algú a aquell greu de desesperació?</text:p>
      <text:p text:style-name="P12"><text:tab/>Aquella pregunta, veient on era, li va ressonar per dintre. Ella era la que havia arribat a un grau de desesperació similar. </text:p>
      <text:p text:style-name="P12"><text:tab/>No va poder contenir una onada de pena que li va pujar des de l'estomac. Va provar de contenir les llàgrimes però va explotar. Si no en sortia d'aquella era perquè havia emprés un viatge tant autodestructiu com el d'un noi post-adolescent perdut.</text:p>
      <text:p text:style-name="P12"><text:tab/>Es va fregar els ulls amb les mànigues de l'anorac. Això li va provocar que encara li piquessin més, com si l'ambient surés amb salt marina. Els va tancar durant uns instants. No podia parar de plorar, tot i que ja no era de pena, sinó perquè el llagrimal treballava sense descans per treure's de sobre tanta sal.</text:p>
      <text:p text:style-name="P12"><text:tab/>Que dies abans el Soyuz hagués caigut allà no volia dir res. Ara mateix podria estar tant lluny com el Batten Bay. Era un punt de sortida, sí, però, un laberint més complicat del que s'havia plantejat quan havia decidit emprendre aquella creuada. Els moviments de l'oceà el podia haver portar fins a les costes del Marroc potser. També podia estar, ja, reposant a més de cent metres de profunditat. </text:p>
      <text:p text:style-name="P12"><text:tab/>Inútil, va obrir els ulls vermells. Al davant hi tenia milions de gotes que dansaven a l'uníson. </text:p>
      <text:p text:style-name="P9"><text:span text:style-name="T2"><text:tab/></text:span><text:span text:style-name="T22">L'Olga potser seguia al llit de l'hospital Clínic. O potser era a casa. Va notar-se el dolor a la ferida del costat, adormida durant dies. No la tenia oberta, creia. Tampoc </text:span><text:soft-page-break/><text:span text:style-name="T22">tenia ganes d'aixecar-se l'anorac per veure si havia tacat, altre vegada, la samarreta bruta que portava a sota. Era una moléstia menor, un mal que anava i venia i que cada dia venia amb menys força. Es va tocar la ferida. Va notar la humitat de la supuració. Si que s'havia tornat a obrir. Segurament havia tornat a tacar la samarreta. D'alguna manera que la ferida seguís allà li donava esperança en que la Olga seguia també allà. Molt lluny. Però el vincle la feia sentir a prop.</text:span></text:p>
      <text:p text:style-name="P12"><text:tab/>L'estomac li va fer rum-rum. </text:p>
      <text:p text:style-name="P12"><text:tab/>No li quedava res per a menjar. Ni un mos. Hauria d'aprendre a subsistir només amb el poc líquid que li quedava. I pensar que la rodejava un dels ecosistemes més fèrtils de la terra. Amb tota mena de bestioles que li podien aportar allò que li feia falta. Només necessitava una manera d'accedir a elles. I amb la navalla que tenia al calaix i un rotllo de fil de cuca no en tindria prou.</text:p>
      <text:p text:style-name="P12"><text:tab/>El plor, que havia contingut, li va sortir altra vegada. Es va tapar amb les mans plenes de sal prorrogant tot allò que li havia passat minuts abans a una nova repetició. Minuts perduts al mig de l'oceà on necessitava estar per tenir de nou forces per moure's.</text:p>
      <text:p text:style-name="P12"><text:tab/>A sota els peus alguna cosa donava cops contra el casc de la barqueta. Es va eixugar com va poder les llàgrimes i, plegant el cos cap endavant, va treure el cap per la borda. Una boia, amb el cap tallat havia sentit la necessitat d'acostar-se cap a ella. Va estirar-se i vigilant no caure al mar, va allargar el braç fins a rosar amb la punta dels dits la superfície relliscosa de plàstic. Va provar d'arreplegar-la una i altra vegada, fins que finalment un cop de sort la va ajudar a aferrar-se al cap de corda desfeta. Era petita, de color blanc, amb un casquet blau. No semblava particularment feta servir, com si les seves peripècies en el mar haguéssin acabat de començar. Va buscar una marca que identifiqués qui era el propietari. Era, però, una boia massa genèrica, no tenia cap mena de tret característic que fes pensar d'on venia.</text:p>
      <text:p text:style-name="P9"><text:span text:style-name="T2"><text:tab/></text:span><text:span text:style-name="T22">Va fer una llambregada, estirada com estava, a la barana de la barqueta, resseguint les diferents defenses que, lligades a aquesta, reposaven igual que ella, de panxa cap amunt. Eren molt semblants a la que tenia entre les mans. Hi havia, però, una diferència clara: el casquet. Les seves eren d'un vermell granatós. Tampoc no donava la sensació que s'hagués desprès de la seva barana: totes eren al seu lloc.</text:span></text:p>
      <text:p text:style-name="P12"><text:tab/>Podia ser del Soyuz, o de la barqueta que havien utilitzat aquella nit per treure l'astronauta de l'aigua. Podia. S'havia de contentar amb la possibilitat. Sense cap manera de tenir-ho a ciència certa. En tot cas era una pista cosa que li feia sentir que potser encara hi havia alguna esperança.</text:p>
      <text:p text:style-name="P12"><text:soft-page-break/><text:tab/>Va baixar, altra vegada a dins, on hi tenia el radar. Era petit i pensat per no abarcava grans distàncies, però seria suficient per un objecte tant gran com un Soyuz.</text:p>
      <text:p text:style-name="P12"><text:tab/>Per sort, havia agafat del Batten Bay, el bot més sofisticat de la coberta. L'únic amb aquell tipus de navegació. Si la resta de companys havien d'abandonar el vaixell ho farien amb bots de plàstic i una teulada de borrasquer. Alguns tindrien motor i alguns anirien a rems, deixats anar de la mà de Déu.</text:p>
      <text:p text:style-name="P12"><text:tab/>Va encendre'l. Va donar alguns copets per a que la imatge tornés en si. Després, va regular els efectes de l'aparell per detectar qualsevol objecte gran que pogués assemblar-se a un gran cono metàl·lic vingut de l'estratosfera. Va passar un drap per sobre el tamboret, que havia quedat xop degut al seu anorac. S'hi va asseure i va perdre la mirada en aquella pantalleta que no deixava d'emetre, en dos colors, una ona que l'escombrava de baix cap amunt.</text:p>
      <text:p text:style-name="P9"><text:span text:style-name="T2"><text:tab/></text:span><text:span text:style-name="T22">No poder resistir-se a fer, de nou, un glop a l'ampolla d'aigua que cada vegada escassejava més. Ho va fer sense treure la vista de l'aparell, no fos cas que en els segons que estigués bevent perdés una pista bàsica pel seu camí de retorn a casa.</text:span></text:p>
      <text:p text:style-name="P12"><text:tab/>Tenia la mirada fixa en l'esfera del radar. La línia que marcava el rastreig donava voltes de manera hipnotitzant. Els ulls li pesaven i es va ajudar dels braços, arrepenjats a sobre el timó, per tal d'aguantar-se el cap. Va badallar unes quantes vegades. </text:p>
      <text:p text:style-name="P12"><text:tab/>Quan va caure adormida el cap li va fer tal estrebada que els braços no la van poder aguantar i va picar amb el front contra el timó. El cop la va deixar trasbalsada durant uns instants on va lluitar per no perdre l'equilibri. Renegava però no podia culpar a ningú d'aquell incident fruit del cansament. </text:p>
      <text:p text:style-name="P9"><text:span text:style-name="T2"><text:tab/></text:span><text:span text:style-name="T22">Es va ajeure al terra fred i va arrepenjar l'esquena contra la paret metàl·lica. Abans però, va pujar el volum del radar fins a tal nivell que la mínima cosa sonaria estridentment per tot el vaixell. </text:span></text:p>
      <text:p text:style-name="P12"><text:tab/>Es va notar com se li estava formant un bon nyanyo en el punt de l'impacte. De sang, per sort, no n'hi havia per enlloc. La cosa podria haver estat pitjor. Necessitava descansar. Va tancar els ulls i amb la imatge al cap del radar donant voltes, es va deixar emportar per la son.</text:p>
      <text:p text:style-name="P12"><text:tab/>Quan va obrir els ulls potser havien passat cinc minuts, però per la finestreta de proa li entrava un raig de llum de mitja tarda. Va badallar. Després es va aixecar per veure si hi havia algun canvi en el radar. La pantalla estava parada. Un sensació freda li va recòrrer el cos. Potser havia perdut l'oportunitat, per culpa d'estar massa cansada, de sortir-se'n de tot aquell embolic. </text:p>
      <text:p text:style-name="P9"><text:span text:style-name="T2"><text:tab/></text:span><text:span text:style-name="T22">Va prémer el botó de manera insistent. Encendre i apagar. Desesperada per la </text:span><text:soft-page-break/><text:span text:style-name="T22">tensió se'n va adonar que l'aparell no responia de cap manera. Li va donar copets i després cops amb violència mentre li demanava, cada vegada més fort, que s'encengués. Li va sortir un crit afònic, després, de nou, un glop d'aigua per treure's la sensació de cordes trencades que li havia deixat. L'estomac, amb un sonor rum-rum, li va recordar que també tenia gana.</text:span></text:p>
      <text:p text:style-name="P12"><text:tab/>Enfurismada es va ajupir dins l'armariet que hi havia sota els panell de navegació. Va remenar les quatre llaunes de benzina que hi havia buscant l'última gota. La va trobar. Un dit que en aquell moment era més preuat que l'or.</text:p>
      <text:p text:style-name="P9"><text:span text:style-name="T2"><text:tab/></text:span><text:span text:style-name="T22">La va abocar al diposit i tant ràpid com va poder, com si tingués por que s'escolés per una fuita inexistent en el cas, va córrer cap al volant, on va iniciar la marxa. El radar seguia parat, potser fregit per dins. Com que no tenia cap direcció a la que anar, moguda per un impuls intern, va triar una direcció i va moure la palanca per agafar el màxim de velocitat.</text:span></text:p>
      <text:p text:style-name="P12"><text:tab/>No portava ni dos minuts navegant que una forta estrebada <text:s/>la va fer caure pel passadís de butaques buit. Amb el cap va picar contra el marge d'una bancada. Es va palpar la cella, d'on rajava un broll de sang continua. Es va pressionar amb la màniga del jersei mentre s'aixecava. </text:p>
      <text:p text:style-name="P12"><text:tab/>Va tornar al timó i va estirar tant fort com la barqueta podia. Alguna cosa no anava bé ja que no es movia del lloc on era. Mirava a fora, per la minúscula finestra i res: seguia al mateix punt de l'oceà per molt impuls que li posés, com si alguna cosa la mantingués subjecte i no la deixés escapar.</text:p>
      <text:p text:style-name="P12"><text:tab/>Estrebada darrera estrebada se sentia com un gos lligat que té ganes de bordar. </text:p>
      <text:p text:style-name="P12"><text:tab/>Va parar el motor, es va tornar a posar l'anorac i va obrir l'escotilla. A fora el sol era a l'horitzó, amb ganes de descansar. El mar era il·luminat per una llum rogent que la va deixar estorada. Durant uns instants se li va formar una somriure a la boca. Va recordar la primera vegada que va veure una cosa així. Havia estat en el seu tercer viatge de pràctiques, en aquella ocasió tota la tripulació havia sortit a la coberta d'estribord a compartir una cervesa mentre el sol es ponia. Se li havia acostat un vell enginyer, el qual ja no recordava el nom i li havia deixat anar allò de: per això estem aquí. Un espectacle de colors incomparable amb res.</text:p>
      <text:p text:style-name="P9"><text:span text:style-name="T22"><text:tab/>L'alegria no li va durar gaire però, estava en una situació limit. Ja pensaria en aquell dia quan tot hagués acabat i tornés a estar al costat de l'Olga, a Barcelona.</text:span><text:span text:style-name="T2"> </text:span><text:span text:style-name="T22">En aquell moment es va sentir més sola encara. Va arraulir-se com un puny tancat. S'abraçava les cames amb força. Ningú l'aniria a buscar.</text:span></text:p>
      <text:p text:style-name="P12"><text:tab/>Si volia sortir d'aquella situació només ella en podia fer alguna cosa. Igual que <text:soft-page-break/>quan havia pres la decisió de deixar el Batten Bay. Va pensar en què podia fer. Alguna cosa l'atrapava des del fons de l'oceà. Però què? Era el final del dia, la llum del sol l'il·luminava en aquell racó de la barqueta. Podia sentir l'escalfor que emanava sobre la seva pell. El mar era com ella. Una gran manta ataronjada que es movia sutilment amb les bafanades del vent.</text:p>
      <text:p text:style-name="P12"><text:tab/>Es podia tractar d'una xarxa, potser restes del naufràgi o bé els tentacles d'un monstre tret dels inferns de Lovecraft. Va acostar-se a la popa, traient el cap fins on va poder, per discernir si podia veure el que la tenia allà parada. Tot i la vermellor de l'entorn i l'aparent translucidesa de l'aigua li resultava impossible discernir què l'havia atrapat. Només hi havia una manera de comprovar-ho.</text:p>
      <text:p text:style-name="P12"><text:tab/>Es va despullar tremolant amb la pell de gallina. La roba, plegada, la va deixar al damunt del tamboret. Va agafar el drap de la taula de comandaments. Era brut de grassa seca, cosa que el convertia en paper de vidre que li rasparia la pell. Però la millor tovallola que va trobar sense humitejar més del compte la única roba que tenia.</text:p>
      <text:p text:style-name="P9"><text:span text:style-name="T2"><text:tab/></text:span><text:span text:style-name="T22">Es va encuirassar de valor i va tornar a remuntar l'escala. La mandíbula li cruixia. Descalça es va apropar a la proa, on va deslligar a un cap. Se'l va passar al voltant de la cintura nua i en va fer un nuc. Va comprovar, tibant fortament, que aquesta no es deslligava per l'altra banda.</text:span></text:p>
      <text:p text:style-name="P9"><text:span text:style-name="T2"><text:tab/></text:span><text:span text:style-name="T22">Es tiraria per la popa, el punt on podria revisar què li passava a l'hèlice encallada. Va respirar profundament. Al acabar un calfred li va recòrrer el cos. Tenia les ungles de color blau. Lamentava haver pensat en el mosntre de Chutulu, Va tancar els ulls i va fer un saltiró cap aquell pou de glaç.</text:span></text:p>
      <text:p text:style-name="P12"><text:tab/>Envoltada per un núvol de bombolles es va submergir sencera. Intentava no pensar en els cent ganivets que sentia que se li clavaven a la pell. Afilats i cruels.</text:p>
      <text:p text:style-name="P12"><text:tab/>Va sortir per agafar aire i es va alegrar del mins escalf dels últims rajos de sol a la superfície. El contrast era tal que de les galtes n'emanava un bri de vapor. No podria estar massa estona dins l'aigua o agafaria una hipotèrmia. Així que va agafar tot l'aire que va poder i es va tornar a submergir.</text:p>
      <text:p text:style-name="P12"><text:tab/>Amb els peus per amunt i el cap per avall es va ajudar de les mans per resseguir el contorn del casc fins arribar a l'hèlix que l'impulsava. La va trobar massa aspre, com si alguna cosa se li hagués menjat el metall. Podria tractar-se d'una corda o xarxa que se li havia entortolligat. El que li va semblar estrany era la mobilitat que tenia el suport d'aquesta. Semblava que podia girar en totes direccions, com si el timó que la dirigia s'hagués sortit del seu eix amb alguna de les estrebades. Allò sí que eren males noticies.</text:p>
      <text:p text:style-name="P12"><text:soft-page-break/><text:tab/>Havia d'agafar aire, ja tindria una següent oportunitat per baixar a desbloquejar el mecanisme. Al pujar, però, quan només li quedava un pam per arribar a la superfície i es desprenia de tot l'aire que li quedava als pulmons, es va sentir privada de la seva preuada arribada a dalt. Alguna cosa, allà baix, la matenia lligada. La desesperació es va apoderar d'ella. Estava morta, va pensar. Es moria com un gos espantat, donant batzegades i cops, contra l'aigua, contra el casc, amb mans i peus. Clavava les ungles <text:s/>a l'aigua, amb força, per tal d'escalar com fos aquell mur infranquejable. Sentia els batecs del cor ressonant-li a la gola. També als ulls, que oberts com a taronges, s'injectaven en sang. </text:p>
      <text:p text:style-name="P9"><text:span text:style-name="T2"><text:tab/></text:span><text:span text:style-name="T22">Cada vegada menys conscient va topar amb el peu amb una corda que la mantenia unida a la barca. Era la mateix que d'alguna manera anava avall enlloc d'amunt i la mantenia presonera per la cintura. Es va deslligar i va ser capaç de tornar a respirar. Va agafar aire amb ansies. Va tossir i va tornar a agafar aire. Havia estat massa a prop.</text:span></text:p>
      <text:p text:style-name="P9"><text:span text:style-name="T2"><text:tab/></text:span><text:span text:style-name="T22">Amb l'espant al cos va saltar cap a la barca. Es va arrossegar fins a l'escotilla i va entrar al que començava a semblar el seu sepulcre. Va baixar com va poder. Tenia els braços adolorits. Les cames mortes. No podia parar de tossir, ja no sabia si del casi ofegament o del fred que havia passat. </text:span></text:p>
      <text:p text:style-name="P12"><text:tab/>Quan va arribar a l'interior de la barca es va estirar a terra. Va portar-se les cames al cos, encongint-se en una posició fetal. Tremolosa i espantada. Si no aconseguia reunir el valor suficient per tornar a entrar a l'aigua es quedaria allà. Ja no tenia menjar i l'aigua tampoc li duraria. Es moria. Si un cop de sort no la treia d'aquell embolic la realitat se la menjaria i no tornaria a veure mai més a la seva germana. Tampoc a l'Oriol. Ni a ningú que havia conegut mai. El seu cos no seria enterrat, segurament tampoc recordat per ningú. Un cas més de desaparició que, sense més explicació s'esfumava del món com la mosca que cau morta al mig del menjador i un escombra se l'emporta sense ser conscient de la vida que desapareix. Ella. Moriria.</text:p>
      <text:p text:style-name="P12"><text:tab/>Ja havia d'acceptar que aquella barca seria la seva trampa mortal. Llavors estaria en pau. En aquell moment, però, només tenia ganes de plorar.</text:p>
      <text:p text:style-name="P12"><text:tab/>I al dit del peu gros va notar que el terra era moll. Poc després va notar el mateix a l'alçada del genoll. Va obrir els ulls i va provar d'aclarar-se les llàgrimes. A l'extrem de popa de la barca hi havia un dit d'aigua que formava una platja amb la zona on ella era estirada. Poc a poc, l'aigua anava acostant-se a ella, guanyant en alçada i quantitat. No entenia per on estava entrant l'aigua però la fi ja havia començat.</text:p>
      <text:p text:style-name="P15"><text:tab/></text:p>
      <text:p text:style-name="P7"><text:soft-page-break/></text:p>
      <text:p text:style-name="P13"/>
      <text:p text:style-name="P13"/>
      <text:p text:style-name="P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svg:font-family="Arial"/>
    <style:font-face style:name="Times" svg:font-family="Times"/>
    <style:font-face style:name="Times New Roman" svg:font-family="'Times New Roman'"/>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Times" fo:font-size="12pt" fo:language="none" fo:country="none" style:font-name-asian="Tahoma"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none" fo:country="none" style:font-name-asian="Tahoma" style:font-size-asian="12pt" style:language-asian="none" style:country-asian="none" style:font-name-complex="Tahoma" style:font-size-complex="12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generator>LibreOffice/6.3.3.2$MacOSX_X86_64 LibreOffice_project/a64200df03143b798afd1ec74a12ab50359878ed</meta:generator>
    <dc:date>2020-01-13T17:58:44.353156000</dc:date>
    <meta:editing-duration>PT1H40M9S</meta:editing-duration>
    <meta:editing-cycles>13</meta:editing-cycles>
    <meta:document-statistic meta:table-count="0" meta:image-count="0" meta:object-count="0" meta:page-count="91" meta:paragraph-count="764" meta:word-count="39247" meta:character-count="217018" meta:non-whitespace-character-count="177643"/>
  </office:meta>
</office:document-meta>
</file>